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08 SC3" svg:font-family="'EB Garamond 08 SC'" style:font-pitch="variable"/>
    <style:font-face style:name="EB Garamond 08 SC2" svg:font-family="'EB Garamond 08 SC'" style:font-adornments="08 SC Regular" style:font-pitch="variable"/>
    <style:font-face style:name="Latin Modern Math1" svg:font-family="'Latin Modern Math'" style:font-pitch="variable"/>
    <style:font-face style:name="Latin Modern Math" svg:font-family="'Latin Modern Math'" style:font-adornments="08 SC Regular" style:font-pitch="variable"/>
    <style:font-face style:name="EB Garamond 08 SC" svg:font-family="'EB Garamond 08 SC'" style:font-family-generic="roman" style:font-pitch="variable"/>
    <style:font-face style:name="EB Garamond 08 SC1" svg:font-family="'EB Garamond 08 SC'" style:font-adornments="08 SC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08 SC Regular" style:font-family-generic="swiss" style:font-pitch="variable"/>
    <style:font-face style:name="EB Garamond 08 SC4" svg:font-family="'EB Garamond 08 SC'" style:font-adornments="08 SC 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13cm" fo:min-width="2.1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.408cm"/>
    </style:style>
    <style:style style:name="gr3" style:family="graphic" style:parent-style-name="standard">
      <style:graphic-properties draw:textarea-horizontal-align="justify" draw:textarea-vertical-align="middle" draw:auto-grow-height="false" fo:min-height="2.113cm" fo:min-width="2.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3cm" fo:min-width="0.5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4cm" fo:min-width="0.553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2.141cm" fo:min-width="0.7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.3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2.139cm" fo:min-width="0.7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3cm" fo:min-width="0.3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.43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cm" fo:min-width="0.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.9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.9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.65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1.6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92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9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0.6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1.6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4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49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94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5cm" fo:min-width="0.31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.921cm"/>
    </style:style>
    <style:style style:name="gr31" style:family="graphic" style:parent-style-name="standard">
      <style:graphic-properties draw:textarea-horizontal-align="justify" draw:textarea-vertical-align="middle" draw:auto-grow-height="false" fo:min-height="2.141cm" fo:min-width="0cm"/>
    </style:style>
    <style:style style:name="gr32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.75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37cm"/>
    </style:style>
    <style:style style:name="gr3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2.129cm" fo:min-width="2.169cm"/>
    </style:style>
    <style:style style:name="gr37" style:family="graphic" style:parent-style-name="standard">
      <style:graphic-properties draw:textarea-horizontal-align="justify" draw:textarea-vertical-align="middle" draw:auto-grow-height="false" fo:min-height="2.128cm" fo:min-width="2.17cm"/>
    </style:style>
    <style:style style:name="gr3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0.99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502cm"/>
    </style:style>
    <style:style style:name="gr41" style:family="graphic" style:parent-style-name="standard">
      <style:graphic-properties draw:textarea-horizontal-align="justify" draw:textarea-vertical-align="middle" draw:auto-grow-height="false" fo:min-height="1.555cm" fo:min-width="1.32cm"/>
    </style:style>
    <style:style style:name="gr42" style:family="graphic" style:parent-style-name="standard">
      <style:graphic-properties draw:textarea-horizontal-align="justify" draw:textarea-vertical-align="middle" draw:auto-grow-height="false" fo:min-height="1.556cm" fo:min-width="1.3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.493cm"/>
    </style:style>
    <style:style style:name="gr44" style:family="graphic" style:parent-style-name="standard">
      <style:graphic-properties svg:stroke-color="#ff9999" draw:fill="none" draw:textarea-vertical-align="middle" draw:auto-grow-height="false" fo:min-height="11.909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05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05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71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704cm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8cm" fo:min-width="0.92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57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84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4.96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4.67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57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59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823cm"/>
    </style:style>
    <style:style style:name="gr59" style:family="graphic" style:parent-style-name="standard">
      <style:graphic-properties draw:stroke="none" svg:stroke-color="#000000" draw:fill="none" draw:fill-color="#ffffff" fo:min-height="0.597cm"/>
    </style:style>
    <style:style style:name="gr60" style:family="graphic" style:parent-style-name="standard">
      <style:graphic-properties draw:stroke="none" svg:stroke-color="#000000" draw:fill="none" draw:fill-color="#ffffff" fo:min-height="0.895cm"/>
    </style:style>
    <style:style style:name="gr61" style:family="graphic" style:parent-style-name="standard">
      <style:graphic-properties draw:stroke="none" svg:stroke-color="#000000" draw:fill="none" draw:fill-color="#ffffff" fo:min-height="0.766cm"/>
    </style:style>
    <style:style style:name="gr62" style:family="graphic" style:parent-style-name="standard">
      <style:graphic-properties draw:stroke="none" svg:stroke-color="#000000" draw:fill="none" draw:fill-color="#ffffff" fo:min-height="0.876cm"/>
    </style:style>
    <style:style style:name="gr63" style:family="graphic" style:parent-style-name="standard">
      <style:graphic-properties draw:stroke="none" svg:stroke-color="#000000" draw:fill="none" draw:fill-color="#ffffff" fo:min-height="0.765cm"/>
    </style:style>
    <style:style style:name="gr64" style:family="graphic" style:parent-style-name="standard">
      <style:graphic-properties draw:stroke="none" svg:stroke-color="#000000" draw:fill="none" draw:fill-color="#ffffff" fo:min-height="0.767cm"/>
    </style:style>
    <style:style style:name="gr65" style:family="graphic" style:parent-style-name="standard">
      <style:graphic-properties draw:fill="none" draw:textarea-vertical-align="middle" draw:auto-grow-height="false" fo:min-height="1.846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6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72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84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75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77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97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87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1.17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46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73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7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94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1.145cm"/>
    </style:style>
    <style:style style:name="gr81" style:family="graphic" style:parent-style-name="standard">
      <style:graphic-properties draw:fill="none" draw:textarea-vertical-align="middle" draw:auto-grow-height="false" fo:min-height="2.262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9cm" fo:min-width="0.6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4cm" fo:min-width="0.76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5cm" fo:min-width="0cm"/>
    </style:style>
    <style:style style:name="gr85" style:family="graphic" style:parent-style-name="standard">
      <style:graphic-properties draw:fill="none" draw:textarea-vertical-align="middle" draw:auto-grow-height="false" fo:min-height="0.45cm" fo:min-width="0cm"/>
    </style:style>
    <style:style style:name="gr86" style:family="graphic" style:parent-style-name="standard">
      <style:graphic-properties draw:fill="none" draw:textarea-vertical-align="middle" draw:auto-grow-height="false" fo:min-height="0.512cm" fo:min-width="0cm"/>
    </style:style>
    <style:style style:name="gr87" style:family="graphic" style:parent-style-name="standard">
      <style:graphic-properties draw:stroke="none" svg:stroke-color="#000000" draw:fill="none" draw:fill-color="#ffffff" fo:min-height="0.918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0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263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2.034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759cm"/>
    </style:style>
    <style:style style:name="gr92" style:family="graphic" style:parent-style-name="standard">
      <style:graphic-properties draw:fill="none" draw:textarea-vertical-align="middle" draw:auto-grow-height="false" fo:min-height="3.584cm" fo:min-width="0cm"/>
    </style:style>
    <style:style style:name="gr93" style:family="graphic" style:parent-style-name="standard">
      <style:graphic-properties draw:fill="none" draw:textarea-vertical-align="middle" draw:auto-grow-height="false" fo:min-height="3.18cm" fo:min-width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54cm"/>
    </style:style>
    <style:style style:name="gr95" style:family="graphic" style:parent-style-name="standard">
      <style:graphic-properties draw:fill="none" draw:textarea-vertical-align="middle" draw:auto-grow-height="false" fo:min-height="15.64cm" fo:min-width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421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36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353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54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32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524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4.358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9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EB Garamond 08 SC3" fo:font-size="11pt" fo:font-weight="bold" style:font-size-asian="14pt" style:font-size-complex="14pt"/>
    </style:style>
    <style:style style:name="P8" style:family="paragraph">
      <loext:graphic-properties draw:fill="none" draw:fill-color="#ffffff"/>
      <style:text-properties style:font-name="EB Garamond 08 SC3" fo:font-size="13pt" fo:font-weight="bold" style:font-size-asian="16pt" style:font-size-complex="16pt"/>
    </style:style>
    <style:style style:name="P9" style:family="paragraph">
      <style:paragraph-properties fo:text-align="center"/>
      <style:text-properties style:font-name="EB Garamond 08 SC3"/>
    </style:style>
    <style:style style:name="P10" style:family="paragraph">
      <loext:graphic-properties draw:fill="none" draw:fill-color="#ffffff"/>
      <style:text-properties style:font-name="EB Garamond 08 SC3"/>
    </style:style>
    <style:style style:name="P11" style:family="paragraph">
      <loext:graphic-properties draw:fill="none" draw:fill-color="#ffffff"/>
      <style:text-properties style:font-name="EB Garamond 08 SC3" fo:font-size="13pt" style:font-size-asian="16pt" style:font-size-complex="16pt"/>
    </style:style>
    <style:style style:name="P12" style:family="paragraph">
      <loext:graphic-properties draw:fill="solid" draw:fill-color="#729fcf"/>
      <style:paragraph-properties fo:text-align="center"/>
      <style:text-properties style:font-name="EB Garamond 08 SC3"/>
    </style:style>
    <style:style style:name="P13" style:family="paragraph">
      <loext:graphic-properties draw:fill="none"/>
      <style:paragraph-properties fo:text-align="center"/>
      <style:text-properties style:font-name="EB Garamond 08 SC3"/>
    </style:style>
    <style:style style:name="P14" style:family="paragraph">
      <loext:graphic-properties draw:fill="none" draw:fill-color="#ffffff"/>
      <style:text-properties style:font-name="Arial1" fo:font-size="11pt" fo:font-weight="bold" style:font-size-asian="14pt" style:font-size-complex="14pt"/>
    </style:style>
    <style:style style:name="P15" style:family="paragraph">
      <style:paragraph-properties fo:text-align="end"/>
      <style:text-properties fo:font-weight="normal"/>
    </style:style>
    <style:style style:name="P16" style:family="paragraph">
      <loext:graphic-properties draw:fill="none" draw:fill-color="#ffffff"/>
      <style:paragraph-properties fo:text-align="end"/>
      <style:text-properties fo:font-weight="normal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center"/>
      <style:text-properties fo:font-weight="normal"/>
    </style:style>
    <style:style style:name="P19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text-properties style:font-name="EB Garamond 08 SC3" fo:font-size="12pt" fo:font-weight="bold" style:font-size-asian="15pt" style:font-size-complex="15pt"/>
    </style:style>
    <style:style style:name="P22" style:family="paragraph">
      <loext:graphic-properties draw:fill="none" draw:fill-color="#ffffff"/>
      <style:text-properties fo:font-size="8pt" fo:font-weight="bold" style:font-size-asian="9pt" style:font-size-complex="9pt"/>
    </style:style>
    <style:style style:name="P23" style:family="paragraph">
      <loext:graphic-properties draw:fill="none" draw:fill-color="#ffffff"/>
      <style:text-properties fo:font-size="7pt" fo:font-weight="bold" style:font-size-asian="8pt" style:font-size-complex="8pt"/>
    </style:style>
    <style:style style:name="P24" style:family="paragraph">
      <loext:graphic-properties draw:fill="none" draw:fill-color="#ffffff"/>
      <style:text-properties fo:font-size="7pt" fo:font-weight="bold" style:font-size-asian="6pt" style:font-size-complex="6pt"/>
    </style:style>
    <style:style style:name="P25" style:family="paragraph">
      <loext:graphic-properties draw:fill="none" draw:fill-color="#ffffff"/>
      <style:text-properties fo:font-size="7pt" fo:font-weight="bold" style:font-size-asian="3.59999990463257pt" style:font-size-complex="3.59999990463257pt"/>
    </style:style>
    <style:style style:name="P26" style:family="paragraph">
      <loext:graphic-properties draw:fill="none" draw:fill-color="#ffffff"/>
      <style:text-properties fo:font-size="7pt" fo:font-weight="bold" style:font-size-asian="7pt" style:font-size-complex="7pt"/>
    </style:style>
    <style:style style:name="P27" style:family="paragraph">
      <loext:graphic-properties draw:fill="none" draw:fill-color="#ffffff"/>
      <style:text-properties fo:font-size="6pt" fo:font-weight="bold" style:font-size-asian="9pt" style:font-size-complex="9pt"/>
    </style:style>
    <style:style style:name="P28" style:family="paragraph">
      <loext:graphic-properties draw:fill="none" draw:fill-color="#ffffff"/>
      <style:text-properties fo:font-size="4.40000009536743pt" fo:font-weight="bold" style:font-size-asian="7pt" style:font-size-complex="7pt"/>
    </style:style>
    <style:style style:name="P29" style:family="paragraph">
      <loext:graphic-properties draw:fill="none"/>
      <style:paragraph-properties fo:text-align="center"/>
      <style:text-properties fo:font-size="18pt" style:font-size-asian="24pt" style:font-size-complex="24pt"/>
    </style:style>
    <style:style style:name="P30" style:family="paragraph">
      <loext:graphic-properties draw:fill="none" draw:fill-color="#ffffff"/>
      <style:text-properties fo:font-size="13pt" style:font-size-asian="16pt" style:font-size-complex="16pt"/>
    </style:style>
    <style:style style:name="P31" style:family="paragraph">
      <loext:graphic-properties draw:fill="none" draw:fill-color="#ffffff"/>
      <style:text-properties fo:font-size="15pt" style:font-size-asian="20pt" style:font-size-complex="20pt"/>
    </style:style>
    <style:style style:name="P32" style:family="paragraph">
      <loext:graphic-properties draw:fill="none" draw:fill-color="#ffffff"/>
      <style:text-properties fo:font-size="14pt" style:font-size-asian="18pt" style:font-size-complex="18pt"/>
    </style:style>
    <style:style style:name="P33" style:family="paragraph">
      <loext:graphic-properties draw:fill="none" draw:fill-color="#ffffff"/>
      <style:text-properties style:font-name="Latin Modern Math1" fo:font-size="18pt" fo:font-weight="bold" style:font-size-asian="24pt" style:font-size-complex="24pt"/>
    </style:style>
    <style:style style:name="P34" style:family="paragraph">
      <loext:graphic-properties draw:fill="none" draw:fill-color="#ffffff"/>
      <style:text-properties style:font-name="Latin Modern Math1" fo:font-size="7pt" style:font-size-asian="7pt" style:font-size-complex="7pt"/>
    </style:style>
    <style:style style:name="P35" style:family="paragraph">
      <loext:graphic-properties draw:fill="none" draw:fill-color="#ffffff"/>
      <style:text-properties fo:font-weight="bold"/>
    </style:style>
    <style:style style:name="T1" style:family="text">
      <style:text-properties style:text-position="-33% 58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fo:font-size="10pt" style:font-size-asian="12pt" style:font-size-complex="12pt"/>
    </style:style>
    <style:style style:name="T5" style:family="text">
      <style:text-properties style:text-position="-33% 58%" fo:font-size="10pt" style:font-size-asian="12pt" style:font-size-complex="12pt"/>
    </style:style>
    <style:style style:name="T6" style:family="text">
      <style:text-properties style:font-name="EB Garamond 08 SC3" fo:font-size="11pt" fo:font-weight="bold" style:font-size-asian="14pt" style:font-size-complex="14pt"/>
    </style:style>
    <style:style style:name="T7" style:family="text">
      <style:text-properties style:font-name="EB Garamond 08 SC3" fo:font-size="13pt" fo:font-weight="bold" style:font-size-asian="16pt" style:font-size-complex="16pt"/>
    </style:style>
    <style:style style:name="T8" style:family="text">
      <style:text-properties style:text-position="-33% 58%" style:font-name="EB Garamond 08 SC3" fo:font-size="13pt" fo:font-weight="bold" style:font-size-asian="16pt" style:font-size-complex="16pt"/>
    </style:style>
    <style:style style:name="T9" style:family="text">
      <style:text-properties style:text-position="33% 58%" style:font-name="EB Garamond 08 SC3" fo:font-size="13pt" fo:font-weight="bold" style:font-size-asian="16pt" style:font-size-complex="16pt"/>
    </style:style>
    <style:style style:name="T10" style:family="text">
      <style:text-properties style:font-name="EB Garamond 08 SC3"/>
    </style:style>
    <style:style style:name="T11" style:family="text">
      <style:text-properties style:text-position="-33% 58%" style:font-name="EB Garamond 08 SC3"/>
    </style:style>
    <style:style style:name="T12" style:family="text">
      <style:text-properties style:font-name="EB Garamond 08 SC3" fo:font-size="13pt" style:font-size-asian="16pt" style:font-size-complex="16pt"/>
    </style:style>
    <style:style style:name="T13" style:family="text">
      <style:text-properties style:text-position="-33% 58%" style:font-name="EB Garamond 08 SC3" fo:font-size="13pt" style:font-size-asian="16pt" style:font-size-complex="16pt"/>
    </style:style>
    <style:style style:name="T14" style:family="text">
      <style:text-properties style:text-position="-33% 58%" style:font-name="EB Garamond 08 SC3" fo:font-size="11pt" fo:font-weight="bold" style:font-size-asian="14pt" style:font-size-complex="14pt"/>
    </style:style>
    <style:style style:name="T15" style:family="text">
      <style:text-properties style:text-position="33% 58%" style:font-name="EB Garamond 08 SC3" fo:font-size="11pt" fo:font-weight="bold" style:font-size-asian="14pt" style:font-size-complex="14pt"/>
    </style:style>
    <style:style style:name="T16" style:family="text">
      <style:text-properties style:text-position="0% 100%" style:font-name="EB Garamond 08 SC3" fo:font-size="11pt" fo:font-weight="bold" style:font-size-asian="14pt" style:font-size-complex="14pt"/>
    </style:style>
    <style:style style:name="T17" style:family="text">
      <style:text-properties style:font-name="Arial1" fo:font-size="11pt" fo:font-weight="bold" style:font-size-asian="14pt" style:font-size-complex="14pt"/>
    </style:style>
    <style:style style:name="T18" style:family="text">
      <style:text-properties style:text-position="-33% 58%" style:font-name="Arial1" fo:font-size="11pt" fo:font-weight="bold" style:font-size-asian="14pt" style:font-size-complex="14pt"/>
    </style:style>
    <style:style style:name="T19" style:family="text">
      <style:text-properties style:text-position="33% 58%" style:font-name="Arial1" fo:font-size="11pt" fo:font-weight="bold" style:font-size-asian="14pt" style:font-size-complex="14pt"/>
    </style:style>
    <style:style style:name="T20" style:family="text">
      <style:text-properties fo:font-weight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EB Garamond 08 SC3" fo:font-size="12pt" fo:font-weight="bold" style:font-size-asian="15pt" style:font-size-complex="15pt"/>
    </style:style>
    <style:style style:name="T23" style:family="text">
      <style:text-properties style:text-position="33% 58%" style:font-name="EB Garamond 08 SC3" fo:font-size="12pt" fo:font-weight="bold" style:font-size-asian="15pt" style:font-size-complex="15pt"/>
    </style:style>
    <style:style style:name="T24" style:family="text">
      <style:text-properties style:text-position="-33% 58%" style:font-name="EB Garamond 08 SC3" fo:font-size="12pt" fo:font-weight="bold" style:font-size-asian="15pt" style:font-size-complex="15pt"/>
    </style:style>
    <style:style style:name="T25" style:family="text">
      <style:text-properties style:text-position="0% 100%" style:font-name="EB Garamond 08 SC3" fo:font-size="13pt" fo:font-weight="bold" style:font-size-asian="16pt" style:font-size-complex="16pt"/>
    </style:style>
    <style:style style:name="T26" style:family="text">
      <style:text-properties fo:font-size="8pt" fo:font-weight="bold" style:font-size-asian="9pt" style:font-size-complex="9pt"/>
    </style:style>
    <style:style style:name="T27" style:family="text">
      <style:text-properties style:text-position="-33% 58%" fo:font-size="8pt" fo:font-weight="bold" style:font-size-asian="9pt" style:font-size-complex="9pt"/>
    </style:style>
    <style:style style:name="T28" style:family="text">
      <style:text-properties fo:font-size="7pt" fo:font-weight="bold" style:font-size-asian="8pt" style:font-size-complex="8pt"/>
    </style:style>
    <style:style style:name="T29" style:family="text">
      <style:text-properties style:text-position="-33% 58%" fo:font-size="7pt" fo:font-weight="bold" style:font-size-asian="8pt" style:font-size-complex="8pt"/>
    </style:style>
    <style:style style:name="T30" style:family="text">
      <style:text-properties fo:font-size="7pt" fo:font-weight="bold" style:font-size-asian="6pt" style:font-size-complex="6pt"/>
    </style:style>
    <style:style style:name="T31" style:family="text">
      <style:text-properties style:text-position="-33% 58%" fo:font-size="7pt" fo:font-weight="bold" style:font-size-asian="6pt" style:font-size-complex="6pt"/>
    </style:style>
    <style:style style:name="T32" style:family="text">
      <style:text-properties fo:font-size="7pt" fo:font-weight="bold" style:font-size-asian="3.59999990463257pt" style:font-size-complex="3.59999990463257pt"/>
    </style:style>
    <style:style style:name="T33" style:family="text">
      <style:text-properties style:text-position="-33% 58%" fo:font-size="7pt" fo:font-weight="bold" style:font-size-asian="3.59999990463257pt" style:font-size-complex="3.59999990463257pt"/>
    </style:style>
    <style:style style:name="T34" style:family="text">
      <style:text-properties fo:font-size="7pt" fo:font-weight="bold" style:font-size-asian="7pt" style:font-size-complex="7pt"/>
    </style:style>
    <style:style style:name="T35" style:family="text">
      <style:text-properties style:text-position="-33% 58%" fo:font-size="7pt" fo:font-weight="bold" style:font-size-asian="7pt" style:font-size-complex="7pt"/>
    </style:style>
    <style:style style:name="T36" style:family="text">
      <style:text-properties fo:font-size="13pt" style:font-size-asian="16pt" style:font-size-complex="16pt"/>
    </style:style>
    <style:style style:name="T37" style:family="text">
      <style:text-properties fo:font-size="15pt" style:font-size-asian="20pt" style:font-size-complex="20pt"/>
    </style:style>
    <style:style style:name="T38" style:family="text">
      <style:text-properties fo:font-size="14pt" style:font-size-asian="18pt" style:font-size-complex="18pt"/>
    </style:style>
    <style:style style:name="T39" style:family="text">
      <style:text-properties style:font-name="Latin Modern Math1" fo:font-size="18pt" fo:font-weight="bold" style:font-size-asian="24pt" style:font-size-complex="24pt"/>
    </style:style>
    <style:style style:name="T40" style:family="text">
      <style:text-properties style:text-position="33% 58%" style:font-name="EB Garamond 08 SC3" fo:font-size="18pt" fo:font-weight="bold" style:font-size-asian="24pt" style:font-size-complex="24pt"/>
    </style:style>
    <style:style style:name="T41" style:family="text">
      <style:text-properties style:text-position="-33% 58%" style:font-name="EB Garamond 08 SC3" fo:font-size="18pt" fo:font-weight="bold" style:font-size-asian="24pt" style:font-size-complex="24pt"/>
    </style:style>
    <style:style style:name="T42" style:family="text">
      <style:text-properties style:font-name="Latin Modern Math1" fo:font-size="7pt" fo:font-weight="bold" style:font-size-asian="7pt" style:font-size-complex="7pt"/>
    </style:style>
    <style:style style:name="T43" style:family="text">
      <style:text-properties style:text-position="33% 58%" style:font-name="EB Garamond 08 SC3" fo:font-size="7pt" fo:font-weight="bold" style:font-size-asian="7pt" style:font-size-complex="7pt"/>
    </style:style>
    <style:style style:name="T44" style:family="text">
      <style:text-properties style:text-position="-33% 58%" style:font-name="EB Garamond 08 SC3" fo:font-size="7pt" fo:font-weight="bold" style:font-size-asian="7pt" style:font-size-complex="7pt"/>
    </style:style>
    <style:style style:name="T45" style:family="text">
      <style:text-properties fo:font-weight="bold"/>
    </style:style>
    <style:style style:name="T46" style:family="text">
      <style:text-properties style:text-position="-33% 58%" fo:font-weight="bold"/>
    </style:style>
    <style:style style:name="T47" style:family="text">
      <style:text-properties style:text-position="-33% 58%" style:font-name="EB Garamond 08 SC3" fo:font-size="6pt" fo:font-weight="bold" style:font-size-asian="6pt" style:font-size-complex="6pt"/>
    </style:style>
    <style:style style:name="T48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9cm" svg:height="2.363cm" svg:x="3.648cm" svg:y="3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7cm" svg:height="1.424cm" svg:x="2.681cm" svg:y="4.117cm">
          <draw:text-box>
            <text:p>N<text:span text:style-name="T1">1</text:span></text:p>
          </draw:text-box>
        </draw:frame>
        <draw:frame draw:style-name="gr2" draw:text-style-name="P2" draw:layer="layout" svg:width="1.686cm" svg:height="1.424cm" svg:x="4.378cm" svg:y="2.257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3.648cm" svg:y="6.6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25cm" svg:height="1.424cm" svg:x="2.727cm" svg:y="7.67cm">
          <draw:text-box>
            <text:p>N<text:span text:style-name="T1">1</text:span></text:p>
          </draw:text-box>
        </draw:frame>
        <draw:frame draw:style-name="gr4" draw:text-style-name="P2" draw:layer="layout" svg:width="1.558cm" svg:height="1.424cm" svg:x="4.379cm" svg:y="5.81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3.648cm" svg:y="17.46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162cm" svg:height="1.483cm" svg:x="2.635cm" svg:y="18.451cm">
          <draw:text-box>
            <text:p>N<text:span text:style-name="T1">2</text:span><text:span text:style-name="T1">3</text:span></text:p>
          </draw:text-box>
        </draw:frame>
        <draw:frame draw:style-name="gr6" draw:text-style-name="P3" draw:layer="layout" svg:width="1.812cm" svg:height="1.684cm" svg:x="4.379cm" svg:y="16.591cm">
          <draw:text-box>
            <text:p><text:span text:style-name="T2">N</text:span><text:span text:style-name="T3">2</text:span><text:span text:style-name="T3">3</text:span></text:p>
          </draw:text-box>
        </draw:frame>
        <draw:custom-shape draw:style-name="gr7" draw:text-style-name="P4" draw:layer="layout" svg:width="0.297cm" svg:height="0.322cm" svg:x="4.735cm" svg:y="9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4.735cm" svg:y="10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4.735cm" svg:y="11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4.735cm" svg:y="12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18.171cm" svg:y="2.97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143cm" svg:height="1.349cm" svg:x="17.337cm" svg:y="3.9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18.211cm" svg:y="2.297cm">
          <draw:text-box>
            <text:p>73</text:p>
          </draw:text-box>
        </draw:frame>
        <draw:custom-shape draw:style-name="gr11" draw:text-style-name="P1" draw:layer="layout" svg:width="1.251cm" svg:height="2.389cm" svg:x="18.172cm" svg:y="6.572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21cm" svg:height="1.493cm" svg:x="16.851cm" svg:y="7.473cm">
          <draw:text-box>
            <text:p><text:span text:style-name="T4">N</text:span><text:span text:style-name="T5">2</text:span><text:span text:style-name="T4">+</text:span><text:span text:style-name="T4">N</text:span><text:span text:style-name="T5">1</text:span></text:p>
          </draw:text-box>
        </draw:frame>
        <draw:frame draw:style-name="gr13" draw:text-style-name="P2" draw:layer="layout" svg:width="1.011cm" svg:height="1.229cm" svg:x="18.312cm" svg:y="5.89cm">
          <draw:text-box>
            <text:p>73</text:p>
          </draw:text-box>
        </draw:frame>
        <draw:custom-shape draw:style-name="gr11" draw:text-style-name="P1" draw:layer="layout" svg:width="1.251cm" svg:height="2.389cm" svg:x="18.172cm" svg:y="17.44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1.442cm" svg:height="1.349cm" svg:x="17.146cm" svg:y="18.44cm">
          <draw:text-box>
            <text:p>N<text:span text:style-name="T1">2</text:span><text:span text:style-name="T1">3</text:span></text:p>
          </draw:text-box>
        </draw:frame>
        <draw:frame draw:style-name="gr15" draw:text-style-name="P2" draw:layer="layout" svg:width="1.011cm" svg:height="1.23cm" svg:x="18.212cm" svg:y="16.757cm">
          <draw:text-box>
            <text:p>73</text:p>
          </draw:text-box>
        </draw:frame>
        <draw:custom-shape draw:style-name="gr7" draw:text-style-name="P4" draw:layer="layout" svg:width="0.27cm" svg:height="0.326cm" svg:x="18.667cm" svg:y="9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18.667cm" svg:y="10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18.667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18.667cm" svg:y="12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5.542cm" svg:y1="4.242cm" svg:x2="16.985cm" svg:y2="4.242cm">
          <text:p/>
        </draw:line>
        <draw:line draw:style-name="gr16" draw:text-style-name="P6" draw:layer="layout" svg:x1="15.542cm" svg:y1="7.782cm" svg:x2="16.985cm" svg:y2="7.782cm">
          <text:p/>
        </draw:line>
        <draw:line draw:style-name="gr16" draw:text-style-name="P6" draw:layer="layout" svg:x1="15.542cm" svg:y1="18.898cm" svg:x2="16.985cm" svg:y2="18.898cm">
          <text:p/>
        </draw:line>
        <draw:custom-shape draw:style-name="gr1" draw:text-style-name="P1" draw:layer="layout" svg:width="2.669cm" svg:height="2.363cm" svg:x="6.549cm" svg:y="3.12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86cm" svg:height="1.424cm" svg:x="7.279cm" svg:y="2.258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6.549cm" svg:y="6.68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58cm" svg:height="1.424cm" svg:x="7.28cm" svg:y="5.811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6.549cm" svg:y="17.46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7.28cm" svg:y="16.592cm">
          <draw:text-box>
            <text:p><text:span text:style-name="T2">N</text:span><text:span text:style-name="T3">2</text:span><text:span text:style-name="T3">3</text:span></text:p>
          </draw:text-box>
        </draw:frame>
        <draw:custom-shape draw:style-name="gr7" draw:text-style-name="P4" draw:layer="layout" svg:width="0.297cm" svg:height="0.322cm" svg:x="7.636cm" svg:y="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7.636cm" svg:y="10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7.636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7.636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9cm" svg:height="2.363cm" svg:x="9.549cm" svg:y="3.12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86cm" svg:height="1.424cm" svg:x="10.279cm" svg:y="2.259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9.549cm" svg:y="6.68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58cm" svg:height="1.424cm" svg:x="10.28cm" svg:y="5.812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9.549cm" svg:y="17.46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10.28cm" svg:y="16.593cm">
          <draw:text-box>
            <text:p><text:span text:style-name="T2">N</text:span><text:span text:style-name="T3">2</text:span><text:span text:style-name="T3">3</text:span></text:p>
          </draw:text-box>
        </draw:frame>
        <draw:custom-shape draw:style-name="gr7" draw:text-style-name="P4" draw:layer="layout" svg:width="0.297cm" svg:height="0.322cm" svg:x="10.636cm" svg:y="9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10.636cm" svg:y="10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10.636cm" svg:y="11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10.636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9cm" svg:height="2.363cm" svg:x="12.549cm" svg:y="3.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86cm" svg:height="1.424cm" svg:x="13.279cm" svg:y="2.26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12.549cm" svg:y="6.68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58cm" svg:height="1.424cm" svg:x="13.28cm" svg:y="5.813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12.549cm" svg:y="17.46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13.28cm" svg:y="16.594cm">
          <draw:text-box>
            <text:p><text:span text:style-name="T2">N</text:span><text:span text:style-name="T3">2</text:span><text:span text:style-name="T3">3</text:span></text:p>
          </draw:text-box>
        </draw:frame>
        <draw:custom-shape draw:style-name="gr7" draw:text-style-name="P4" draw:layer="layout" svg:width="0.297cm" svg:height="0.322cm" svg:x="13.636cm" svg:y="9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13.636cm" svg:y="10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13.636cm" svg:y="11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13.636cm" svg:y="1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21.372cm" svg:y="2.979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21.412cm" svg:y="2.298cm">
          <draw:text-box>
            <text:p>73</text:p>
          </draw:text-box>
        </draw:frame>
        <draw:custom-shape draw:style-name="gr11" draw:text-style-name="P1" draw:layer="layout" svg:width="1.251cm" svg:height="2.389cm" svg:x="21.373cm" svg:y="6.573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21.513cm" svg:y="5.891cm">
          <draw:text-box>
            <text:p>73</text:p>
          </draw:text-box>
        </draw:frame>
        <draw:custom-shape draw:style-name="gr11" draw:text-style-name="P1" draw:layer="layout" svg:width="1.251cm" svg:height="2.389cm" svg:x="21.373cm" svg:y="17.441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21.413cm" svg:y="16.758cm">
          <draw:text-box>
            <text:p>73</text:p>
          </draw:text-box>
        </draw:frame>
        <draw:custom-shape draw:style-name="gr7" draw:text-style-name="P4" draw:layer="layout" svg:width="0.27cm" svg:height="0.326cm" svg:x="21.868cm" svg:y="9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1.868cm" svg:y="10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1.868cm" svg:y="11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1.868cm" svg:y="12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19.772cm" svg:y="2.9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19.812cm" svg:y="2.299cm">
          <draw:text-box>
            <text:p>73</text:p>
          </draw:text-box>
        </draw:frame>
        <draw:custom-shape draw:style-name="gr11" draw:text-style-name="P1" draw:layer="layout" svg:width="1.251cm" svg:height="2.389cm" svg:x="19.773cm" svg:y="6.57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19.913cm" svg:y="5.892cm">
          <draw:text-box>
            <text:p>73</text:p>
          </draw:text-box>
        </draw:frame>
        <draw:custom-shape draw:style-name="gr11" draw:text-style-name="P1" draw:layer="layout" svg:width="1.251cm" svg:height="2.389cm" svg:x="19.773cm" svg:y="17.44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19.813cm" svg:y="16.759cm">
          <draw:text-box>
            <text:p>73</text:p>
          </draw:text-box>
        </draw:frame>
        <draw:custom-shape draw:style-name="gr7" draw:text-style-name="P4" draw:layer="layout" svg:width="0.27cm" svg:height="0.326cm" svg:x="20.268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0.268cm" svg:y="10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0.268cm" svg:y="1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0.268cm" svg:y="12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22.972cm" svg:y="2.9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23.012cm" svg:y="2.299cm">
          <draw:text-box>
            <text:p>73</text:p>
          </draw:text-box>
        </draw:frame>
        <draw:custom-shape draw:style-name="gr11" draw:text-style-name="P1" draw:layer="layout" svg:width="1.251cm" svg:height="2.389cm" svg:x="22.973cm" svg:y="6.57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23.113cm" svg:y="5.892cm">
          <draw:text-box>
            <text:p>73</text:p>
          </draw:text-box>
        </draw:frame>
        <draw:custom-shape draw:style-name="gr11" draw:text-style-name="P1" draw:layer="layout" svg:width="1.251cm" svg:height="2.389cm" svg:x="22.973cm" svg:y="17.44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23.013cm" svg:y="16.759cm">
          <draw:text-box>
            <text:p>73</text:p>
          </draw:text-box>
        </draw:frame>
        <draw:custom-shape draw:style-name="gr7" draw:text-style-name="P4" draw:layer="layout" svg:width="0.27cm" svg:height="0.326cm" svg:x="23.468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3.468cm" svg:y="10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3.468cm" svg:y="1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3.468cm" svg:y="12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421cm" svg:height="0.742cm" svg:x="4.032cm" svg:y="1.035cm">
          <draw:text-box>
            <text:p><text:span text:style-name="T6">MI</text:span><text:span text:style-name="T6">T</text:span></text:p>
          </draw:text-box>
        </draw:frame>
        <draw:frame draw:style-name="gr18" draw:text-style-name="P7" draw:layer="layout" svg:width="1.467cm" svg:height="0.742cm" svg:x="6.732cm" svg:y="1.035cm">
          <draw:text-box>
            <text:p><text:span text:style-name="T6">AL</text:span><text:span text:style-name="T6">L</text:span></text:p>
          </draw:text-box>
        </draw:frame>
        <draw:frame draw:style-name="gr19" draw:text-style-name="P7" draw:layer="layout" svg:width="1.158cm" svg:height="0.742cm" svg:x="9.832cm" svg:y="1.035cm">
          <draw:text-box>
            <text:p><text:span text:style-name="T6">RL</text:span></text:p>
          </draw:text-box>
        </draw:frame>
        <draw:frame draw:style-name="gr20" draw:text-style-name="P7" draw:layer="layout" svg:width="2.102cm" svg:height="0.742cm" svg:x="12.833cm" svg:y="1.035cm">
          <draw:text-box>
            <text:p><text:span text:style-name="T6">CA</text:span><text:span text:style-name="T6">LL</text:span><text:span text:style-name="T6">4</text:span></text:p>
          </draw:text-box>
        </draw:frame>
        <draw:frame draw:style-name="gr21" draw:text-style-name="P8" draw:layer="layout" svg:width="1.582cm" svg:height="0.817cm" svg:x="17.833cm" svg:y="1.035cm">
          <draw:text-box>
            <text:p><text:span text:style-name="T7">S</text:span><text:span text:style-name="T8">ij</text:span><text:span text:style-name="T9">MIT</text:span></text:p>
          </draw:text-box>
        </draw:frame>
        <draw:frame draw:style-name="gr22" draw:text-style-name="P8" draw:layer="layout" svg:width="1.633cm" svg:height="0.817cm" svg:x="19.514cm" svg:y="1.035cm">
          <draw:text-box>
            <text:p><text:span text:style-name="T7">S</text:span><text:span text:style-name="T8">ij</text:span><text:span text:style-name="T9">A</text:span><text:span text:style-name="T9">LL</text:span></text:p>
          </draw:text-box>
        </draw:frame>
        <draw:frame draw:style-name="gr23" draw:text-style-name="P8" draw:layer="layout" svg:width="1.289cm" svg:height="1.286cm" svg:x="21.219cm" svg:y="1.035cm">
          <draw:text-box>
            <text:p><text:span text:style-name="T7">S</text:span><text:span text:style-name="T8">ij</text:span><text:span text:style-name="T9">R</text:span><text:span text:style-name="T9">L</text:span></text:p>
          </draw:text-box>
        </draw:frame>
        <draw:frame draw:style-name="gr24" draw:text-style-name="P8" draw:layer="layout" svg:width="2.34cm" svg:height="0.817cm" svg:x="22.644cm" svg:y="1.035cm">
          <draw:text-box>
            <text:p><text:span text:style-name="T7">S</text:span><text:span text:style-name="T8">ij</text:span><text:span text:style-name="T9">C</text:span><text:span text:style-name="T9">ALL</text:span><text:span text:style-name="T9">4</text:span></text:p>
          </draw:text-box>
        </draw:frame>
        <draw:custom-shape draw:style-name="gr3" draw:text-style-name="P1" draw:layer="layout" svg:width="2.67cm" svg:height="2.363cm" svg:x="3.686cm" svg:y="13.8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162cm" svg:height="1.483cm" svg:x="2.673cm" svg:y="14.852cm">
          <draw:text-box>
            <text:p>N<text:span text:style-name="T1">2</text:span><text:span text:style-name="T1">2</text:span></text:p>
          </draw:text-box>
        </draw:frame>
        <draw:frame draw:style-name="gr6" draw:text-style-name="P3" draw:layer="layout" svg:width="1.812cm" svg:height="1.684cm" svg:x="4.417cm" svg:y="12.992cm">
          <draw:text-box>
            <text:p><text:span text:style-name="T2">N</text:span><text:span text:style-name="T3">2</text:span><text:span text:style-name="T3">3</text:span></text:p>
          </draw:text-box>
        </draw:frame>
        <draw:custom-shape draw:style-name="gr11" draw:text-style-name="P1" draw:layer="layout" svg:width="1.251cm" svg:height="2.389cm" svg:x="18.21cm" svg:y="13.84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961cm" svg:height="1.349cm" svg:x="16.684cm" svg:y="14.741cm">
          <draw:text-box>
            <text:p><text:span text:style-name="T4">N</text:span><text:span text:style-name="T5">22</text:span><text:span text:style-name="T4">+N</text:span><text:span text:style-name="T5">2</text:span><text:span text:style-name="T5">3</text:span></text:p>
          </draw:text-box>
        </draw:frame>
        <draw:frame draw:style-name="gr15" draw:text-style-name="P2" draw:layer="layout" svg:width="1.011cm" svg:height="1.23cm" svg:x="18.25cm" svg:y="13.158cm">
          <draw:text-box>
            <text:p>73</text:p>
          </draw:text-box>
        </draw:frame>
        <draw:line draw:style-name="gr16" draw:text-style-name="P6" draw:layer="layout" svg:x1="15.58cm" svg:y1="15.299cm" svg:x2="17.023cm" svg:y2="15.299cm">
          <text:p/>
        </draw:line>
        <draw:custom-shape draw:style-name="gr3" draw:text-style-name="P1" draw:layer="layout" svg:width="2.67cm" svg:height="2.363cm" svg:x="6.587cm" svg:y="13.86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7.318cm" svg:y="12.993cm">
          <draw:text-box>
            <text:p><text:span text:style-name="T2">N</text:span><text:span text:style-name="T3">2</text:span><text:span text:style-name="T3">3</text:span></text:p>
          </draw:text-box>
        </draw:frame>
        <draw:custom-shape draw:style-name="gr3" draw:text-style-name="P1" draw:layer="layout" svg:width="2.67cm" svg:height="2.363cm" svg:x="9.587cm" svg:y="13.86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10.318cm" svg:y="12.994cm">
          <draw:text-box>
            <text:p><text:span text:style-name="T2">N</text:span><text:span text:style-name="T3">2</text:span><text:span text:style-name="T3">3</text:span></text:p>
          </draw:text-box>
        </draw:frame>
        <draw:custom-shape draw:style-name="gr3" draw:text-style-name="P1" draw:layer="layout" svg:width="2.67cm" svg:height="2.363cm" svg:x="12.587cm" svg:y="13.86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13.318cm" svg:y="12.995cm">
          <draw:text-box>
            <text:p><text:span text:style-name="T2">N</text:span><text:span text:style-name="T3">2</text:span><text:span text:style-name="T3">3</text:span></text:p>
          </draw:text-box>
        </draw:frame>
        <draw:custom-shape draw:style-name="gr11" draw:text-style-name="P1" draw:layer="layout" svg:width="1.251cm" svg:height="2.389cm" svg:x="21.411cm" svg:y="13.84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21.451cm" svg:y="13.159cm">
          <draw:text-box>
            <text:p>73</text:p>
          </draw:text-box>
        </draw:frame>
        <draw:custom-shape draw:style-name="gr11" draw:text-style-name="P1" draw:layer="layout" svg:width="1.251cm" svg:height="2.389cm" svg:x="19.811cm" svg:y="13.843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19.851cm" svg:y="13.16cm">
          <draw:text-box>
            <text:p>73</text:p>
          </draw:text-box>
        </draw:frame>
        <draw:custom-shape draw:style-name="gr11" draw:text-style-name="P1" draw:layer="layout" svg:width="1.251cm" svg:height="2.389cm" svg:x="23.011cm" svg:y="13.843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23.051cm" svg:y="13.16cm">
          <draw:text-box>
            <text:p>73</text:p>
          </draw:text-box>
        </draw:frame>
        <draw:frame draw:style-name="gr25" draw:text-style-name="P2" draw:layer="layout" svg:width="0.925cm" svg:height="0.746cm" svg:x="1.081cm" svg:y="4.202cm">
          <draw:text-box>
            <text:p>(1)</text:p>
          </draw:text-box>
        </draw:frame>
        <draw:frame draw:style-name="gr26" draw:text-style-name="P2" draw:layer="layout" svg:width="0.997cm" svg:height="0.746cm" svg:x="1.082cm" svg:y="7.403cm">
          <draw:text-box>
            <text:p>(2)</text:p>
          </draw:text-box>
        </draw:frame>
        <draw:frame draw:style-name="gr27" draw:text-style-name="P2" draw:layer="layout" svg:width="1.37cm" svg:height="0.746cm" svg:x="1.083cm" svg:y="14.904cm">
          <draw:text-box>
            <text:p>(275)</text:p>
          </draw:text-box>
        </draw:frame>
        <draw:frame draw:style-name="gr28" draw:text-style-name="P2" draw:layer="layout" svg:width="1.442cm" svg:height="0.746cm" svg:x="1.084cm" svg:y="18.405cm">
          <draw:text-box>
            <text:p>(276)</text:p>
          </draw:text-box>
        </draw:frame>
      </draw:page>
      <draw:page draw:name="page2" draw:style-name="dp1" draw:master-page-name="Default">
        <draw:custom-shape draw:style-name="gr8" draw:text-style-name="P9" draw:layer="layout" svg:width="1.252cm" svg:height="2.391cm" svg:x="5.271cm" svg:y="3.67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143cm" svg:height="1.349cm" svg:x="4.337cm" svg:y="4.68cm">
          <draw:text-box>
            <text:p><text:span text:style-name="T10">N</text:span><text:span text:style-name="T11">1</text:span></text:p>
          </draw:text-box>
        </draw:frame>
        <draw:frame draw:style-name="gr10" draw:text-style-name="P10" draw:layer="layout" svg:width="1.139cm" svg:height="1.229cm" svg:x="5.311cm" svg:y="2.997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5.272cm" svg:y="7.272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1.826cm" svg:height="0.855cm" svg:x="3.835cm" svg:y="8.273cm">
          <draw:text-box>
            <text:p><text:span text:style-name="T12">N</text:span><text:span text:style-name="T13">1</text:span><text:span text:style-name="T12">+N</text:span><text:span text:style-name="T13">2</text:span></text:p>
          </draw:text-box>
        </draw:frame>
        <draw:frame draw:style-name="gr13" draw:text-style-name="P10" draw:layer="layout" svg:width="1.011cm" svg:height="1.229cm" svg:x="5.412cm" svg:y="6.59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5.272cm" svg:y="15.14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.442cm" svg:height="1.349cm" svg:x="4.246cm" svg:y="16.14cm">
          <draw:text-box>
            <text:p><text:span text:style-name="T10">N</text:span><text:span text:style-name="T11">2</text:span><text:span text:style-name="T11">3</text:span></text:p>
          </draw:text-box>
        </draw:frame>
        <draw:frame draw:style-name="gr15" draw:text-style-name="P10" draw:layer="layout" svg:width="1.011cm" svg:height="1.23cm" svg:x="5.312cm" svg:y="14.457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5.767cm" svg:y="10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5.767cm" svg:y="11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5.767cm" svg:y="1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5.767cm" svg:y="13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52cm" svg:height="2.391cm" svg:x="8.472cm" svg:y="3.679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139cm" svg:height="1.229cm" svg:x="8.512cm" svg:y="2.998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8.473cm" svg:y="7.273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11cm" svg:height="1.229cm" svg:x="8.613cm" svg:y="6.591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8.473cm" svg:y="15.141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011cm" svg:height="1.23cm" svg:x="8.513cm" svg:y="14.458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8.968cm" svg:y="10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8.968cm" svg:y="11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8.968cm" svg:y="12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8.968cm" svg:y="1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52cm" svg:height="2.391cm" svg:x="6.8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139cm" svg:height="1.229cm" svg:x="6.912cm" svg:y="2.999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6.8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11cm" svg:height="1.229cm" svg:x="7.013cm" svg:y="6.592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6.8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011cm" svg:height="1.23cm" svg:x="6.913cm" svg:y="14.459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7.3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7.3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7.3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7.3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52cm" svg:height="2.391cm" svg:x="10.0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139cm" svg:height="1.229cm" svg:x="10.112cm" svg:y="2.999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10.0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11cm" svg:height="1.229cm" svg:x="10.213cm" svg:y="6.592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10.0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011cm" svg:height="1.23cm" svg:x="10.113cm" svg:y="14.459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10.5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0.5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0.5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0.5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421cm" svg:height="0.742cm" svg:x="5.133cm" svg:y="2.135cm">
          <draw:text-box>
            <text:p><text:span text:style-name="T6">MI</text:span><text:span text:style-name="T6">T</text:span></text:p>
          </draw:text-box>
        </draw:frame>
        <draw:frame draw:style-name="gr18" draw:text-style-name="P7" draw:layer="layout" svg:width="1.467cm" svg:height="0.742cm" svg:x="6.733cm" svg:y="2.135cm">
          <draw:text-box>
            <text:p><text:span text:style-name="T6">AL</text:span><text:span text:style-name="T6">L</text:span></text:p>
          </draw:text-box>
        </draw:frame>
        <draw:frame draw:style-name="gr19" draw:text-style-name="P7" draw:layer="layout" svg:width="1.158cm" svg:height="0.742cm" svg:x="8.533cm" svg:y="2.135cm">
          <draw:text-box>
            <text:p><text:span text:style-name="T6">RL</text:span></text:p>
          </draw:text-box>
        </draw:frame>
        <draw:frame draw:style-name="gr20" draw:text-style-name="P7" draw:layer="layout" svg:width="2.102cm" svg:height="0.742cm" svg:x="9.634cm" svg:y="2.135cm">
          <draw:text-box>
            <text:p><text:span text:style-name="T6">CA</text:span><text:span text:style-name="T6">LL</text:span><text:span text:style-name="T6">4</text:span></text:p>
          </draw:text-box>
        </draw:frame>
        <draw:line draw:style-name="gr16" draw:text-style-name="P13" draw:layer="layout" svg:x1="11.542cm" svg:y1="4.864cm" svg:x2="12.985cm" svg:y2="4.864cm">
          <text:p/>
        </draw:line>
        <draw:line draw:style-name="gr16" draw:text-style-name="P13" draw:layer="layout" svg:x1="11.542cm" svg:y1="8.426cm" svg:x2="12.985cm" svg:y2="8.426cm">
          <text:p/>
        </draw:line>
        <draw:line draw:style-name="gr16" draw:text-style-name="P13" draw:layer="layout" svg:x1="11.542cm" svg:y1="16.594cm" svg:x2="12.985cm" svg:y2="16.594cm">
          <text:p/>
        </draw:line>
        <draw:frame draw:style-name="gr30" draw:text-style-name="P7" draw:layer="layout" svg:width="3.175cm" svg:height="1.421cm" svg:x="13.174cm" svg:y="2.137cm">
          <draw:text-box>
            <text:p><text:span text:style-name="T6">D(</text:span><text:span text:style-name="T6">S</text:span><text:span text:style-name="T14">ij</text:span><text:span text:style-name="T15">M</text:span><text:span text:style-name="T15">IT </text:span><text:span text:style-name="T6">, </text:span><text:span text:style-name="T6">S</text:span><text:span text:style-name="T14">ij</text:span><text:span text:style-name="T15">A</text:span><text:span text:style-name="T15">LL</text:span><text:span text:style-name="T16">)</text:span></text:p>
          </draw:text-box>
        </draw:frame>
        <draw:frame draw:style-name="gr30" draw:text-style-name="P7" draw:layer="layout" svg:width="3.175cm" svg:height="1.421cm" svg:x="16.375cm" svg:y="2.138cm">
          <draw:text-box>
            <text:p><text:span text:style-name="T6">D(</text:span><text:span text:style-name="T6">S</text:span><text:span text:style-name="T14">ij</text:span><text:span text:style-name="T15">M</text:span><text:span text:style-name="T15">IT</text:span><text:span text:style-name="T6"> , </text:span><text:span text:style-name="T6">S</text:span><text:span text:style-name="T14">ij</text:span><text:span text:style-name="T15">R</text:span><text:span text:style-name="T15">L</text:span><text:span text:style-name="T16">)</text:span></text:p>
          </draw:text-box>
        </draw:frame>
        <draw:frame draw:style-name="gr30" draw:text-style-name="P7" draw:layer="layout" svg:width="3.997cm" svg:height="1.421cm" svg:x="19.176cm" svg:y="2.139cm">
          <draw:text-box>
            <text:p><text:span text:style-name="T6">D(</text:span><text:span text:style-name="T6">S</text:span><text:span text:style-name="T14">ij</text:span><text:span text:style-name="T15">M</text:span><text:span text:style-name="T15">IT</text:span><text:span text:style-name="T6">, </text:span><text:span text:style-name="T6">S</text:span><text:span text:style-name="T14">ij</text:span><text:span text:style-name="T15">C</text:span><text:span text:style-name="T15">ALL4</text:span><text:span text:style-name="T16">)</text:span></text:p>
          </draw:text-box>
        </draw:frame>
        <draw:frame draw:style-name="gr25" draw:text-style-name="P10" draw:layer="layout" svg:width="0.925cm" svg:height="0.746cm" svg:x="3.081cm" svg:y="4.202cm">
          <draw:text-box>
            <text:p><text:span text:style-name="T10">(1)</text:span></text:p>
          </draw:text-box>
        </draw:frame>
        <draw:frame draw:style-name="gr26" draw:text-style-name="P10" draw:layer="layout" svg:width="0.997cm" svg:height="0.746cm" svg:x="3.082cm" svg:y="7.903cm">
          <draw:text-box>
            <text:p><text:span text:style-name="T10">(2)</text:span></text:p>
          </draw:text-box>
        </draw:frame>
        <draw:frame draw:style-name="gr28" draw:text-style-name="P10" draw:layer="layout" svg:width="1.442cm" svg:height="0.746cm" svg:x="2.884cm" svg:y="16.205cm">
          <draw:text-box>
            <text:p><text:span text:style-name="T10">(2</text:span><text:span text:style-name="T10">76</text:span><text:span text:style-name="T10">)</text:span></text:p>
          </draw:text-box>
        </draw:frame>
        <draw:custom-shape draw:style-name="gr31" draw:text-style-name="P9" draw:layer="layout" svg:width="0.136cm" svg:height="2.391cm" svg:x="14.672cm" svg:y="3.4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17.672cm" svg:y="3.4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20.672cm" svg:y="3.4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14.672cm" svg:y="7.2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17.672cm" svg:y="7.2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20.672cm" svg:y="7.2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14.772cm" svg:y="15.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17.772cm" svg:y="15.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20.772cm" svg:y="15.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27cm" svg:height="0.326cm" svg:x="17.6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7.6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7.6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7.6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4.668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4.668cm" svg:y="1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4.668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4.668cm" svg:y="13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0.668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0.668cm" svg:y="1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0.668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0.668cm" svg:y="13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143cm" svg:height="1.349cm" svg:x="13.538cm" svg:y="4.681cm">
          <draw:text-box>
            <text:p><text:span text:style-name="T10">N</text:span><text:span text:style-name="T11">1</text:span></text:p>
          </draw:text-box>
        </draw:frame>
        <draw:frame draw:style-name="gr29" draw:text-style-name="P11" draw:layer="layout" svg:width="1.826cm" svg:height="0.855cm" svg:x="13.235cm" svg:y="8.274cm">
          <draw:text-box>
            <text:p><text:span text:style-name="T12">N</text:span><text:span text:style-name="T13">1</text:span><text:span text:style-name="T12">+N</text:span><text:span text:style-name="T13">2</text:span></text:p>
          </draw:text-box>
        </draw:frame>
        <draw:frame draw:style-name="gr14" draw:text-style-name="P10" draw:layer="layout" svg:width="1.442cm" svg:height="1.349cm" svg:x="13.846cm" svg:y="16.141cm">
          <draw:text-box>
            <text:p><text:span text:style-name="T10">N</text:span><text:span text:style-name="T11">2</text:span><text:span text:style-name="T11">3</text:span></text:p>
          </draw:text-box>
        </draw:frame>
        <draw:line draw:style-name="gr32" draw:text-style-name="P6" draw:layer="layout" svg:x1="5.445cm" svg:y1="4.048cm" svg:x2="6.334cm" svg:y2="4.048cm">
          <text:p/>
        </draw:line>
        <draw:line draw:style-name="gr32" draw:text-style-name="P6" draw:layer="layout" svg:x1="7.008cm" svg:y1="4.048cm" svg:x2="7.897cm" svg:y2="4.048cm">
          <text:p/>
        </draw:line>
        <draw:line draw:style-name="gr32" draw:text-style-name="P6" draw:layer="layout" svg:x1="8.671cm" svg:y1="4.048cm" svg:x2="9.56cm" svg:y2="4.048cm">
          <text:p/>
        </draw:line>
        <draw:line draw:style-name="gr32" draw:text-style-name="P6" draw:layer="layout" svg:x1="10.234cm" svg:y1="4.048cm" svg:x2="11.123cm" svg:y2="4.048cm">
          <text:p/>
        </draw:line>
        <draw:line draw:style-name="gr32" draw:text-style-name="P6" draw:layer="layout" svg:x1="5.507cm" svg:y1="7.648cm" svg:x2="6.396cm" svg:y2="7.648cm">
          <text:p/>
        </draw:line>
        <draw:line draw:style-name="gr32" draw:text-style-name="P6" draw:layer="layout" svg:x1="7.07cm" svg:y1="7.648cm" svg:x2="7.959cm" svg:y2="7.648cm">
          <text:p/>
        </draw:line>
        <draw:line draw:style-name="gr32" draw:text-style-name="P6" draw:layer="layout" svg:x1="8.733cm" svg:y1="7.648cm" svg:x2="9.622cm" svg:y2="7.648cm">
          <text:p/>
        </draw:line>
        <draw:line draw:style-name="gr32" draw:text-style-name="P6" draw:layer="layout" svg:x1="10.296cm" svg:y1="7.648cm" svg:x2="11.185cm" svg:y2="7.648cm">
          <text:p/>
        </draw:line>
        <draw:line draw:style-name="gr32" draw:text-style-name="P6" draw:layer="layout" svg:x1="5.469cm" svg:y1="15.448cm" svg:x2="6.358cm" svg:y2="15.448cm">
          <text:p/>
        </draw:line>
        <draw:line draw:style-name="gr32" draw:text-style-name="P6" draw:layer="layout" svg:x1="7.032cm" svg:y1="15.448cm" svg:x2="7.921cm" svg:y2="15.448cm">
          <text:p/>
        </draw:line>
        <draw:line draw:style-name="gr32" draw:text-style-name="P6" draw:layer="layout" svg:x1="8.695cm" svg:y1="15.448cm" svg:x2="9.584cm" svg:y2="15.448cm">
          <text:p/>
        </draw:line>
        <draw:line draw:style-name="gr32" draw:text-style-name="P6" draw:layer="layout" svg:x1="10.258cm" svg:y1="15.448cm" svg:x2="11.147cm" svg:y2="15.448cm">
          <text:p/>
        </draw:line>
      </draw:page>
      <draw:page draw:name="page3" draw:style-name="dp1" draw:master-page-name="Default">
        <draw:custom-shape draw:style-name="gr8" draw:text-style-name="P9" draw:layer="layout" svg:width="1.252cm" svg:height="2.391cm" svg:x="5.271cm" svg:y="3.67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143cm" svg:height="1.349cm" svg:x="4.337cm" svg:y="4.68cm">
          <draw:text-box>
            <text:p><text:span text:style-name="T10">N</text:span><text:span text:style-name="T11">1</text:span></text:p>
          </draw:text-box>
        </draw:frame>
        <draw:frame draw:style-name="gr10" draw:text-style-name="P10" draw:layer="layout" svg:width="1.139cm" svg:height="1.229cm" svg:x="5.311cm" svg:y="2.997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5.272cm" svg:y="7.272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1.826cm" svg:height="0.855cm" svg:x="3.835cm" svg:y="8.273cm">
          <draw:text-box>
            <text:p><text:span text:style-name="T12">N</text:span><text:span text:style-name="T13">1</text:span><text:span text:style-name="T12">+N</text:span><text:span text:style-name="T13">2</text:span></text:p>
          </draw:text-box>
        </draw:frame>
        <draw:frame draw:style-name="gr13" draw:text-style-name="P10" draw:layer="layout" svg:width="1.011cm" svg:height="1.229cm" svg:x="5.412cm" svg:y="6.59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5.272cm" svg:y="15.14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.442cm" svg:height="1.349cm" svg:x="4.246cm" svg:y="16.14cm">
          <draw:text-box>
            <text:p><text:span text:style-name="T10">N</text:span><text:span text:style-name="T11">2</text:span><text:span text:style-name="T11">3</text:span></text:p>
          </draw:text-box>
        </draw:frame>
        <draw:frame draw:style-name="gr15" draw:text-style-name="P10" draw:layer="layout" svg:width="1.011cm" svg:height="1.23cm" svg:x="5.312cm" svg:y="14.457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5.767cm" svg:y="10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5.767cm" svg:y="11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5.767cm" svg:y="1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5.767cm" svg:y="13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52cm" svg:height="2.391cm" svg:x="8.472cm" svg:y="3.679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139cm" svg:height="1.229cm" svg:x="8.512cm" svg:y="2.998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8.473cm" svg:y="7.273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11cm" svg:height="1.229cm" svg:x="8.613cm" svg:y="6.591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8.473cm" svg:y="15.141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011cm" svg:height="1.23cm" svg:x="8.513cm" svg:y="14.458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8.968cm" svg:y="10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8.968cm" svg:y="11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8.968cm" svg:y="12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8.968cm" svg:y="1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52cm" svg:height="2.391cm" svg:x="6.8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139cm" svg:height="1.229cm" svg:x="6.912cm" svg:y="2.999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6.8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11cm" svg:height="1.229cm" svg:x="7.013cm" svg:y="6.592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6.8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011cm" svg:height="1.23cm" svg:x="6.913cm" svg:y="14.459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7.3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7.3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7.3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7.3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52cm" svg:height="2.391cm" svg:x="10.0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139cm" svg:height="1.229cm" svg:x="10.112cm" svg:y="2.999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10.0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11cm" svg:height="1.229cm" svg:x="10.213cm" svg:y="6.592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10.0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011cm" svg:height="1.23cm" svg:x="10.113cm" svg:y="14.459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10.5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0.5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0.5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0.5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421cm" svg:height="0.742cm" svg:x="5.133cm" svg:y="2.135cm">
          <draw:text-box>
            <text:p><text:span text:style-name="T6">MI</text:span><text:span text:style-name="T6">T</text:span></text:p>
          </draw:text-box>
        </draw:frame>
        <draw:frame draw:style-name="gr18" draw:text-style-name="P7" draw:layer="layout" svg:width="1.467cm" svg:height="0.742cm" svg:x="6.733cm" svg:y="2.135cm">
          <draw:text-box>
            <text:p><text:span text:style-name="T6">AL</text:span><text:span text:style-name="T6">L</text:span></text:p>
          </draw:text-box>
        </draw:frame>
        <draw:frame draw:style-name="gr19" draw:text-style-name="P7" draw:layer="layout" svg:width="1.158cm" svg:height="0.742cm" svg:x="8.533cm" svg:y="2.135cm">
          <draw:text-box>
            <text:p><text:span text:style-name="T6">RL</text:span></text:p>
          </draw:text-box>
        </draw:frame>
        <draw:frame draw:style-name="gr20" draw:text-style-name="P7" draw:layer="layout" svg:width="2.102cm" svg:height="0.742cm" svg:x="9.634cm" svg:y="2.135cm">
          <draw:text-box>
            <text:p><text:span text:style-name="T6">CA</text:span><text:span text:style-name="T6">LL</text:span><text:span text:style-name="T6">4</text:span></text:p>
          </draw:text-box>
        </draw:frame>
        <draw:line draw:style-name="gr16" draw:text-style-name="P13" draw:layer="layout" svg:x1="11.542cm" svg:y1="4.864cm" svg:x2="12.985cm" svg:y2="4.864cm">
          <text:p/>
        </draw:line>
        <draw:line draw:style-name="gr16" draw:text-style-name="P13" draw:layer="layout" svg:x1="11.542cm" svg:y1="8.426cm" svg:x2="12.985cm" svg:y2="8.426cm">
          <text:p/>
        </draw:line>
        <draw:line draw:style-name="gr16" draw:text-style-name="P13" draw:layer="layout" svg:x1="11.542cm" svg:y1="16.594cm" svg:x2="12.985cm" svg:y2="16.594cm">
          <text:p/>
        </draw:line>
        <draw:frame draw:style-name="gr25" draw:text-style-name="P10" draw:layer="layout" svg:width="0.925cm" svg:height="0.746cm" svg:x="3.081cm" svg:y="4.202cm">
          <draw:text-box>
            <text:p><text:span text:style-name="T10">(1)</text:span></text:p>
          </draw:text-box>
        </draw:frame>
        <draw:frame draw:style-name="gr26" draw:text-style-name="P10" draw:layer="layout" svg:width="0.997cm" svg:height="0.746cm" svg:x="3.082cm" svg:y="7.403cm">
          <draw:text-box>
            <text:p><text:span text:style-name="T10">(2)</text:span></text:p>
          </draw:text-box>
        </draw:frame>
        <draw:frame draw:style-name="gr28" draw:text-style-name="P10" draw:layer="layout" svg:width="1.442cm" svg:height="0.746cm" svg:x="2.884cm" svg:y="16.205cm">
          <draw:text-box>
            <text:p><text:span text:style-name="T10">(2</text:span><text:span text:style-name="T10">76</text:span><text:span text:style-name="T10">)</text:span></text:p>
          </draw:text-box>
        </draw:frame>
        <draw:custom-shape draw:style-name="gr33" draw:text-style-name="P9" draw:layer="layout" svg:width="1.252cm" svg:height="0.114cm" svg:x="15.372cm" svg:y="4.7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52cm" svg:height="0.114cm" svg:x="18.372cm" svg:y="4.7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52cm" svg:height="0.114cm" svg:x="21.372cm" svg:y="4.78cm">
          <text:p/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0.87cm" svg:height="0.746cm" svg:x="15.489cm" svg:y="4.002cm">
          <draw:text-box>
            <text:p>73</text:p>
          </draw:text-box>
        </draw:frame>
        <draw:frame draw:style-name="gr34" draw:text-style-name="P2" draw:layer="layout" svg:width="0.87cm" svg:height="0.746cm" svg:x="18.489cm" svg:y="4.002cm">
          <draw:text-box>
            <text:p>73</text:p>
          </draw:text-box>
        </draw:frame>
        <draw:frame draw:style-name="gr34" draw:text-style-name="P2" draw:layer="layout" svg:width="0.87cm" svg:height="0.746cm" svg:x="21.489cm" svg:y="4.002cm">
          <draw:text-box>
            <text:p>73</text:p>
          </draw:text-box>
        </draw:frame>
        <draw:custom-shape draw:style-name="gr33" draw:text-style-name="P9" draw:layer="layout" svg:width="1.252cm" svg:height="0.114cm" svg:x="15.372cm" svg:y="8.5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52cm" svg:height="0.114cm" svg:x="18.372cm" svg:y="8.5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52cm" svg:height="0.114cm" svg:x="21.372cm" svg:y="8.518cm">
          <text:p/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0.87cm" svg:height="0.746cm" svg:x="15.489cm" svg:y="7.74cm">
          <draw:text-box>
            <text:p>73</text:p>
          </draw:text-box>
        </draw:frame>
        <draw:frame draw:style-name="gr34" draw:text-style-name="P2" draw:layer="layout" svg:width="0.87cm" svg:height="0.746cm" svg:x="18.489cm" svg:y="7.74cm">
          <draw:text-box>
            <text:p>73</text:p>
          </draw:text-box>
        </draw:frame>
        <draw:frame draw:style-name="gr34" draw:text-style-name="P2" draw:layer="layout" svg:width="0.87cm" svg:height="0.746cm" svg:x="21.489cm" svg:y="7.74cm">
          <draw:text-box>
            <text:p>73</text:p>
          </draw:text-box>
        </draw:frame>
        <draw:custom-shape draw:style-name="gr33" draw:text-style-name="P9" draw:layer="layout" svg:width="1.252cm" svg:height="0.114cm" svg:x="15.372cm" svg:y="16.45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52cm" svg:height="0.114cm" svg:x="18.372cm" svg:y="16.45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52cm" svg:height="0.114cm" svg:x="21.372cm" svg:y="16.456cm">
          <text:p/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0.87cm" svg:height="0.746cm" svg:x="15.489cm" svg:y="15.678cm">
          <draw:text-box>
            <text:p>73</text:p>
          </draw:text-box>
        </draw:frame>
        <draw:frame draw:style-name="gr34" draw:text-style-name="P2" draw:layer="layout" svg:width="0.87cm" svg:height="0.746cm" svg:x="18.489cm" svg:y="15.678cm">
          <draw:text-box>
            <text:p>73</text:p>
          </draw:text-box>
        </draw:frame>
        <draw:frame draw:style-name="gr34" draw:text-style-name="P2" draw:layer="layout" svg:width="0.87cm" svg:height="0.746cm" svg:x="21.489cm" svg:y="15.678cm">
          <draw:text-box>
            <text:p>73</text:p>
          </draw:text-box>
        </draw:frame>
        <draw:custom-shape draw:style-name="gr7" draw:text-style-name="P12" draw:layer="layout" svg:width="0.27cm" svg:height="0.326cm" svg:x="18.669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8.669cm" svg:y="1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8.669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8.669cm" svg:y="13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5.669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5.669cm" svg:y="1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5.669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5.669cm" svg:y="13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1.669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1.669cm" svg:y="1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1.669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1.669cm" svg:y="13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15.398cm" svg:y1="17.891cm" svg:x2="16.795cm" svg:y2="17.891cm">
          <text:p/>
        </draw:line>
        <draw:line draw:style-name="gr35" draw:text-style-name="P6" draw:layer="layout" svg:x1="18.361cm" svg:y1="17.891cm" svg:x2="19.758cm" svg:y2="17.891cm">
          <text:p/>
        </draw:line>
        <draw:line draw:style-name="gr35" draw:text-style-name="P6" draw:layer="layout" svg:x1="21.324cm" svg:y1="17.891cm" svg:x2="22.721cm" svg:y2="17.891cm">
          <text:p/>
        </draw:line>
        <draw:line draw:style-name="gr35" draw:text-style-name="P6" draw:layer="layout" svg:x1="24.019cm" svg:y1="4.683cm" svg:x2="24.019cm" svg:y2="16.875cm">
          <text:p/>
        </draw:line>
        <draw:frame draw:style-name="gr30" draw:text-style-name="P7" draw:layer="layout" svg:width="3.175cm" svg:height="1.421cm" svg:x="14.275cm" svg:y="2.138cm">
          <draw:text-box>
            <text:p><text:span text:style-name="T6">C(S</text:span><text:span text:style-name="T14">ij</text:span><text:span text:style-name="T15">MIT </text:span><text:span text:style-name="T6">, </text:span><text:span text:style-name="T6">S</text:span><text:span text:style-name="T14">ij</text:span><text:span text:style-name="T15">A</text:span><text:span text:style-name="T15">LL</text:span><text:span text:style-name="T16">)</text:span></text:p>
          </draw:text-box>
        </draw:frame>
        <draw:frame draw:style-name="gr30" draw:text-style-name="P7" draw:layer="layout" svg:width="3.175cm" svg:height="1.421cm" svg:x="17.476cm" svg:y="2.139cm">
          <draw:text-box>
            <text:p><text:span text:style-name="T6">C(S</text:span><text:span text:style-name="T14">ij</text:span><text:span text:style-name="T15">MIT</text:span><text:span text:style-name="T6"> </text:span><text:span text:style-name="T6">, </text:span><text:span text:style-name="T6">S</text:span><text:span text:style-name="T14">ij</text:span><text:span text:style-name="T15">R</text:span><text:span text:style-name="T15">L</text:span><text:span text:style-name="T16">)</text:span></text:p>
          </draw:text-box>
        </draw:frame>
        <draw:frame draw:style-name="gr30" draw:text-style-name="P7" draw:layer="layout" svg:width="3.997cm" svg:height="1.421cm" svg:x="20.277cm" svg:y="2.14cm">
          <draw:text-box>
            <text:p><text:span text:style-name="T6">C(S</text:span><text:span text:style-name="T14">ij</text:span><text:span text:style-name="T15">MIT</text:span><text:span text:style-name="T6">, </text:span><text:span text:style-name="T6">S</text:span><text:span text:style-name="T14">ij</text:span><text:span text:style-name="T15">C</text:span><text:span text:style-name="T15">ALL4</text:span><text:span text:style-name="T16">)</text:span></text:p>
          </draw:text-box>
        </draw:frame>
        <draw:line draw:style-name="gr32" draw:text-style-name="P6" draw:layer="layout" svg:x1="5.572cm" svg:y1="3.794cm" svg:x2="5.572cm" svg:y2="5.953cm">
          <text:p/>
        </draw:line>
        <draw:line draw:style-name="gr32" draw:text-style-name="P6" draw:layer="layout" svg:x1="7.172cm" svg:y1="3.857cm" svg:x2="7.172cm" svg:y2="6.016cm">
          <text:p/>
        </draw:line>
        <draw:line draw:style-name="gr32" draw:text-style-name="P6" draw:layer="layout" svg:x1="8.772cm" svg:y1="3.82cm" svg:x2="8.772cm" svg:y2="5.979cm">
          <text:p/>
        </draw:line>
        <draw:line draw:style-name="gr32" draw:text-style-name="P6" draw:layer="layout" svg:x1="10.372cm" svg:y1="3.783cm" svg:x2="10.372cm" svg:y2="5.942cm">
          <text:p/>
        </draw:line>
        <draw:custom-shape draw:style-name="gr8" draw:text-style-name="P9" draw:layer="layout" svg:width="1.252cm" svg:height="2.391cm" svg:x="5.272cm" svg:y="3.6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52cm" svg:height="2.391cm" svg:x="8.473cm" svg:y="3.6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52cm" svg:height="2.391cm" svg:x="6.873cm" svg:y="3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52cm" svg:height="2.391cm" svg:x="10.073cm" svg:y="3.68cm">
          <text:p/>
          <draw:enhanced-geometry svg:viewBox="0 0 21600 21600" draw:type="rectangle" draw:enhanced-path="M 0 0 L 21600 0 21600 21600 0 21600 0 0 Z N"/>
        </draw:custom-shape>
        <draw:line draw:style-name="gr32" draw:text-style-name="P6" draw:layer="layout" svg:x1="7.173cm" svg:y1="7.419cm" svg:x2="7.173cm" svg:y2="9.578cm">
          <text:p/>
        </draw:line>
        <draw:line draw:style-name="gr32" draw:text-style-name="P6" draw:layer="layout" svg:x1="8.773cm" svg:y1="7.382cm" svg:x2="8.773cm" svg:y2="9.541cm">
          <text:p/>
        </draw:line>
        <draw:line draw:style-name="gr32" draw:text-style-name="P6" draw:layer="layout" svg:x1="7.174cm" svg:y1="7.419cm" svg:x2="7.174cm" svg:y2="9.578cm">
          <text:p/>
        </draw:line>
        <draw:line draw:style-name="gr32" draw:text-style-name="P6" draw:layer="layout" svg:x1="8.774cm" svg:y1="7.382cm" svg:x2="8.774cm" svg:y2="9.541cm">
          <text:p/>
        </draw:line>
        <draw:line draw:style-name="gr32" draw:text-style-name="P6" draw:layer="layout" svg:x1="7.174cm" svg:y1="7.381cm" svg:x2="7.174cm" svg:y2="9.54cm">
          <text:p/>
        </draw:line>
        <draw:line draw:style-name="gr32" draw:text-style-name="P6" draw:layer="layout" svg:x1="8.774cm" svg:y1="7.344cm" svg:x2="8.774cm" svg:y2="9.503cm">
          <text:p/>
        </draw:line>
        <draw:line draw:style-name="gr32" draw:text-style-name="P6" draw:layer="layout" svg:x1="5.575cm" svg:y1="7.381cm" svg:x2="5.575cm" svg:y2="9.54cm">
          <text:p/>
        </draw:line>
        <draw:line draw:style-name="gr32" draw:text-style-name="P6" draw:layer="layout" svg:x1="10.375cm" svg:y1="7.344cm" svg:x2="10.375cm" svg:y2="9.503cm">
          <text:p/>
        </draw:line>
        <draw:line draw:style-name="gr32" draw:text-style-name="P6" draw:layer="layout" svg:x1="10.375cm" svg:y1="15.307cm" svg:x2="10.375cm" svg:y2="17.466cm">
          <text:p/>
        </draw:line>
        <draw:line draw:style-name="gr32" draw:text-style-name="P6" draw:layer="layout" svg:x1="8.775cm" svg:y1="15.27cm" svg:x2="8.775cm" svg:y2="17.429cm">
          <text:p/>
        </draw:line>
        <draw:line draw:style-name="gr32" draw:text-style-name="P6" draw:layer="layout" svg:x1="7.175cm" svg:y1="15.233cm" svg:x2="7.175cm" svg:y2="17.392cm">
          <text:p/>
        </draw:line>
        <draw:line draw:style-name="gr32" draw:text-style-name="P6" draw:layer="layout" svg:x1="5.575cm" svg:y1="15.296cm" svg:x2="5.575cm" svg:y2="17.455cm">
          <text:p/>
        </draw:line>
      </draw:page>
      <draw:page draw:name="page4" draw:style-name="dp1" draw:master-page-name="Default">
        <draw:custom-shape draw:style-name="gr36" draw:text-style-name="P1" draw:layer="layout" svg:width="2.669cm" svg:height="2.379cm" svg:x="2.649cm" svg:y="3.77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2.649cm" svg:y="7.35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2.649cm" svg:y="15.1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3.736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3.736cm" svg:y="11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3.736cm" svg:y="12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3.736cm" svg:y="1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669cm" svg:height="2.379cm" svg:x="5.55cm" svg:y="3.7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5.55cm" svg:y="7.35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5.55cm" svg:y="15.1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6.637cm" svg:y="1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6.637cm" svg:y="11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6.637cm" svg:y="12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6.637cm" svg:y="13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669cm" svg:height="2.379cm" svg:x="8.55cm" svg:y="3.7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8.55cm" svg:y="7.35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8.55cm" svg:y="15.1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9.637cm" svg:y="1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9.637cm" svg:y="11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9.637cm" svg:y="12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9.637cm" svg:y="1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669cm" svg:height="2.379cm" svg:x="11.55cm" svg:y="3.78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11.55cm" svg:y="7.35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11.55cm" svg:y="15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12.637cm" svg:y="10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2.637cm" svg:y="11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2.637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12.637cm" svg:y="13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3.175cm" svg:height="1.421cm" svg:x="2.574cm" svg:y="1.674cm">
          <draw:text-box>
            <text:p><text:span text:style-name="T17">MI</text:span><text:span text:style-name="T17">T</text:span><text:span text:style-name="T18">i.</text:span><text:span text:style-name="T19">T</text:span><text:span text:style-name="T17"> </text:span><text:span text:style-name="T17">* </text:span><text:span text:style-name="T17">MI</text:span><text:span text:style-name="T17">T</text:span><text:span text:style-name="T18">j.</text:span><text:span text:style-name="T19">T</text:span></text:p>
          </draw:text-box>
        </draw:frame>
        <draw:frame draw:style-name="gr30" draw:text-style-name="P14" draw:layer="layout" svg:width="3.175cm" svg:height="1.421cm" svg:x="5.375cm" svg:y="1.675cm">
          <draw:text-box>
            <text:p><text:span text:style-name="T17">MI</text:span><text:span text:style-name="T17">T</text:span><text:span text:style-name="T18">i.</text:span><text:span text:style-name="T19">T</text:span><text:span text:style-name="T17"> </text:span><text:span text:style-name="T17">* </text:span><text:span text:style-name="T17">AL</text:span><text:span text:style-name="T17">L</text:span><text:span text:style-name="T18">j.</text:span><text:span text:style-name="T19">T</text:span></text:p>
          </draw:text-box>
        </draw:frame>
        <draw:frame draw:style-name="gr30" draw:text-style-name="P14" draw:layer="layout" svg:width="3.175cm" svg:height="1.421cm" svg:x="8.576cm" svg:y="1.676cm">
          <draw:text-box>
            <text:p><text:span text:style-name="T17">MI</text:span><text:span text:style-name="T17">T</text:span><text:span text:style-name="T18">i.</text:span><text:span text:style-name="T19">T</text:span><text:span text:style-name="T17"> </text:span><text:span text:style-name="T17">* </text:span><text:span text:style-name="T17">RL</text:span><text:span text:style-name="T18">j.</text:span><text:span text:style-name="T19">T</text:span></text:p>
          </draw:text-box>
        </draw:frame>
        <draw:frame draw:style-name="gr30" draw:text-style-name="P14" draw:layer="layout" svg:width="3.361cm" svg:height="1.421cm" svg:x="11.277cm" svg:y="1.677cm">
          <draw:text-box>
            <text:p><text:span text:style-name="T17">MI</text:span><text:span text:style-name="T17">T</text:span><text:span text:style-name="T18">i.</text:span><text:span text:style-name="T19">T</text:span><text:span text:style-name="T17"> </text:span><text:span text:style-name="T17">* </text:span><text:span text:style-name="T17">C</text:span><text:span text:style-name="T17">AL</text:span><text:span text:style-name="T17">L4</text:span><text:span text:style-name="T18">j</text:span><text:span text:style-name="T18">.</text:span><text:span text:style-name="T19">T</text:span></text:p>
          </draw:text-box>
        </draw:frame>
        <draw:line draw:style-name="gr38" draw:text-style-name="P15" draw:layer="layout" svg:x1="2.828cm" svg:y1="3.832cm" svg:x2="5.114cm" svg:y2="5.991cm">
          <text:p/>
        </draw:line>
        <draw:line draw:style-name="gr38" draw:text-style-name="P15" draw:layer="layout" svg:x1="5.828cm" svg:y1="3.833cm" svg:x2="8.114cm" svg:y2="5.992cm">
          <text:p/>
        </draw:line>
        <draw:line draw:style-name="gr38" draw:text-style-name="P15" draw:layer="layout" svg:x1="8.628cm" svg:y1="3.834cm" svg:x2="10.914cm" svg:y2="5.993cm">
          <text:p/>
        </draw:line>
        <draw:line draw:style-name="gr38" draw:text-style-name="P15" draw:layer="layout" svg:x1="11.728cm" svg:y1="3.835cm" svg:x2="14.014cm" svg:y2="5.994cm">
          <text:p/>
        </draw:line>
        <draw:line draw:style-name="gr38" draw:text-style-name="P15" draw:layer="layout" svg:x1="2.828cm" svg:y1="7.433cm" svg:x2="5.114cm" svg:y2="9.592cm">
          <text:p/>
        </draw:line>
        <draw:line draw:style-name="gr38" draw:text-style-name="P15" draw:layer="layout" svg:x1="5.728cm" svg:y1="7.434cm" svg:x2="8.014cm" svg:y2="9.593cm">
          <text:p/>
        </draw:line>
        <draw:line draw:style-name="gr38" draw:text-style-name="P15" draw:layer="layout" svg:x1="8.728cm" svg:y1="7.435cm" svg:x2="11.014cm" svg:y2="9.594cm">
          <text:p/>
        </draw:line>
        <draw:line draw:style-name="gr38" draw:text-style-name="P15" draw:layer="layout" svg:x1="11.728cm" svg:y1="7.436cm" svg:x2="14.014cm" svg:y2="9.595cm">
          <text:p/>
        </draw:line>
        <draw:line draw:style-name="gr38" draw:text-style-name="P15" draw:layer="layout" svg:x1="11.728cm" svg:y1="15.337cm" svg:x2="14.014cm" svg:y2="17.496cm">
          <text:p/>
        </draw:line>
        <draw:line draw:style-name="gr38" draw:text-style-name="P15" draw:layer="layout" svg:x1="8.728cm" svg:y1="15.338cm" svg:x2="11.014cm" svg:y2="17.497cm">
          <text:p/>
        </draw:line>
        <draw:line draw:style-name="gr38" draw:text-style-name="P15" draw:layer="layout" svg:x1="5.728cm" svg:y1="15.339cm" svg:x2="8.014cm" svg:y2="17.498cm">
          <text:p/>
        </draw:line>
        <draw:line draw:style-name="gr38" draw:text-style-name="P15" draw:layer="layout" svg:x1="2.828cm" svg:y1="15.34cm" svg:x2="5.114cm" svg:y2="17.499cm">
          <text:p/>
        </draw:line>
        <draw:frame draw:style-name="gr39" draw:text-style-name="P16" draw:layer="layout" svg:width="1.143cm" svg:height="1.241cm" svg:x="1.304cm" svg:y="4.721cm">
          <draw:text-box>
            <text:p>73</text:p>
          </draw:text-box>
        </draw:frame>
        <draw:frame draw:style-name="gr39" draw:text-style-name="P16" draw:layer="layout" svg:width="1.143cm" svg:height="1.241cm" svg:x="1.305cm" svg:y="8.122cm">
          <draw:text-box>
            <text:p>73</text:p>
          </draw:text-box>
        </draw:frame>
        <draw:frame draw:style-name="gr39" draw:text-style-name="P16" draw:layer="layout" svg:width="1.143cm" svg:height="1.241cm" svg:x="1.306cm" svg:y="15.623cm">
          <draw:text-box>
            <text:p>73</text:p>
          </draw:text-box>
        </draw:frame>
        <draw:frame draw:style-name="gr40" draw:text-style-name="P16" draw:layer="layout" svg:width="1.002cm" svg:height="0.751cm" svg:x="3.336cm" svg:y="2.9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6.137cm" svg:y="2.9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9.138cm" svg:y="2.9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12.139cm" svg:y="2.9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3.336cm" svg:y="6.5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6.137cm" svg:y="6.5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9.138cm" svg:y="6.5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12.139cm" svg:y="6.5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3.336cm" svg:y="14.3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6.137cm" svg:y="14.3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9.138cm" svg:y="14.3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12.139cm" svg:y="14.397cm">
          <draw:text-box>
            <text:p text:style-name="P17"><text:span text:style-name="T20">73</text:span></text:p>
          </draw:text-box>
        </draw:frame>
        <draw:custom-shape draw:style-name="gr41" draw:text-style-name="P1" draw:layer="layout" svg:width="1.82cm" svg:height="1.805cm" svg:x="17.887cm" svg:y="5.7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17.956cm" svg:y="8.0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82cm" svg:height="1.806cm" svg:x="17.956cm" svg:y="10.3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17.956cm" svg:y="12.722cm"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1.222cm" svg:height="1.241cm" svg:x="18.355cm" svg:y="4.935cm">
          <draw:text-box>
            <text:p text:style-name="P17"><text:span text:style-name="T20">73</text:span></text:p>
          </draw:text-box>
        </draw:frame>
        <draw:frame draw:style-name="gr43" draw:text-style-name="P16" draw:layer="layout" svg:width="1.009cm" svg:height="1.241cm" svg:x="26.087cm" svg:y="6.384cm">
          <draw:text-box>
            <text:p text:style-name="P17"><text:span text:style-name="T20">23</text:span></text:p>
          </draw:text-box>
        </draw:frame>
        <draw:frame draw:style-name="gr43" draw:text-style-name="P16" draw:layer="layout" svg:width="1.01cm" svg:height="1.241cm" svg:x="26.088cm" svg:y="8.662cm">
          <draw:text-box>
            <text:p text:style-name="P17"><text:span text:style-name="T20">23</text:span></text:p>
          </draw:text-box>
        </draw:frame>
        <draw:frame draw:style-name="gr43" draw:text-style-name="P16" draw:layer="layout" svg:width="1.01cm" svg:height="1.241cm" svg:x="26.088cm" svg:y="10.94cm">
          <draw:text-box>
            <text:p text:style-name="P17"><text:span text:style-name="T20">23</text:span></text:p>
          </draw:text-box>
        </draw:frame>
        <draw:frame draw:style-name="gr43" draw:text-style-name="P16" draw:layer="layout" svg:width="1.009cm" svg:height="1.241cm" svg:x="26.09cm" svg:y="13.217cm">
          <draw:text-box>
            <text:p text:style-name="P17"><text:span text:style-name="T20">23</text:span></text:p>
          </draw:text-box>
        </draw:frame>
        <draw:custom-shape draw:style-name="gr44" draw:text-style-name="P18" draw:layer="layout" svg:width="1.27cm" svg:height="12.827cm" svg:x="14.778cm" svg:y="4.1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1" draw:text-style-name="P1" draw:layer="layout" svg:width="1.82cm" svg:height="1.805cm" svg:x="19.988cm" svg:y="5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20.057cm" svg:y="8.05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82cm" svg:height="1.806cm" svg:x="20.057cm" svg:y="10.4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20.057cm" svg:y="12.76cm"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1.222cm" svg:height="1.241cm" svg:x="20.456cm" svg:y="4.973cm">
          <draw:text-box>
            <text:p text:style-name="P17"><text:span text:style-name="T20">73</text:span></text:p>
          </draw:text-box>
        </draw:frame>
        <draw:custom-shape draw:style-name="gr41" draw:text-style-name="P1" draw:layer="layout" svg:width="1.82cm" svg:height="1.805cm" svg:x="22.089cm" svg:y="5.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22.158cm" svg:y="8.0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82cm" svg:height="1.806cm" svg:x="22.158cm" svg:y="10.44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22.158cm" svg:y="12.798cm"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1.222cm" svg:height="1.241cm" svg:x="22.557cm" svg:y="5.011cm">
          <draw:text-box>
            <text:p text:style-name="P17"><text:span text:style-name="T20">73</text:span></text:p>
          </draw:text-box>
        </draw:frame>
        <draw:custom-shape draw:style-name="gr41" draw:text-style-name="P1" draw:layer="layout" svg:width="1.82cm" svg:height="1.805cm" svg:x="24.19cm" svg:y="5.84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24.259cm" svg:y="8.12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82cm" svg:height="1.806cm" svg:x="24.259cm" svg:y="10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24.259cm" svg:y="12.836cm"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1.222cm" svg:height="1.241cm" svg:x="24.658cm" svg:y="5.049cm">
          <draw:text-box>
            <text:p text:style-name="P17"><text:span text:style-name="T20">73</text:span></text:p>
          </draw:text-box>
        </draw:frame>
        <draw:frame draw:style-name="gr45" draw:text-style-name="P19" draw:layer="layout" svg:width="1.552cm" svg:height="0.751cm" svg:x="15.84cm" svg:y="6.469cm">
          <draw:text-box>
            <text:p text:style-name="P17"><text:span text:style-name="T21">M</text:span><text:span text:style-name="T21">IT</text:span></text:p>
          </draw:text-box>
        </draw:frame>
        <draw:frame draw:style-name="gr46" draw:text-style-name="P19" draw:layer="layout" svg:width="1.556cm" svg:height="0.751cm" svg:x="15.84cm" svg:y="8.669cm">
          <draw:text-box>
            <text:p text:style-name="P17"><text:span text:style-name="T21">A</text:span><text:span text:style-name="T21">L</text:span><text:span text:style-name="T21">L</text:span></text:p>
          </draw:text-box>
        </draw:frame>
        <draw:frame draw:style-name="gr47" draw:text-style-name="P19" draw:layer="layout" svg:width="1.217cm" svg:height="0.751cm" svg:x="16.04cm" svg:y="10.869cm">
          <draw:text-box>
            <text:p text:style-name="P17"><text:span text:style-name="T21">R</text:span><text:span text:style-name="T21">L</text:span></text:p>
          </draw:text-box>
        </draw:frame>
        <draw:frame draw:style-name="gr48" draw:text-style-name="P19" draw:layer="layout" svg:width="2.204cm" svg:height="0.751cm" svg:x="15.741cm" svg:y="13.069cm">
          <draw:text-box>
            <text:p text:style-name="P17"><text:span text:style-name="T21">C</text:span><text:span text:style-name="T21">A</text:span><text:span text:style-name="T21">L</text:span><text:span text:style-name="T21">L</text:span><text:span text:style-name="T21">4</text:span></text:p>
          </draw:text-box>
        </draw:frame>
        <draw:frame draw:style-name="gr45" draw:text-style-name="P19" draw:layer="layout" svg:width="1.552cm" svg:height="0.751cm" svg:x="18.072cm" svg:y="3.794cm">
          <draw:text-box>
            <text:p text:style-name="P17"><text:span text:style-name="T21">M</text:span><text:span text:style-name="T21">IT</text:span></text:p>
          </draw:text-box>
        </draw:frame>
        <draw:frame draw:style-name="gr46" draw:text-style-name="P19" draw:layer="layout" svg:width="1.556cm" svg:height="0.751cm" svg:x="19.872cm" svg:y="3.794cm">
          <draw:text-box>
            <text:p text:style-name="P17"><text:span text:style-name="T21">A</text:span><text:span text:style-name="T21">L</text:span><text:span text:style-name="T21">L</text:span></text:p>
          </draw:text-box>
        </draw:frame>
        <draw:frame draw:style-name="gr47" draw:text-style-name="P19" draw:layer="layout" svg:width="1.217cm" svg:height="0.751cm" svg:x="21.872cm" svg:y="3.794cm">
          <draw:text-box>
            <text:p text:style-name="P17"><text:span text:style-name="T21">R</text:span><text:span text:style-name="T21">L</text:span></text:p>
          </draw:text-box>
        </draw:frame>
        <draw:frame draw:style-name="gr48" draw:text-style-name="P19" draw:layer="layout" svg:width="2.204cm" svg:height="0.751cm" svg:x="23.872cm" svg:y="3.794cm">
          <draw:text-box>
            <text:p text:style-name="P17"><text:span text:style-name="T21">C</text:span><text:span text:style-name="T21">A</text:span><text:span text:style-name="T21">L</text:span><text:span text:style-name="T21">L</text:span><text:span text:style-name="T21">4</text:span></text:p>
          </draw:text-box>
        </draw:frame>
      </draw:page>
      <draw:page draw:name="page5" draw:style-name="dp1" draw:master-page-name="Default">
        <draw:frame draw:style-name="gr2" draw:text-style-name="P2" draw:layer="layout" svg:width="1.27cm" svg:height="1.424cm" svg:x="8.181cm" svg:y="4.217cm">
          <draw:text-box>
            <text:p>N<text:span text:style-name="T1">1</text:span></text:p>
          </draw:text-box>
        </draw:frame>
        <draw:frame draw:style-name="gr2" draw:text-style-name="P2" draw:layer="layout" svg:width="1.686cm" svg:height="1.424cm" svg:x="10.078cm" svg:y="2.357cm">
          <draw:text-box>
            <text:p>N<text:span text:style-name="T1">1</text:span></text:p>
          </draw:text-box>
        </draw:frame>
        <draw:frame draw:style-name="gr5" draw:text-style-name="P2" draw:layer="layout" svg:width="1.162cm" svg:height="1.483cm" svg:x="8.135cm" svg:y="18.151cm">
          <draw:text-box>
            <text:p>N<text:span text:style-name="T1">2</text:span><text:span text:style-name="T1">3</text:span></text:p>
          </draw:text-box>
        </draw:frame>
        <draw:frame draw:style-name="gr6" draw:text-style-name="P3" draw:layer="layout" svg:width="1.812cm" svg:height="1.684cm" svg:x="10.179cm" svg:y="16.491cm">
          <draw:text-box>
            <text:p><text:span text:style-name="T2">N</text:span><text:span text:style-name="T3">2</text:span><text:span text:style-name="T3">3</text:span></text:p>
          </draw:text-box>
        </draw:frame>
        <draw:g>
          <draw:custom-shape draw:style-name="gr49" draw:text-style-name="P20" draw:layer="layout" svg:width="0.297cm" svg:height="0.322cm" svg:x="10.635cm" svg:y="9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0" draw:layer="layout" svg:width="0.297cm" svg:height="0.322cm" svg:x="10.635cm" svg:y="10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0" draw:layer="layout" svg:width="0.297cm" svg:height="0.322cm" svg:x="10.635cm" svg:y="11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2" draw:layer="layout" svg:width="1.143cm" svg:height="1.349cm" svg:x="16.637cm" svg:y="4.0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18.311cm" svg:y="2.397cm">
          <draw:text-box>
            <text:p>73</text:p>
          </draw:text-box>
        </draw:frame>
        <draw:frame draw:style-name="gr12" draw:text-style-name="P5" draw:layer="layout" svg:width="2.21cm" svg:height="1.493cm" svg:x="16.151cm" svg:y="7.173cm">
          <draw:text-box>
            <text:p><text:span text:style-name="T4">N</text:span><text:span text:style-name="T5">2</text:span><text:span text:style-name="T4">+</text:span><text:span text:style-name="T4">N</text:span><text:span text:style-name="T5">1</text:span></text:p>
          </draw:text-box>
        </draw:frame>
        <draw:frame draw:style-name="gr13" draw:text-style-name="P2" draw:layer="layout" svg:width="1.011cm" svg:height="1.229cm" svg:x="18.512cm" svg:y="5.99cm">
          <draw:text-box>
            <text:p>73</text:p>
          </draw:text-box>
        </draw:frame>
        <draw:frame draw:style-name="gr14" draw:text-style-name="P2" draw:layer="layout" svg:width="1.442cm" svg:height="1.349cm" svg:x="16.446cm" svg:y="18.54cm">
          <draw:text-box>
            <text:p>N<text:span text:style-name="T1">2</text:span><text:span text:style-name="T1">3</text:span></text:p>
          </draw:text-box>
        </draw:frame>
        <draw:frame draw:style-name="gr15" draw:text-style-name="P2" draw:layer="layout" svg:width="1.011cm" svg:height="1.23cm" svg:x="18.312cm" svg:y="16.257cm">
          <draw:text-box>
            <text:p>73</text:p>
          </draw:text-box>
        </draw:frame>
        <draw:g>
          <draw:custom-shape draw:style-name="gr49" draw:text-style-name="P20" draw:layer="layout" svg:width="0.27cm" svg:height="0.326cm" svg:x="18.767cm" svg:y="9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0" draw:layer="layout" svg:width="0.27cm" svg:height="0.326cm" svg:x="18.767cm" svg:y="10.7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0" draw:layer="layout" svg:width="0.27cm" svg:height="0.326cm" svg:x="18.767cm" svg:y="11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21" draw:layer="layout" svg:width="4.45cm" svg:height="1.421cm" svg:x="8.769cm" svg:y="1.135cm">
          <draw:text-box>
            <text:p><text:span text:style-name="T22">C</text:span><text:span text:style-name="T22">on</text:span><text:span text:style-name="T22">ta</text:span><text:span text:style-name="T22">ct </text:span><text:span text:style-name="T22">M</text:span><text:span text:style-name="T22">ap</text:span><text:span text:style-name="T22">s </text:span><text:span text:style-name="T22">(C</text:span><text:span text:style-name="T23">a</text:span><text:span text:style-name="T24">ij</text:span><text:span text:style-name="T22">)</text:span></text:p>
          </draw:text-box>
        </draw:frame>
        <draw:frame draw:style-name="gr50" draw:text-style-name="P8" draw:layer="layout" svg:width="4.074cm" svg:height="2.188cm" svg:x="16.933cm" svg:y="1.135cm">
          <draw:text-box>
            <text:p><text:span text:style-name="T7">G</text:span><text:span text:style-name="T7">r</text:span><text:span text:style-name="T7">ap</text:span><text:span text:style-name="T7">h</text:span><text:span text:style-name="T7">le</text:span><text:span text:style-name="T7">ts</text:span><text:span text:style-name="T7">(S</text:span><text:span text:style-name="T9">a</text:span><text:span text:style-name="T8">ij</text:span><text:span text:style-name="T25">)</text:span></text:p>
          </draw:text-box>
        </draw:frame>
        <draw:frame draw:style-name="gr5" draw:text-style-name="P2" draw:layer="layout" svg:width="1.162cm" svg:height="1.483cm" svg:x="8.073cm" svg:y="14.152cm">
          <draw:text-box>
            <text:p>N<text:span text:style-name="T1">2</text:span><text:span text:style-name="T1">2</text:span></text:p>
          </draw:text-box>
        </draw:frame>
        <draw:frame draw:style-name="gr6" draw:text-style-name="P3" draw:layer="layout" svg:width="1.812cm" svg:height="1.684cm" svg:x="10.017cm" svg:y="12.392cm">
          <draw:text-box>
            <text:p><text:span text:style-name="T2">N</text:span><text:span text:style-name="T3">2</text:span><text:span text:style-name="T3">3</text:span></text:p>
          </draw:text-box>
        </draw:frame>
        <draw:frame draw:style-name="gr14" draw:text-style-name="P5" draw:layer="layout" svg:width="1.961cm" svg:height="1.349cm" svg:x="15.984cm" svg:y="13.941cm">
          <draw:text-box>
            <text:p><text:span text:style-name="T4">N</text:span><text:span text:style-name="T5">22</text:span><text:span text:style-name="T4">+N</text:span><text:span text:style-name="T5">2</text:span><text:span text:style-name="T5">3</text:span></text:p>
          </draw:text-box>
        </draw:frame>
        <draw:frame draw:style-name="gr15" draw:text-style-name="P2" draw:layer="layout" svg:width="1.011cm" svg:height="1.23cm" svg:x="18.35cm" svg:y="12.258cm">
          <draw:text-box>
            <text:p>73</text:p>
          </draw:text-box>
        </draw:frame>
        <draw:frame draw:style-name="gr51" draw:text-style-name="P2" draw:layer="layout" svg:width="4.079cm" svg:height="0.852cm" svg:x="2.383cm" svg:y="4.302cm">
          <draw:text-box>
            <text:p>(1) Chr1-Chr1(C<text:span text:style-name="T1">1</text:span>)</text:p>
          </draw:text-box>
        </draw:frame>
        <draw:frame draw:style-name="gr52" draw:text-style-name="P2" draw:layer="layout" svg:width="4.342cm" svg:height="0.852cm" svg:x="2.383cm" svg:y="7.503cm">
          <draw:text-box>
            <text:p>(2) Chr1-Chr2(C<text:span text:style-name="T1">1</text:span><text:span text:style-name="T1">2</text:span>)</text:p>
          </draw:text-box>
        </draw:frame>
        <draw:frame draw:style-name="gr53" draw:text-style-name="P2" draw:layer="layout" svg:width="5.467cm" svg:height="0.852cm" svg:x="2.383cm" svg:y="14.204cm">
          <draw:text-box>
            <text:p>(275) Chr22-Chr23(C<text:span text:style-name="T1">22</text:span><text:span text:style-name="T1">,23</text:span>)</text:p>
          </draw:text-box>
        </draw:frame>
        <draw:frame draw:style-name="gr54" draw:text-style-name="P2" draw:layer="layout" svg:width="5.179cm" svg:height="0.852cm" svg:x="2.383cm" svg:y="18.505cm">
          <draw:text-box>
            <text:p>(276) Chr23-Chr23(C<text:span text:style-name="T1">23</text:span>)</text:p>
          </draw:text-box>
        </draw:frame>
        <draw:line draw:style-name="gr16" draw:text-style-name="P6" draw:layer="layout" svg:x1="12.928cm" svg:y1="18.877cm" svg:x2="15.551cm" svg:y2="18.907cm">
          <text:p/>
        </draw:line>
        <draw:frame draw:style-name="gr55" draw:text-style-name="P22" draw:layer="layout" svg:width="1.078cm" svg:height="0.595cm" svg:x="9.058cm" svg:y="3.213cm">
          <draw:text-box>
            <text:p><text:span text:style-name="T26">C</text:span><text:span text:style-name="T27">1,1,1,1</text:span></text:p>
          </draw:text-box>
        </draw:frame>
        <draw:frame draw:style-name="gr56" draw:text-style-name="P22" draw:layer="layout" svg:width="1.099cm" svg:height="0.595cm" svg:x="9.758cm" svg:y="3.213cm">
          <draw:text-box>
            <text:p><text:span text:style-name="T26">C</text:span><text:span text:style-name="T27">1,1,1,2</text:span></text:p>
          </draw:text-box>
        </draw:frame>
        <draw:frame draw:style-name="gr56" draw:text-style-name="P22" draw:layer="layout" svg:width="1.099cm" svg:height="0.595cm" svg:x="9.058cm" svg:y="3.713cm">
          <draw:text-box>
            <text:p><text:span text:style-name="T26">C</text:span><text:span text:style-name="T27">1,1,2,1</text:span></text:p>
          </draw:text-box>
        </draw:frame>
        <draw:frame draw:style-name="gr57" draw:text-style-name="P22" draw:layer="layout" svg:width="1.2cm" svg:height="0.595cm" svg:x="9.058cm" svg:y="5.013cm">
          <draw:text-box>
            <text:p><text:span text:style-name="T26">C</text:span><text:span text:style-name="T27">1,1,N1,1</text:span></text:p>
          </draw:text-box>
        </draw:frame>
        <draw:frame draw:style-name="gr57" draw:text-style-name="P22" draw:layer="layout" svg:width="1.2cm" svg:height="0.595cm" svg:x="11.158cm" svg:y="3.213cm">
          <draw:text-box>
            <text:p><text:span text:style-name="T26">C</text:span><text:span text:style-name="T27">1,1,1,N1</text:span></text:p>
          </draw:text-box>
        </draw:frame>
        <draw:frame draw:style-name="gr58" draw:text-style-name="P22" draw:layer="layout" svg:width="1.323cm" svg:height="0.595cm" svg:x="11.058cm" svg:y="5.013cm">
          <draw:text-box>
            <text:p><text:span text:style-name="T26">C</text:span><text:span text:style-name="T27">1,1,N1,</text:span><text:span text:style-name="T27">N1</text:span></text:p>
          </draw:text-box>
        </draw:frame>
        <draw:frame draw:style-name="gr59" draw:text-style-name="P23" draw:layer="layout" svg:width="1.075cm" svg:height="0.847cm" svg:x="17.424cm" svg:y="3.159cm">
          <draw:text-box>
            <text:p><text:span text:style-name="T28">S</text:span><text:span text:style-name="T29">1,1,1,1</text:span></text:p>
          </draw:text-box>
        </draw:frame>
        <draw:frame draw:style-name="gr59" draw:text-style-name="P23" draw:layer="layout" svg:width="1.164cm" svg:height="0.847cm" svg:x="19.624cm" svg:y="3.159cm">
          <draw:text-box>
            <text:p><text:span text:style-name="T28">S</text:span><text:span text:style-name="T29">1,1,1,73</text:span></text:p>
          </draw:text-box>
        </draw:frame>
        <draw:frame draw:style-name="gr59" draw:text-style-name="P23" draw:layer="layout" svg:width="1.306cm" svg:height="0.847cm" svg:x="19.625cm" svg:y="5.26cm">
          <draw:text-box>
            <text:p><text:span text:style-name="T28">S</text:span><text:span text:style-name="T29">1,1,N1,73</text:span></text:p>
          </draw:text-box>
        </draw:frame>
        <draw:frame draw:style-name="gr59" draw:text-style-name="P23" draw:layer="layout" svg:width="1.202cm" svg:height="0.847cm" svg:x="17.424cm" svg:y="5.259cm">
          <draw:text-box>
            <text:p><text:span text:style-name="T28">S</text:span><text:span text:style-name="T29">1,1,N1,1</text:span></text:p>
          </draw:text-box>
        </draw:frame>
        <draw:frame draw:style-name="gr59" draw:text-style-name="P24" draw:layer="layout" svg:width="1.224cm" svg:height="0.847cm" svg:x="17.556cm" svg:y="6.755cm">
          <draw:text-box>
            <text:p><text:span text:style-name="T30">S</text:span><text:span text:style-name="T31">1,2,1,1</text:span></text:p>
          </draw:text-box>
        </draw:frame>
        <draw:frame draw:style-name="gr59" draw:text-style-name="P24" draw:layer="layout" svg:width="1.033cm" svg:height="0.847cm" svg:x="19.688cm" svg:y="6.755cm">
          <draw:text-box>
            <text:p><text:span text:style-name="T30">S</text:span><text:span text:style-name="T31">1,1,1,73</text:span></text:p>
          </draw:text-box>
        </draw:frame>
        <draw:frame draw:style-name="gr59" draw:text-style-name="P25" draw:layer="layout" svg:width="1.419cm" svg:height="0.847cm" svg:x="19.434cm" svg:y="8.756cm">
          <draw:text-box>
            <text:p><text:span text:style-name="T32">S</text:span><text:span text:style-name="T33">1,2,N1+</text:span><text:span text:style-name="T33">N2,73</text:span></text:p>
          </draw:text-box>
        </draw:frame>
        <draw:frame draw:style-name="gr59" draw:text-style-name="P24" draw:layer="layout" svg:width="1.351cm" svg:height="0.847cm" svg:x="17.556cm" svg:y="8.655cm">
          <draw:text-box>
            <text:p><text:span text:style-name="T30">S</text:span><text:span text:style-name="T31">1,2,N1+</text:span><text:span text:style-name="T31">N2,1</text:span></text:p>
          </draw:text-box>
        </draw:frame>
        <draw:frame draw:style-name="gr59" draw:text-style-name="P24" draw:layer="layout" svg:width="1.224cm" svg:height="0.847cm" svg:x="17.556cm" svg:y="7.655cm">
          <draw:text-box>
            <text:p><text:span text:style-name="T30">S</text:span><text:span text:style-name="T31">1,2,N1,1</text:span></text:p>
          </draw:text-box>
        </draw:frame>
        <draw:frame draw:style-name="gr59" draw:text-style-name="P24" draw:layer="layout" svg:width="1.187cm" svg:height="0.847cm" svg:x="19.561cm" svg:y="7.656cm">
          <draw:text-box>
            <text:p><text:span text:style-name="T30">S</text:span><text:span text:style-name="T31">1,2,N1,7</text:span><text:span text:style-name="T31">3</text:span></text:p>
          </draw:text-box>
        </draw:frame>
        <draw:frame draw:style-name="gr59" draw:text-style-name="P23" draw:layer="layout" svg:width="1.644cm" svg:height="0.847cm" svg:x="17.37cm" svg:y="13.147cm">
          <draw:text-box>
            <text:p><text:span text:style-name="T28">S</text:span><text:span text:style-name="T29">22,23,1,1</text:span></text:p>
          </draw:text-box>
        </draw:frame>
        <draw:frame draw:style-name="gr60" draw:text-style-name="P23" draw:layer="layout" svg:width="1.474cm" svg:height="1.145cm" svg:x="19.449cm" svg:y="13.147cm">
          <draw:text-box>
            <text:p><text:span text:style-name="T28">S</text:span><text:span text:style-name="T29">22,23,1,</text:span><text:span text:style-name="T29">73</text:span></text:p>
          </draw:text-box>
        </draw:frame>
        <draw:frame draw:style-name="gr60" draw:text-style-name="P26" draw:layer="layout" svg:width="1.879cm" svg:height="1.145cm" svg:x="19.079cm" svg:y="15.159cm">
          <draw:text-box>
            <text:p><text:span text:style-name="T34">S</text:span><text:span text:style-name="T35">22,23,N</text:span><text:span text:style-name="T35">22+N23,7</text:span><text:span text:style-name="T35">3</text:span></text:p>
          </draw:text-box>
        </draw:frame>
        <draw:frame draw:style-name="gr59" draw:text-style-name="P26" draw:layer="layout" svg:width="2.014cm" svg:height="0.847cm" svg:x="17.37cm" svg:y="15.159cm">
          <draw:text-box>
            <text:p><text:span text:style-name="T34">S</text:span><text:span text:style-name="T35">22,23,N</text:span><text:span text:style-name="T35">22+N23,1</text:span></text:p>
          </draw:text-box>
        </draw:frame>
        <draw:frame draw:style-name="gr59" draw:text-style-name="P26" draw:layer="layout" svg:width="1.779cm" svg:height="0.847cm" svg:x="17.37cm" svg:y="14.016cm">
          <draw:text-box>
            <text:p><text:span text:style-name="T34">S</text:span><text:span text:style-name="T35">22,23,N</text:span><text:span text:style-name="T35">22,1</text:span></text:p>
          </draw:text-box>
        </draw:frame>
        <draw:frame draw:style-name="gr60" draw:text-style-name="P26" draw:layer="layout" svg:width="1.716cm" svg:height="1.145cm" svg:x="19.379cm" svg:y="14.048cm">
          <draw:text-box>
            <text:p><text:span text:style-name="T34">S</text:span><text:span text:style-name="T35">22,23,N</text:span><text:span text:style-name="T35">22,73</text:span></text:p>
          </draw:text-box>
        </draw:frame>
        <draw:frame draw:style-name="gr61" draw:text-style-name="P27" draw:layer="layout" svg:width="1.571cm" svg:height="1.016cm" svg:x="17.435cm" svg:y="16.982cm">
          <draw:text-box>
            <text:p><text:span text:style-name="T26">S</text:span><text:span text:style-name="T27">23,23,1,</text:span><text:span text:style-name="T27">1</text:span></text:p>
          </draw:text-box>
        </draw:frame>
        <draw:frame draw:style-name="gr62" draw:text-style-name="P27" draw:layer="layout" svg:width="1.483cm" svg:height="1.126cm" svg:x="19.348cm" svg:y="16.982cm">
          <draw:text-box>
            <text:p><text:span text:style-name="T26">S</text:span><text:span text:style-name="T27">23,23,1,</text:span><text:span text:style-name="T27">73</text:span></text:p>
          </draw:text-box>
        </draw:frame>
        <draw:frame draw:style-name="gr63" draw:text-style-name="P28" draw:layer="layout" svg:width="1.611cm" svg:height="1.015cm" svg:x="19.32cm" svg:y="19.262cm">
          <draw:text-box>
            <text:p><text:span text:style-name="T34">S</text:span><text:span text:style-name="T35">23,23,N</text:span><text:span text:style-name="T35">23,73</text:span></text:p>
          </draw:text-box>
        </draw:frame>
        <draw:frame draw:style-name="gr64" draw:text-style-name="P28" draw:layer="layout" svg:width="1.538cm" svg:height="1.017cm" svg:x="17.435cm" svg:y="19.233cm">
          <draw:text-box>
            <text:p><text:span text:style-name="T34">S</text:span><text:span text:style-name="T35">23,23,N</text:span><text:span text:style-name="T35">23,1</text:span></text:p>
          </draw:text-box>
        </draw:frame>
        <draw:custom-shape draw:style-name="gr65" draw:text-style-name="P29" draw:layer="layout" svg:width="0.127cm" svg:height="2.286cm" svg:x="9.101cm" svg:y="3.24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29" draw:layer="layout" svg:width="0.127cm" svg:height="2.286cm" svg:x="12.211cm" svg:y="3.14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6" draw:text-style-name="P2" draw:layer="layout" svg:width="1.01cm" svg:height="0.746cm" svg:x="10.579cm" svg:y="3.14cm">
          <draw:text-box>
            <text:p>. . .</text:p>
          </draw:text-box>
        </draw:frame>
        <draw:frame draw:style-name="gr66" draw:text-style-name="P2" draw:layer="layout" svg:width="1.01cm" svg:height="0.746cm" draw:transform="rotate (-1.57620684747608) translate (10.058cm 4.212cm)">
          <draw:text-box>
            <text:p>. . .</text:p>
          </draw:text-box>
        </draw:frame>
        <draw:frame draw:style-name="gr67" draw:text-style-name="P2" draw:layer="layout" svg:width="1.453cm" svg:height="0.746cm" draw:transform="rotate (-0.967436004380457) translate (10.661cm 3.77cm)">
          <draw:text-box>
            <text:p>. . .</text:p>
          </draw:text-box>
        </draw:frame>
        <draw:frame draw:style-name="gr2" draw:text-style-name="P2" draw:layer="layout" svg:width="1.27cm" svg:height="1.424cm" svg:x="8.181cm" svg:y="7.717cm">
          <draw:text-box>
            <text:p>N<text:span text:style-name="T1">1</text:span></text:p>
          </draw:text-box>
        </draw:frame>
        <draw:frame draw:style-name="gr2" draw:text-style-name="P2" draw:layer="layout" svg:width="1.686cm" svg:height="1.424cm" svg:x="10.078cm" svg:y="6.057cm">
          <draw:text-box>
            <text:p>N<text:span text:style-name="T1">2</text:span></text:p>
          </draw:text-box>
        </draw:frame>
        <draw:frame draw:style-name="gr56" draw:text-style-name="P22" draw:layer="layout" svg:width="1.099cm" svg:height="0.595cm" svg:x="9.058cm" svg:y="6.713cm">
          <draw:text-box>
            <text:p><text:span text:style-name="T26">C</text:span><text:span text:style-name="T27">1,2,1,1</text:span></text:p>
          </draw:text-box>
        </draw:frame>
        <draw:frame draw:style-name="gr68" draw:text-style-name="P22" draw:layer="layout" svg:width="1.12cm" svg:height="0.595cm" svg:x="9.758cm" svg:y="6.713cm">
          <draw:text-box>
            <text:p><text:span text:style-name="T26">C</text:span><text:span text:style-name="T27">1,2,1,2</text:span></text:p>
          </draw:text-box>
        </draw:frame>
        <draw:frame draw:style-name="gr68" draw:text-style-name="P22" draw:layer="layout" svg:width="1.12cm" svg:height="0.595cm" svg:x="9.058cm" svg:y="7.213cm">
          <draw:text-box>
            <text:p><text:span text:style-name="T26">C</text:span><text:span text:style-name="T27">1,2,2,1</text:span></text:p>
          </draw:text-box>
        </draw:frame>
        <draw:frame draw:style-name="gr69" draw:text-style-name="P22" draw:layer="layout" svg:width="1.221cm" svg:height="0.595cm" svg:x="9.058cm" svg:y="8.513cm">
          <draw:text-box>
            <text:p><text:span text:style-name="T26">C</text:span><text:span text:style-name="T27">1,2,N1,</text:span><text:span text:style-name="T27">1</text:span></text:p>
          </draw:text-box>
        </draw:frame>
        <draw:frame draw:style-name="gr69" draw:text-style-name="P22" draw:layer="layout" svg:width="1.221cm" svg:height="0.595cm" svg:x="11.158cm" svg:y="6.713cm">
          <draw:text-box>
            <text:p><text:span text:style-name="T26">C</text:span><text:span text:style-name="T27">1,2,1,N</text:span><text:span text:style-name="T27">1</text:span></text:p>
          </draw:text-box>
        </draw:frame>
        <draw:frame draw:style-name="gr70" draw:text-style-name="P22" draw:layer="layout" svg:width="1.344cm" svg:height="0.595cm" svg:x="11.058cm" svg:y="8.513cm">
          <draw:text-box>
            <text:p><text:span text:style-name="T26">C</text:span><text:span text:style-name="T27">1,2,N1,</text:span><text:span text:style-name="T27">N1</text:span></text:p>
          </draw:text-box>
        </draw:frame>
        <draw:custom-shape draw:style-name="gr65" draw:text-style-name="P29" draw:layer="layout" svg:width="0.127cm" svg:height="2.286cm" svg:x="9.101cm" svg:y="6.74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29" draw:layer="layout" svg:width="0.127cm" svg:height="2.286cm" svg:x="12.211cm" svg:y="6.64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6" draw:text-style-name="P2" draw:layer="layout" svg:width="1.01cm" svg:height="0.746cm" svg:x="10.579cm" svg:y="6.64cm">
          <draw:text-box>
            <text:p>. . .</text:p>
          </draw:text-box>
        </draw:frame>
        <draw:frame draw:style-name="gr66" draw:text-style-name="P2" draw:layer="layout" svg:width="1.01cm" svg:height="0.746cm" draw:transform="rotate (-1.57620684747608) translate (10.058cm 7.712cm)">
          <draw:text-box>
            <text:p>. . .</text:p>
          </draw:text-box>
        </draw:frame>
        <draw:frame draw:style-name="gr67" draw:text-style-name="P2" draw:layer="layout" svg:width="1.453cm" svg:height="0.746cm" draw:transform="rotate (-0.967436004380457) translate (10.661cm 7.27cm)">
          <draw:text-box>
            <text:p>. . .</text:p>
          </draw:text-box>
        </draw:frame>
        <draw:frame draw:style-name="gr71" draw:text-style-name="P22" draw:layer="layout" svg:width="1.255cm" svg:height="0.595cm" svg:x="9.058cm" svg:y="13.202cm">
          <draw:text-box>
            <text:p><text:span text:style-name="T26">C</text:span><text:span text:style-name="T27">22,23,</text:span><text:span text:style-name="T27">1,1</text:span></text:p>
          </draw:text-box>
        </draw:frame>
        <draw:frame draw:style-name="gr72" draw:text-style-name="P22" draw:layer="layout" svg:width="1.277cm" svg:height="0.595cm" svg:x="9.758cm" svg:y="13.202cm">
          <draw:text-box>
            <text:p><text:span text:style-name="T26">C</text:span><text:span text:style-name="T27">22,23,</text:span><text:span text:style-name="T27">1,2</text:span></text:p>
          </draw:text-box>
        </draw:frame>
        <draw:frame draw:style-name="gr72" draw:text-style-name="P22" draw:layer="layout" svg:width="1.277cm" svg:height="0.595cm" svg:x="9.058cm" svg:y="13.702cm">
          <draw:text-box>
            <text:p><text:span text:style-name="T26">C</text:span><text:span text:style-name="T27">22,23,</text:span><text:span text:style-name="T27">2,1</text:span></text:p>
          </draw:text-box>
        </draw:frame>
        <draw:frame draw:style-name="gr73" draw:text-style-name="P22" draw:layer="layout" svg:width="1.476cm" svg:height="0.595cm" svg:x="9.058cm" svg:y="15.002cm">
          <draw:text-box>
            <text:p><text:span text:style-name="T26">C</text:span><text:span text:style-name="T27">22,23,</text:span><text:span text:style-name="T27">N22,1</text:span></text:p>
          </draw:text-box>
        </draw:frame>
        <draw:frame draw:style-name="gr74" draw:text-style-name="P22" draw:layer="layout" svg:width="1.378cm" svg:height="0.595cm" svg:x="11.158cm" svg:y="13.202cm">
          <draw:text-box>
            <text:p><text:span text:style-name="T26">C</text:span><text:span text:style-name="T27">22,23,</text:span><text:span text:style-name="T27">1,N1</text:span></text:p>
          </draw:text-box>
        </draw:frame>
        <draw:frame draw:style-name="gr75" draw:text-style-name="P22" draw:layer="layout" svg:width="1.679cm" svg:height="0.595cm" svg:x="10.858cm" svg:y="14.902cm">
          <draw:text-box>
            <text:p><text:span text:style-name="T26">C</text:span><text:span text:style-name="T27">22,23,</text:span><text:span text:style-name="T27">N22,N23</text:span></text:p>
          </draw:text-box>
        </draw:frame>
        <draw:custom-shape draw:style-name="gr65" draw:text-style-name="P29" draw:layer="layout" svg:width="0.127cm" svg:height="2.286cm" svg:x="9.101cm" svg:y="13.23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29" draw:layer="layout" svg:width="0.127cm" svg:height="2.286cm" svg:x="12.211cm" svg:y="13.13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6" draw:text-style-name="P30" draw:layer="layout" svg:width="0.968cm" svg:height="0.708cm" svg:x="10.579cm" svg:y="13.129cm">
          <draw:text-box>
            <text:p><text:span text:style-name="T36">. . .</text:span></text:p>
          </draw:text-box>
        </draw:frame>
        <draw:frame draw:style-name="gr66" draw:text-style-name="P2" draw:layer="layout" svg:width="1.01cm" svg:height="0.746cm" draw:transform="rotate (-1.57620684747608) translate (10.058cm 14.201cm)">
          <draw:text-box>
            <text:p>. . .</text:p>
          </draw:text-box>
        </draw:frame>
        <draw:frame draw:style-name="gr67" draw:text-style-name="P2" draw:layer="layout" svg:width="1.453cm" svg:height="0.746cm" draw:transform="rotate (-0.967436004380457) translate (10.661cm 13.759cm)">
          <draw:text-box>
            <text:p>. . .</text:p>
          </draw:text-box>
        </draw:frame>
        <draw:frame draw:style-name="gr77" draw:text-style-name="P22" draw:layer="layout" svg:width="1.238cm" svg:height="0.595cm" svg:x="9.059cm" svg:y="17.291cm">
          <draw:text-box>
            <text:p><text:span text:style-name="T26">C</text:span><text:span text:style-name="T27">23,23,</text:span><text:span text:style-name="T27">1,1</text:span></text:p>
          </draw:text-box>
        </draw:frame>
        <draw:frame draw:style-name="gr78" draw:text-style-name="P22" draw:layer="layout" svg:width="1.26cm" svg:height="0.595cm" svg:x="9.759cm" svg:y="17.291cm">
          <draw:text-box>
            <text:p><text:span text:style-name="T26">C</text:span><text:span text:style-name="T27">23,23,</text:span><text:span text:style-name="T27">1,2</text:span></text:p>
          </draw:text-box>
        </draw:frame>
        <draw:frame draw:style-name="gr78" draw:text-style-name="P22" draw:layer="layout" svg:width="1.26cm" svg:height="0.595cm" svg:x="9.059cm" svg:y="17.791cm">
          <draw:text-box>
            <text:p><text:span text:style-name="T26">C</text:span><text:span text:style-name="T27">23,23,</text:span><text:span text:style-name="T27">2,1</text:span></text:p>
          </draw:text-box>
        </draw:frame>
        <draw:frame draw:style-name="gr79" draw:text-style-name="P22" draw:layer="layout" svg:width="1.442cm" svg:height="0.595cm" svg:x="9.059cm" svg:y="19.091cm">
          <draw:text-box>
            <text:p><text:span text:style-name="T26">C</text:span><text:span text:style-name="T27">23,23,</text:span><text:span text:style-name="T27">N23,1</text:span></text:p>
          </draw:text-box>
        </draw:frame>
        <draw:frame draw:style-name="gr79" draw:text-style-name="P22" draw:layer="layout" svg:width="1.442cm" svg:height="0.595cm" svg:x="11.115cm" svg:y="17.296cm">
          <draw:text-box>
            <text:p><text:span text:style-name="T26">C</text:span><text:span text:style-name="T27">23,23,</text:span><text:span text:style-name="T27">1,N23</text:span></text:p>
          </draw:text-box>
        </draw:frame>
        <draw:frame draw:style-name="gr80" draw:text-style-name="P22" draw:layer="layout" svg:width="1.645cm" svg:height="0.595cm" svg:x="10.859cm" svg:y="18.991cm">
          <draw:text-box>
            <text:p><text:span text:style-name="T26">C</text:span><text:span text:style-name="T27">23,23,</text:span><text:span text:style-name="T27">N23,N23</text:span></text:p>
          </draw:text-box>
        </draw:frame>
        <draw:custom-shape draw:style-name="gr65" draw:text-style-name="P29" draw:layer="layout" svg:width="0.127cm" svg:height="2.286cm" svg:x="9.102cm" svg:y="17.32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29" draw:layer="layout" svg:width="0.127cm" svg:height="2.286cm" svg:x="12.212cm" svg:y="17.22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6" draw:text-style-name="P30" draw:layer="layout" svg:width="0.968cm" svg:height="0.708cm" svg:x="10.58cm" svg:y="17.218cm">
          <draw:text-box>
            <text:p><text:span text:style-name="T36">. . .</text:span></text:p>
          </draw:text-box>
        </draw:frame>
        <draw:frame draw:style-name="gr66" draw:text-style-name="P2" draw:layer="layout" svg:width="1.01cm" svg:height="0.746cm" draw:transform="rotate (-1.57620684747608) translate (10.059cm 18.29cm)">
          <draw:text-box>
            <text:p>. . .</text:p>
          </draw:text-box>
        </draw:frame>
        <draw:frame draw:style-name="gr67" draw:text-style-name="P2" draw:layer="layout" svg:width="1.453cm" svg:height="0.746cm" draw:transform="rotate (-0.967436004380457) translate (10.662cm 17.848cm)">
          <draw:text-box>
            <text:p>. . .</text:p>
          </draw:text-box>
        </draw:frame>
        <draw:custom-shape draw:style-name="gr81" draw:text-style-name="P29" draw:layer="layout" svg:width="0.151cm" svg:height="2.74cm" svg:x="17.594cm" svg:y="17.07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20.403cm" svg:y="17.07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8.387cm" svg:y="19.132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8.42cm 17.8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8.883cm 17.588cm)">
          <draw:text-box>
            <text:p><text:span text:style-name="T37">. . . </text:span><text:span text:style-name="T37">.</text:span></text:p>
          </draw:text-box>
        </draw:frame>
        <draw:line draw:style-name="gr16" draw:text-style-name="P6" draw:layer="layout" svg:x1="12.916cm" svg:y1="14.387cm" svg:x2="15.539cm" svg:y2="14.417cm">
          <text:p/>
        </draw:line>
        <draw:custom-shape draw:style-name="gr81" draw:text-style-name="P29" draw:layer="layout" svg:width="0.151cm" svg:height="2.74cm" svg:x="17.594cm" svg:y="13.17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20.403cm" svg:y="13.17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8.287cm" svg:y="16.833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20.121cm 17.8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8.421cm 14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8.422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20.523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20.524cm 14.3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17.594cm" svg:y="6.7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20.403cm" svg:y="6.87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3" draw:text-style-name="P30" draw:layer="layout" svg:width="1.264cm" svg:height="1.564cm" draw:transform="rotate (-1.57952297305487) translate (18.523cm 6.975cm)">
          <draw:text-box>
            <text:p><text:span text:style-name="T38">. . .</text:span></text:p>
          </draw:text-box>
        </draw:frame>
        <draw:frame draw:style-name="gr83" draw:text-style-name="P32" draw:layer="layout" svg:width="1.264cm" svg:height="1.564cm" draw:transform="rotate (-1.57952297305487) translate (18.523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20.624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20.625cm 6.9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17.594cm" svg:y="3.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20.403cm" svg:y="3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8.387cm" svg:y="13.034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8.487cm" svg:y="15.035cm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8.884cm 13.689cm)">
          <draw:text-box>
            <text:p><text:span text:style-name="T37">. . . </text:span><text:span text:style-name="T37">.</text:span></text:p>
          </draw:text-box>
        </draw:frame>
        <draw:frame draw:style-name="gr82" draw:text-style-name="P31" draw:layer="layout" svg:width="1.16cm" svg:height="0.849cm" svg:x="18.587cm" svg:y="6.635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8.587cm" svg:y="7.5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8.587cm" svg:y="8.537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8.387cm" svg:y="2.9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8.487cm" svg:y="5.037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20.626cm 3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8.327cm 3.9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8.885cm 3.59cm)">
          <draw:text-box>
            <text:p><text:span text:style-name="T37">. . . </text:span><text:span text:style-name="T37">.</text:span></text:p>
          </draw:text-box>
        </draw:frame>
        <draw:line draw:style-name="gr16" draw:text-style-name="P6" draw:layer="layout" svg:x1="12.904cm" svg:y1="7.797cm" svg:x2="15.527cm" svg:y2="7.827cm">
          <text:p/>
        </draw:line>
        <draw:line draw:style-name="gr16" draw:text-style-name="P6" draw:layer="layout" svg:x1="12.892cm" svg:y1="4.307cm" svg:x2="15.515cm" svg:y2="4.337cm">
          <text:p/>
        </draw:line>
        <draw:frame draw:style-name="gr83" draw:text-style-name="P31" draw:layer="layout" svg:width="1.264cm" svg:height="1.564cm" draw:transform="rotate (-1.57952297305487) translate (12.327cm 3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2.328cm 7.4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2.329cm 13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2.33cm 17.975cm)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0.187cm" svg:y="18.833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0.187cm" svg:y="14.734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0.187cm" svg:y="8.335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0.187cm" svg:y="4.836cm">
          <draw:text-box>
            <text:p><text:span text:style-name="T37">. . .</text:span></text:p>
          </draw:text-box>
        </draw:frame>
      </draw:page>
      <draw:page draw:name="page6" draw:style-name="dp1" draw:master-page-name="Default">
        <draw:frame draw:style-name="gr30" draw:text-style-name="P33" draw:layer="layout" svg:width="3.175cm" svg:height="1.421cm" svg:x="15.475cm" svg:y="0.938cm">
          <draw:text-box>
            <text:p><text:span text:style-name="T39">m</text:span><text:span text:style-name="T40">a,b</text:span><text:span text:style-name="T41">ij</text:span></text:p>
          </draw:text-box>
        </draw:frame>
        <draw:frame draw:style-name="gr9" draw:text-style-name="P2" draw:layer="layout" svg:width="1.143cm" svg:height="1.349cm" svg:x="3.038cm" svg:y="4.0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4.712cm" svg:y="2.397cm">
          <draw:text-box>
            <text:p>73</text:p>
          </draw:text-box>
        </draw:frame>
        <draw:frame draw:style-name="gr12" draw:text-style-name="P5" draw:layer="layout" svg:width="2.21cm" svg:height="1.493cm" svg:x="2.852cm" svg:y="7.173cm">
          <draw:text-box>
            <text:p><text:span text:style-name="T4">N</text:span><text:span text:style-name="T5">2</text:span><text:span text:style-name="T4">+N</text:span><text:span text:style-name="T5">1</text:span></text:p>
          </draw:text-box>
        </draw:frame>
        <draw:frame draw:style-name="gr13" draw:text-style-name="P2" draw:layer="layout" svg:width="1.011cm" svg:height="1.229cm" svg:x="4.913cm" svg:y="5.99cm">
          <draw:text-box>
            <text:p>73</text:p>
          </draw:text-box>
        </draw:frame>
        <draw:frame draw:style-name="gr14" draw:text-style-name="P2" draw:layer="layout" svg:width="1.442cm" svg:height="1.349cm" svg:x="3.047cm" svg:y="18.1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4.713cm" svg:y="16.257cm">
          <draw:text-box>
            <text:p>73</text:p>
          </draw:text-box>
        </draw:frame>
        <draw:custom-shape draw:style-name="gr49" draw:text-style-name="P20" draw:layer="layout" svg:width="0.27cm" svg:height="0.326cm" svg:x="5.168cm" svg:y="9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5.168cm" svg:y="10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5.168cm" svg:y="11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.961cm" svg:height="1.349cm" svg:x="2.685cm" svg:y="13.941cm">
          <draw:text-box>
            <text:p><text:span text:style-name="T4">N</text:span><text:span text:style-name="T5">22</text:span><text:span text:style-name="T4">+N</text:span><text:span text:style-name="T5">23</text:span></text:p>
          </draw:text-box>
        </draw:frame>
        <draw:frame draw:style-name="gr15" draw:text-style-name="P2" draw:layer="layout" svg:width="1.011cm" svg:height="1.23cm" svg:x="4.751cm" svg:y="12.258cm">
          <draw:text-box>
            <text:p>73</text:p>
          </draw:text-box>
        </draw:frame>
        <draw:frame draw:style-name="gr59" draw:text-style-name="P23" draw:layer="layout" svg:width="1.075cm" svg:height="0.847cm" svg:x="3.825cm" svg:y="3.159cm">
          <draw:text-box>
            <text:p><text:span text:style-name="T28">S</text:span><text:span text:style-name="T29">1,1,1,1</text:span></text:p>
          </draw:text-box>
        </draw:frame>
        <draw:frame draw:style-name="gr59" draw:text-style-name="P23" draw:layer="layout" svg:width="1.164cm" svg:height="0.847cm" svg:x="6.025cm" svg:y="3.159cm">
          <draw:text-box>
            <text:p><text:span text:style-name="T28">S</text:span><text:span text:style-name="T29">1,1,1,73</text:span></text:p>
          </draw:text-box>
        </draw:frame>
        <draw:frame draw:style-name="gr59" draw:text-style-name="P23" draw:layer="layout" svg:width="1.306cm" svg:height="0.847cm" svg:x="6.026cm" svg:y="5.26cm">
          <draw:text-box>
            <text:p><text:span text:style-name="T28">S</text:span><text:span text:style-name="T29">1,1,N1,73</text:span></text:p>
          </draw:text-box>
        </draw:frame>
        <draw:frame draw:style-name="gr59" draw:text-style-name="P23" draw:layer="layout" svg:width="1.202cm" svg:height="0.847cm" svg:x="3.825cm" svg:y="5.259cm">
          <draw:text-box>
            <text:p><text:span text:style-name="T28">S</text:span><text:span text:style-name="T29">1,1,N1,1</text:span></text:p>
          </draw:text-box>
        </draw:frame>
        <draw:frame draw:style-name="gr59" draw:text-style-name="P24" draw:layer="layout" svg:width="1.224cm" svg:height="0.847cm" svg:x="3.957cm" svg:y="6.755cm">
          <draw:text-box>
            <text:p><text:span text:style-name="T30">S</text:span><text:span text:style-name="T31">1,2,1,1</text:span></text:p>
          </draw:text-box>
        </draw:frame>
        <draw:frame draw:style-name="gr59" draw:text-style-name="P24" draw:layer="layout" svg:width="1.033cm" svg:height="0.847cm" svg:x="6.089cm" svg:y="6.755cm">
          <draw:text-box>
            <text:p><text:span text:style-name="T30">S</text:span><text:span text:style-name="T31">1,1,1,73</text:span></text:p>
          </draw:text-box>
        </draw:frame>
        <draw:frame draw:style-name="gr59" draw:text-style-name="P25" draw:layer="layout" svg:width="1.419cm" svg:height="0.847cm" svg:x="5.835cm" svg:y="8.756cm">
          <draw:text-box>
            <text:p><text:span text:style-name="T32">S</text:span><text:span text:style-name="T33">1,2,N1+N2,73</text:span></text:p>
          </draw:text-box>
        </draw:frame>
        <draw:frame draw:style-name="gr59" draw:text-style-name="P24" draw:layer="layout" svg:width="1.351cm" svg:height="0.847cm" svg:x="3.957cm" svg:y="8.655cm">
          <draw:text-box>
            <text:p><text:span text:style-name="T30">S</text:span><text:span text:style-name="T31">1,2,N1+</text:span><text:span text:style-name="T31">N2,1</text:span></text:p>
          </draw:text-box>
        </draw:frame>
        <draw:frame draw:style-name="gr59" draw:text-style-name="P24" draw:layer="layout" svg:width="1.224cm" svg:height="0.847cm" svg:x="3.957cm" svg:y="7.655cm">
          <draw:text-box>
            <text:p><text:span text:style-name="T30">S</text:span><text:span text:style-name="T31">1,2,N1,1</text:span></text:p>
          </draw:text-box>
        </draw:frame>
        <draw:frame draw:style-name="gr59" draw:text-style-name="P24" draw:layer="layout" svg:width="1.187cm" svg:height="0.847cm" svg:x="5.962cm" svg:y="7.656cm">
          <draw:text-box>
            <text:p><text:span text:style-name="T30">S</text:span><text:span text:style-name="T31">1,2,N1,7</text:span><text:span text:style-name="T31">3</text:span></text:p>
          </draw:text-box>
        </draw:frame>
        <draw:frame draw:style-name="gr59" draw:text-style-name="P23" draw:layer="layout" svg:width="1.644cm" svg:height="0.847cm" svg:x="3.771cm" svg:y="13.147cm">
          <draw:text-box>
            <text:p><text:span text:style-name="T28">S</text:span><text:span text:style-name="T29">22,23,1,1</text:span></text:p>
          </draw:text-box>
        </draw:frame>
        <draw:frame draw:style-name="gr60" draw:text-style-name="P23" draw:layer="layout" svg:width="1.474cm" svg:height="1.145cm" svg:x="5.85cm" svg:y="13.147cm">
          <draw:text-box>
            <text:p><text:span text:style-name="T28">S</text:span><text:span text:style-name="T29">22,23,1,</text:span><text:span text:style-name="T29">73</text:span></text:p>
          </draw:text-box>
        </draw:frame>
        <draw:frame draw:style-name="gr60" draw:text-style-name="P26" draw:layer="layout" svg:width="1.879cm" svg:height="1.145cm" svg:x="5.48cm" svg:y="15.159cm">
          <draw:text-box>
            <text:p><text:span text:style-name="T34">S</text:span><text:span text:style-name="T35">22,23,N</text:span><text:span text:style-name="T35">22+N23,7</text:span><text:span text:style-name="T35">3</text:span></text:p>
          </draw:text-box>
        </draw:frame>
        <draw:frame draw:style-name="gr59" draw:text-style-name="P26" draw:layer="layout" svg:width="2.014cm" svg:height="0.847cm" svg:x="3.771cm" svg:y="15.159cm">
          <draw:text-box>
            <text:p><text:span text:style-name="T34">S</text:span><text:span text:style-name="T35">22,23,N</text:span><text:span text:style-name="T35">22+N23,1</text:span></text:p>
          </draw:text-box>
        </draw:frame>
        <draw:frame draw:style-name="gr59" draw:text-style-name="P26" draw:layer="layout" svg:width="1.779cm" svg:height="0.847cm" svg:x="3.771cm" svg:y="14.016cm">
          <draw:text-box>
            <text:p><text:span text:style-name="T34">S</text:span><text:span text:style-name="T35">22,23,N22,1</text:span></text:p>
          </draw:text-box>
        </draw:frame>
        <draw:frame draw:style-name="gr60" draw:text-style-name="P26" draw:layer="layout" svg:width="1.716cm" svg:height="1.145cm" svg:x="5.78cm" svg:y="14.048cm">
          <draw:text-box>
            <text:p><text:span text:style-name="T34">S</text:span><text:span text:style-name="T35">22,23,N22,73</text:span></text:p>
          </draw:text-box>
        </draw:frame>
        <draw:frame draw:style-name="gr61" draw:text-style-name="P27" draw:layer="layout" svg:width="1.571cm" svg:height="1.016cm" svg:x="3.836cm" svg:y="16.982cm">
          <draw:text-box>
            <text:p><text:span text:style-name="T26">S</text:span><text:span text:style-name="T27">23,23,1,1</text:span></text:p>
          </draw:text-box>
        </draw:frame>
        <draw:frame draw:style-name="gr62" draw:text-style-name="P27" draw:layer="layout" svg:width="1.483cm" svg:height="1.126cm" svg:x="5.749cm" svg:y="16.982cm">
          <draw:text-box>
            <text:p><text:span text:style-name="T26">S</text:span><text:span text:style-name="T27">23,23,1,73</text:span></text:p>
          </draw:text-box>
        </draw:frame>
        <draw:frame draw:style-name="gr63" draw:text-style-name="P28" draw:layer="layout" svg:width="1.611cm" svg:height="1.015cm" svg:x="5.721cm" svg:y="19.262cm">
          <draw:text-box>
            <text:p><text:span text:style-name="T34">S</text:span><text:span text:style-name="T35">23,23</text:span><text:span text:style-name="T35">,N23,7</text:span><text:span text:style-name="T35">3</text:span></text:p>
          </draw:text-box>
        </draw:frame>
        <draw:frame draw:style-name="gr64" draw:text-style-name="P28" draw:layer="layout" svg:width="1.538cm" svg:height="1.017cm" svg:x="3.836cm" svg:y="19.233cm">
          <draw:text-box>
            <text:p><text:span text:style-name="T34">S</text:span><text:span text:style-name="T35">23,</text:span><text:span text:style-name="T35">23,N</text:span><text:span text:style-name="T35">23,1</text:span></text:p>
          </draw:text-box>
        </draw:frame>
        <draw:custom-shape draw:style-name="gr81" draw:text-style-name="P29" draw:layer="layout" svg:width="0.151cm" svg:height="2.74cm" svg:x="3.995cm" svg:y="17.07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6.804cm" svg:y="17.07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4.788cm" svg:y="19.132cm">
          <draw:text-box>
            <text:p><text:span text:style-name="T37">. </text:span><text:span text:style-name="T37">. </text:span><text:span text:style-name="T37">.</text:span></text:p>
          </draw:text-box>
        </draw:frame>
        <draw:frame draw:style-name="gr83" draw:text-style-name="P31" draw:layer="layout" svg:width="1.264cm" svg:height="1.564cm" draw:transform="rotate (-1.57952297305487) translate (4.821cm 17.875cm)">
          <draw:text-box>
            <text:p><text:span text:style-name="T37">. </text:span><text:span text:style-name="T37">. </text:span><text:span text:style-name="T37">.</text:span></text:p>
          </draw:text-box>
        </draw:frame>
        <draw:frame draw:style-name="gr84" draw:text-style-name="P31" draw:layer="layout" svg:width="1.717cm" svg:height="0.935cm" draw:transform="rotate (-0.970926662884446) translate (5.284cm 17.588cm)">
          <draw:text-box>
            <text:p><text:span text:style-name="T37">. . </text:span><text:span text:style-name="T37">. .</text:span></text:p>
          </draw:text-box>
        </draw:frame>
        <draw:custom-shape draw:style-name="gr81" draw:text-style-name="P29" draw:layer="layout" svg:width="0.151cm" svg:height="2.74cm" svg:x="3.995cm" svg:y="13.17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6.804cm" svg:y="13.17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4.688cm" svg:y="16.833cm">
          <draw:text-box>
            <text:p><text:span text:style-name="T37">. . </text:span><text:span text:style-name="T37">.</text:span></text:p>
          </draw:text-box>
        </draw:frame>
        <draw:frame draw:style-name="gr83" draw:text-style-name="P31" draw:layer="layout" svg:width="1.264cm" svg:height="1.564cm" draw:transform="rotate (-1.57952297305487) translate (6.522cm 17.875cm)">
          <draw:text-box>
            <text:p><text:span text:style-name="T37">. . </text:span><text:span text:style-name="T37">.</text:span></text:p>
          </draw:text-box>
        </draw:frame>
        <draw:frame draw:style-name="gr83" draw:text-style-name="P31" draw:layer="layout" svg:width="1.264cm" svg:height="1.564cm" draw:transform="rotate (-1.57952297305487) translate (4.822cm 14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4.823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6.924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6.925cm 14.3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3.995cm" svg:y="6.7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6.804cm" svg:y="6.87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3" draw:text-style-name="P30" draw:layer="layout" svg:width="1.264cm" svg:height="1.564cm" draw:transform="rotate (-1.57952297305487) translate (4.924cm 6.975cm)">
          <draw:text-box>
            <text:p><text:span text:style-name="T38">. . .</text:span></text:p>
          </draw:text-box>
        </draw:frame>
        <draw:frame draw:style-name="gr83" draw:text-style-name="P32" draw:layer="layout" svg:width="1.264cm" svg:height="1.564cm" draw:transform="rotate (-1.57952297305487) translate (4.924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7.025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7.026cm 6.9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3.995cm" svg:y="3.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6.804cm" svg:y="3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4.788cm" svg:y="13.034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4.888cm" svg:y="15.035cm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5.285cm 13.689cm)">
          <draw:text-box>
            <text:p><text:span text:style-name="T37">. . </text:span><text:span text:style-name="T37">. .</text:span></text:p>
          </draw:text-box>
        </draw:frame>
        <draw:frame draw:style-name="gr82" draw:text-style-name="P31" draw:layer="layout" svg:width="1.16cm" svg:height="0.849cm" svg:x="4.988cm" svg:y="6.635cm">
          <draw:text-box>
            <text:p><text:span text:style-name="T37">. . </text:span><text:span text:style-name="T37">.</text:span></text:p>
          </draw:text-box>
        </draw:frame>
        <draw:frame draw:style-name="gr82" draw:text-style-name="P31" draw:layer="layout" svg:width="1.16cm" svg:height="0.849cm" svg:x="4.988cm" svg:y="7.536cm">
          <draw:text-box>
            <text:p><text:span text:style-name="T37">. . </text:span><text:span text:style-name="T37">.</text:span></text:p>
          </draw:text-box>
        </draw:frame>
        <draw:frame draw:style-name="gr82" draw:text-style-name="P31" draw:layer="layout" svg:width="1.16cm" svg:height="0.849cm" svg:x="4.988cm" svg:y="8.537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4.788cm" svg:y="2.9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4.888cm" svg:y="5.037cm">
          <draw:text-box>
            <text:p><text:span text:style-name="T37">. . </text:span><text:span text:style-name="T37">.</text:span></text:p>
          </draw:text-box>
        </draw:frame>
        <draw:frame draw:style-name="gr83" draw:text-style-name="P31" draw:layer="layout" svg:width="1.264cm" svg:height="1.564cm" draw:transform="rotate (-1.57952297305487) translate (7.027cm 3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4.728cm 3.9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5.286cm 3.59cm)">
          <draw:text-box>
            <text:p><text:span text:style-name="T37">. . . </text:span><text:span text:style-name="T37">.</text:span></text:p>
          </draw:text-box>
        </draw:frame>
        <draw:frame draw:style-name="gr9" draw:text-style-name="P2" draw:layer="layout" svg:width="1.143cm" svg:height="1.349cm" svg:x="8.939cm" svg:y="4.0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10.613cm" svg:y="2.397cm">
          <draw:text-box>
            <text:p>73</text:p>
          </draw:text-box>
        </draw:frame>
        <draw:frame draw:style-name="gr12" draw:text-style-name="P5" draw:layer="layout" svg:width="2.21cm" svg:height="1.493cm" svg:x="8.753cm" svg:y="7.173cm">
          <draw:text-box>
            <text:p><text:span text:style-name="T4">N</text:span><text:span text:style-name="T5">2</text:span><text:span text:style-name="T4">+</text:span><text:span text:style-name="T4">N</text:span><text:span text:style-name="T5">1</text:span></text:p>
          </draw:text-box>
        </draw:frame>
        <draw:frame draw:style-name="gr13" draw:text-style-name="P2" draw:layer="layout" svg:width="1.011cm" svg:height="1.229cm" svg:x="10.814cm" svg:y="5.99cm">
          <draw:text-box>
            <text:p>73</text:p>
          </draw:text-box>
        </draw:frame>
        <draw:frame draw:style-name="gr14" draw:text-style-name="P2" draw:layer="layout" svg:width="1.442cm" svg:height="1.349cm" svg:x="8.748cm" svg:y="18.5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10.614cm" svg:y="16.257cm">
          <draw:text-box>
            <text:p>73</text:p>
          </draw:text-box>
        </draw:frame>
        <draw:custom-shape draw:style-name="gr49" draw:text-style-name="P20" draw:layer="layout" svg:width="0.27cm" svg:height="0.326cm" svg:x="11.069cm" svg:y="9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1.069cm" svg:y="10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1.069cm" svg:y="11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.961cm" svg:height="1.349cm" svg:x="8.586cm" svg:y="13.941cm">
          <draw:text-box>
            <text:p><text:span text:style-name="T4">N</text:span><text:span text:style-name="T5">22</text:span><text:span text:style-name="T4">+N</text:span><text:span text:style-name="T5">23</text:span></text:p>
          </draw:text-box>
        </draw:frame>
        <draw:frame draw:style-name="gr15" draw:text-style-name="P2" draw:layer="layout" svg:width="1.011cm" svg:height="1.23cm" svg:x="10.652cm" svg:y="12.258cm">
          <draw:text-box>
            <text:p>73</text:p>
          </draw:text-box>
        </draw:frame>
        <draw:frame draw:style-name="gr59" draw:text-style-name="P23" draw:layer="layout" svg:width="1.075cm" svg:height="0.847cm" svg:x="9.726cm" svg:y="3.159cm">
          <draw:text-box>
            <text:p><text:span text:style-name="T28">S</text:span><text:span text:style-name="T29">1,1,1,1</text:span></text:p>
          </draw:text-box>
        </draw:frame>
        <draw:frame draw:style-name="gr59" draw:text-style-name="P23" draw:layer="layout" svg:width="1.164cm" svg:height="0.847cm" svg:x="11.926cm" svg:y="3.159cm">
          <draw:text-box>
            <text:p><text:span text:style-name="T28">S</text:span><text:span text:style-name="T29">1,1,1,73</text:span></text:p>
          </draw:text-box>
        </draw:frame>
        <draw:frame draw:style-name="gr59" draw:text-style-name="P23" draw:layer="layout" svg:width="1.306cm" svg:height="0.847cm" svg:x="11.927cm" svg:y="5.26cm">
          <draw:text-box>
            <text:p><text:span text:style-name="T28">S</text:span><text:span text:style-name="T29">1,1,N1,73</text:span></text:p>
          </draw:text-box>
        </draw:frame>
        <draw:frame draw:style-name="gr59" draw:text-style-name="P23" draw:layer="layout" svg:width="1.202cm" svg:height="0.847cm" svg:x="9.726cm" svg:y="5.259cm">
          <draw:text-box>
            <text:p><text:span text:style-name="T28">S</text:span><text:span text:style-name="T29">1,1,N1,1</text:span></text:p>
          </draw:text-box>
        </draw:frame>
        <draw:frame draw:style-name="gr59" draw:text-style-name="P24" draw:layer="layout" svg:width="1.224cm" svg:height="0.847cm" svg:x="9.858cm" svg:y="6.755cm">
          <draw:text-box>
            <text:p><text:span text:style-name="T30">S</text:span><text:span text:style-name="T31">1,2,1,1</text:span></text:p>
          </draw:text-box>
        </draw:frame>
        <draw:frame draw:style-name="gr59" draw:text-style-name="P24" draw:layer="layout" svg:width="1.033cm" svg:height="0.847cm" svg:x="11.99cm" svg:y="6.755cm">
          <draw:text-box>
            <text:p><text:span text:style-name="T30">S</text:span><text:span text:style-name="T31">1,1,1,73</text:span></text:p>
          </draw:text-box>
        </draw:frame>
        <draw:frame draw:style-name="gr59" draw:text-style-name="P25" draw:layer="layout" svg:width="1.419cm" svg:height="0.847cm" svg:x="11.736cm" svg:y="8.756cm">
          <draw:text-box>
            <text:p><text:span text:style-name="T32">S</text:span><text:span text:style-name="T33">1,2,N1+N2,73</text:span></text:p>
          </draw:text-box>
        </draw:frame>
        <draw:frame draw:style-name="gr59" draw:text-style-name="P24" draw:layer="layout" svg:width="1.351cm" svg:height="0.847cm" svg:x="9.858cm" svg:y="8.655cm">
          <draw:text-box>
            <text:p><text:span text:style-name="T30">S</text:span><text:span text:style-name="T31">1,2,N1+N2,1</text:span></text:p>
          </draw:text-box>
        </draw:frame>
        <draw:frame draw:style-name="gr59" draw:text-style-name="P24" draw:layer="layout" svg:width="1.224cm" svg:height="0.847cm" svg:x="9.858cm" svg:y="7.655cm">
          <draw:text-box>
            <text:p><text:span text:style-name="T30">S</text:span><text:span text:style-name="T31">1,2,N1,1</text:span></text:p>
          </draw:text-box>
        </draw:frame>
        <draw:frame draw:style-name="gr59" draw:text-style-name="P24" draw:layer="layout" svg:width="1.187cm" svg:height="0.847cm" svg:x="11.863cm" svg:y="7.656cm">
          <draw:text-box>
            <text:p><text:span text:style-name="T30">S</text:span><text:span text:style-name="T31">1,2,N1,73</text:span></text:p>
          </draw:text-box>
        </draw:frame>
        <draw:frame draw:style-name="gr59" draw:text-style-name="P23" draw:layer="layout" svg:width="1.644cm" svg:height="0.847cm" svg:x="9.672cm" svg:y="13.147cm">
          <draw:text-box>
            <text:p><text:span text:style-name="T28">S</text:span><text:span text:style-name="T29">22,23,1,1</text:span></text:p>
          </draw:text-box>
        </draw:frame>
        <draw:frame draw:style-name="gr60" draw:text-style-name="P23" draw:layer="layout" svg:width="1.474cm" svg:height="1.145cm" svg:x="11.751cm" svg:y="13.147cm">
          <draw:text-box>
            <text:p><text:span text:style-name="T28">S</text:span><text:span text:style-name="T29">22,23,1,73</text:span></text:p>
          </draw:text-box>
        </draw:frame>
        <draw:frame draw:style-name="gr60" draw:text-style-name="P26" draw:layer="layout" svg:width="1.879cm" svg:height="1.145cm" svg:x="11.381cm" svg:y="15.159cm">
          <draw:text-box>
            <text:p><text:span text:style-name="T34">S</text:span><text:span text:style-name="T35">22,23,N22+N23,73</text:span></text:p>
          </draw:text-box>
        </draw:frame>
        <draw:frame draw:style-name="gr59" draw:text-style-name="P26" draw:layer="layout" svg:width="2.014cm" svg:height="0.847cm" svg:x="9.672cm" svg:y="15.159cm">
          <draw:text-box>
            <text:p><text:span text:style-name="T34">S</text:span><text:span text:style-name="T35">22,23,N22+N23,1</text:span></text:p>
          </draw:text-box>
        </draw:frame>
        <draw:frame draw:style-name="gr59" draw:text-style-name="P26" draw:layer="layout" svg:width="1.779cm" svg:height="0.847cm" svg:x="9.672cm" svg:y="14.016cm">
          <draw:text-box>
            <text:p><text:span text:style-name="T34">S</text:span><text:span text:style-name="T35">22,23,N22,1</text:span></text:p>
          </draw:text-box>
        </draw:frame>
        <draw:frame draw:style-name="gr60" draw:text-style-name="P26" draw:layer="layout" svg:width="1.716cm" svg:height="1.145cm" svg:x="11.681cm" svg:y="14.048cm">
          <draw:text-box>
            <text:p><text:span text:style-name="T34">S</text:span><text:span text:style-name="T35">22,23,N22,73</text:span></text:p>
          </draw:text-box>
        </draw:frame>
        <draw:frame draw:style-name="gr61" draw:text-style-name="P27" draw:layer="layout" svg:width="1.571cm" svg:height="1.016cm" svg:x="9.737cm" svg:y="16.982cm">
          <draw:text-box>
            <text:p><text:span text:style-name="T26">S</text:span><text:span text:style-name="T27">23,23,1,1</text:span></text:p>
          </draw:text-box>
        </draw:frame>
        <draw:frame draw:style-name="gr62" draw:text-style-name="P27" draw:layer="layout" svg:width="1.483cm" svg:height="1.126cm" svg:x="11.65cm" svg:y="16.982cm">
          <draw:text-box>
            <text:p><text:span text:style-name="T26">S</text:span><text:span text:style-name="T27">23,23,1,73</text:span></text:p>
          </draw:text-box>
        </draw:frame>
        <draw:frame draw:style-name="gr63" draw:text-style-name="P28" draw:layer="layout" svg:width="1.611cm" svg:height="1.015cm" svg:x="11.622cm" svg:y="19.262cm">
          <draw:text-box>
            <text:p><text:span text:style-name="T34">S</text:span><text:span text:style-name="T35">23,23,N23,73</text:span></text:p>
          </draw:text-box>
        </draw:frame>
        <draw:frame draw:style-name="gr64" draw:text-style-name="P28" draw:layer="layout" svg:width="1.538cm" svg:height="1.017cm" svg:x="9.737cm" svg:y="19.233cm">
          <draw:text-box>
            <text:p><text:span text:style-name="T34">S</text:span><text:span text:style-name="T35">23,23,N23,1</text:span></text:p>
          </draw:text-box>
        </draw:frame>
        <draw:custom-shape draw:style-name="gr81" draw:text-style-name="P29" draw:layer="layout" svg:width="0.151cm" svg:height="2.74cm" svg:x="9.896cm" svg:y="17.07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2.705cm" svg:y="17.07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0.689cm" svg:y="19.132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722cm 17.8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1.185cm 17.588cm)">
          <draw:text-box>
            <text:p><text:span text:style-name="T37">. . . .</text:span></text:p>
          </draw:text-box>
        </draw:frame>
        <draw:custom-shape draw:style-name="gr81" draw:text-style-name="P29" draw:layer="layout" svg:width="0.151cm" svg:height="2.74cm" svg:x="9.896cm" svg:y="13.17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2.705cm" svg:y="13.17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0.589cm" svg:y="16.833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2.423cm 17.8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723cm 14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724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2.825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2.826cm 14.3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9.896cm" svg:y="6.7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2.705cm" svg:y="6.87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3" draw:text-style-name="P30" draw:layer="layout" svg:width="1.264cm" svg:height="1.564cm" draw:transform="rotate (-1.57952297305487) translate (10.825cm 6.975cm)">
          <draw:text-box>
            <text:p><text:span text:style-name="T38">. . .</text:span></text:p>
          </draw:text-box>
        </draw:frame>
        <draw:frame draw:style-name="gr83" draw:text-style-name="P32" draw:layer="layout" svg:width="1.264cm" svg:height="1.564cm" draw:transform="rotate (-1.57952297305487) translate (10.825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2.926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2.927cm 6.9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9.896cm" svg:y="3.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2.705cm" svg:y="3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0.689cm" svg:y="13.034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0.789cm" svg:y="15.035cm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1.186cm 13.689cm)">
          <draw:text-box>
            <text:p><text:span text:style-name="T37">. . . </text:span><text:span text:style-name="T37">.</text:span></text:p>
          </draw:text-box>
        </draw:frame>
        <draw:frame draw:style-name="gr82" draw:text-style-name="P31" draw:layer="layout" svg:width="1.16cm" svg:height="0.849cm" svg:x="10.889cm" svg:y="6.635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0.889cm" svg:y="7.5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0.889cm" svg:y="8.537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0.689cm" svg:y="2.9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0.789cm" svg:y="5.037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2.928cm 3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629cm 3.9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1.187cm 3.59cm)">
          <draw:text-box>
            <text:p><text:span text:style-name="T37">. . . </text:span><text:span text:style-name="T37">.</text:span></text:p>
          </draw:text-box>
        </draw:frame>
        <draw:custom-shape draw:style-name="gr85" draw:text-style-name="P6" draw:layer="layout" svg:width="0.127cm" svg:height="0.762cm" svg:x="15.113cm" svg:y="3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19.109cm" svg:y="3.795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4.967cm" svg:y="3.848cm">
          <draw:text-box>
            <text:p><text:span text:style-name="T42">c</text:span><text:span text:style-name="T43">a,b</text:span><text:span text:style-name="T44">i,1,0</text:span></text:p>
          </draw:text-box>
        </draw:frame>
        <draw:frame draw:style-name="gr87" draw:text-style-name="P34" draw:layer="layout" svg:width="1.27cm" svg:height="1.168cm" svg:x="15.667cm" svg:y="3.848cm">
          <draw:text-box>
            <text:p><text:span text:style-name="T42">c</text:span><text:span text:style-name="T43">a,b</text:span><text:span text:style-name="T44">i,1,1</text:span></text:p>
          </draw:text-box>
        </draw:frame>
        <draw:frame draw:style-name="gr87" draw:text-style-name="P34" draw:layer="layout" svg:width="1.27cm" svg:height="1.168cm" svg:x="18.167cm" svg:y="3.848cm">
          <draw:text-box>
            <text:p><text:span text:style-name="T42">c</text:span><text:span text:style-name="T43">a,b</text:span><text:span text:style-name="T44">i,1,72</text:span></text:p>
          </draw:text-box>
        </draw:frame>
        <draw:frame draw:style-name="gr82" draw:text-style-name="P31" draw:layer="layout" svg:width="1.16cm" svg:height="0.849cm" svg:x="16.789cm" svg:y="3.637cm">
          <draw:text-box>
            <text:p><text:span text:style-name="T37">. . .</text:span></text:p>
          </draw:text-box>
        </draw:frame>
        <draw:frame draw:style-name="gr34" draw:text-style-name="P2" draw:layer="layout" svg:width="0.87cm" svg:height="0.746cm" svg:x="16.689cm" svg:y="2.54cm">
          <draw:text-box>
            <text:p>73</text:p>
          </draw:text-box>
        </draw:frame>
        <draw:custom-shape draw:style-name="gr85" draw:text-style-name="P6" draw:layer="layout" svg:width="0.127cm" svg:height="0.762cm" svg:x="15.113cm" svg:y="7.39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19.109cm" svg:y="7.396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4.967cm" svg:y="7.449cm">
          <draw:text-box>
            <text:p><text:span text:style-name="T42">c</text:span><text:span text:style-name="T43">a,b</text:span><text:span text:style-name="T44">i,2,0</text:span></text:p>
          </draw:text-box>
        </draw:frame>
        <draw:frame draw:style-name="gr87" draw:text-style-name="P34" draw:layer="layout" svg:width="1.27cm" svg:height="1.168cm" svg:x="15.667cm" svg:y="7.449cm">
          <draw:text-box>
            <text:p><text:span text:style-name="T42">c</text:span><text:span text:style-name="T43">a,b</text:span><text:span text:style-name="T44">i,2,1</text:span></text:p>
          </draw:text-box>
        </draw:frame>
        <draw:frame draw:style-name="gr87" draw:text-style-name="P34" draw:layer="layout" svg:width="1.27cm" svg:height="1.168cm" svg:x="18.167cm" svg:y="7.449cm">
          <draw:text-box>
            <text:p><text:span text:style-name="T42">c</text:span><text:span text:style-name="T43">a,b</text:span><text:span text:style-name="T44">i,2,72</text:span></text:p>
          </draw:text-box>
        </draw:frame>
        <draw:frame draw:style-name="gr82" draw:text-style-name="P31" draw:layer="layout" svg:width="1.16cm" svg:height="0.849cm" svg:x="16.789cm" svg:y="7.238cm">
          <draw:text-box>
            <text:p><text:span text:style-name="T37">. . .</text:span></text:p>
          </draw:text-box>
        </draw:frame>
        <draw:custom-shape draw:style-name="gr85" draw:text-style-name="P6" draw:layer="layout" svg:width="0.127cm" svg:height="0.762cm" svg:x="15.113cm" svg:y="13.59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19.109cm" svg:y="13.597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4.967cm" svg:y="13.65cm">
          <draw:text-box>
            <text:p><text:span text:style-name="T42">c</text:span><text:span text:style-name="T43">a,b</text:span><text:span text:style-name="T44">22,23,0</text:span></text:p>
          </draw:text-box>
        </draw:frame>
        <draw:frame draw:style-name="gr87" draw:text-style-name="P34" draw:layer="layout" svg:width="1.27cm" svg:height="1.168cm" svg:x="15.767cm" svg:y="13.65cm">
          <draw:text-box>
            <text:p><text:span text:style-name="T42">c</text:span><text:span text:style-name="T43">a,b</text:span><text:span text:style-name="T44">22,23,2</text:span></text:p>
          </draw:text-box>
        </draw:frame>
        <draw:frame draw:style-name="gr87" draw:text-style-name="P34" draw:layer="layout" svg:width="1.391cm" svg:height="1.168cm" svg:x="18.167cm" svg:y="13.65cm">
          <draw:text-box>
            <text:p><text:span text:style-name="T42">c</text:span><text:span text:style-name="T43">a,b</text:span><text:span text:style-name="T44">22,23,72</text:span></text:p>
          </draw:text-box>
        </draw:frame>
        <draw:frame draw:style-name="gr82" draw:text-style-name="P31" draw:layer="layout" svg:width="1.16cm" svg:height="0.849cm" svg:x="16.789cm" svg:y="13.439cm">
          <draw:text-box>
            <text:p><text:span text:style-name="T37">. . .</text:span></text:p>
          </draw:text-box>
        </draw:frame>
        <draw:custom-shape draw:style-name="gr85" draw:text-style-name="P6" draw:layer="layout" svg:width="0.127cm" svg:height="0.762cm" svg:x="15.113cm" svg:y="17.6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19.109cm" svg:y="17.698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4.967cm" svg:y="17.751cm">
          <draw:text-box>
            <text:p><text:span text:style-name="T42">c</text:span><text:span text:style-name="T43">a,b</text:span><text:span text:style-name="T44">23,23,0</text:span></text:p>
          </draw:text-box>
        </draw:frame>
        <draw:frame draw:style-name="gr87" draw:text-style-name="P34" draw:layer="layout" svg:width="1.27cm" svg:height="1.168cm" svg:x="15.767cm" svg:y="17.751cm">
          <draw:text-box>
            <text:p><text:span text:style-name="T42">c</text:span><text:span text:style-name="T43">a,b</text:span><text:span text:style-name="T44">23,23,2</text:span></text:p>
          </draw:text-box>
        </draw:frame>
        <draw:frame draw:style-name="gr87" draw:text-style-name="P34" draw:layer="layout" svg:width="1.391cm" svg:height="1.168cm" svg:x="18.167cm" svg:y="17.751cm">
          <draw:text-box>
            <text:p><text:span text:style-name="T42">c</text:span><text:span text:style-name="T43">a,b</text:span><text:span text:style-name="T44">23,23</text:span><text:span text:style-name="T44">,72</text:span></text:p>
          </draw:text-box>
        </draw:frame>
        <draw:frame draw:style-name="gr82" draw:text-style-name="P31" draw:layer="layout" svg:width="1.16cm" svg:height="0.849cm" svg:x="16.789cm" svg:y="17.54cm">
          <draw:text-box>
            <text:p><text:span text:style-name="T37">. . .</text:span></text:p>
          </draw:text-box>
        </draw:frame>
        <draw:custom-shape draw:style-name="gr49" draw:text-style-name="P20" draw:layer="layout" svg:width="0.27cm" svg:height="0.326cm" svg:x="16.969cm" svg:y="9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6.969cm" svg:y="10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6.969cm" svg:y="11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" draw:layer="layout" svg:width="0.87cm" svg:height="0.746cm" svg:x="16.689cm" svg:y="6.14cm">
          <draw:text-box>
            <text:p>73</text:p>
          </draw:text-box>
        </draw:frame>
        <draw:frame draw:style-name="gr34" draw:text-style-name="P2" draw:layer="layout" svg:width="0.87cm" svg:height="0.746cm" svg:x="16.689cm" svg:y="12.64cm">
          <draw:text-box>
            <text:p>73</text:p>
          </draw:text-box>
        </draw:frame>
        <draw:frame draw:style-name="gr34" draw:text-style-name="P2" draw:layer="layout" svg:width="0.87cm" svg:height="0.746cm" svg:x="16.689cm" svg:y="16.64cm">
          <draw:text-box>
            <text:p>73</text:p>
          </draw:text-box>
        </draw:frame>
        <draw:frame draw:style-name="gr88" draw:text-style-name="P35" draw:layer="layout" svg:width="1.56cm" svg:height="0.852cm" svg:x="0.884cm" svg:y="3.103cm">
          <draw:text-box>
            <text:p><text:span text:style-name="T45">(1) </text:span><text:span text:style-name="T45">C</text:span><text:span text:style-name="T46">1</text:span></text:p>
          </draw:text-box>
        </draw:frame>
        <draw:frame draw:style-name="gr89" draw:text-style-name="P35" draw:layer="layout" svg:width="1.763cm" svg:height="0.852cm" svg:x="0.884cm" svg:y="6.704cm">
          <draw:text-box>
            <text:p><text:span text:style-name="T45">(2) C</text:span><text:span text:style-name="T46">12</text:span></text:p>
          </draw:text-box>
        </draw:frame>
        <draw:frame draw:style-name="gr90" draw:text-style-name="P35" draw:layer="layout" svg:width="2.534cm" svg:height="0.852cm" svg:x="0.884cm" svg:y="12.905cm">
          <draw:text-box>
            <text:p><text:span text:style-name="T45">(275) C</text:span><text:span text:style-name="T46">22,23</text:span></text:p>
          </draw:text-box>
        </draw:frame>
        <draw:frame draw:style-name="gr91" draw:text-style-name="P35" draw:layer="layout" svg:width="2.259cm" svg:height="0.852cm" svg:x="0.884cm" svg:y="17.106cm">
          <draw:text-box>
            <text:p><text:span text:style-name="T45">(276) C</text:span><text:span text:style-name="T46">23</text:span></text:p>
          </draw:text-box>
        </draw:frame>
        <draw:frame draw:style-name="gr50" draw:text-style-name="P8" draw:layer="layout" svg:width="5.461cm" svg:height="2.188cm" svg:x="2.607cm" svg:y="1.135cm">
          <draw:text-box>
            <text:p><text:span text:style-name="T7">C</text:span><text:span text:style-name="T7">el</text:span><text:span text:style-name="T7">l </text:span><text:span text:style-name="T7">A </text:span><text:span text:style-name="T7">G</text:span><text:span text:style-name="T7">r</text:span><text:span text:style-name="T7">ap</text:span><text:span text:style-name="T7">h</text:span><text:span text:style-name="T7">le</text:span><text:span text:style-name="T7">ts</text:span><text:span text:style-name="T7">(S</text:span><text:span text:style-name="T9">a</text:span><text:span text:style-name="T8">ij</text:span><text:span text:style-name="T25">)</text:span></text:p>
          </draw:text-box>
        </draw:frame>
        <draw:frame draw:style-name="gr50" draw:text-style-name="P8" draw:layer="layout" svg:width="5.461cm" svg:height="2.188cm" svg:x="8.308cm" svg:y="1.135cm">
          <draw:text-box>
            <text:p><text:span text:style-name="T7">C</text:span><text:span text:style-name="T7">el</text:span><text:span text:style-name="T7">l </text:span><text:span text:style-name="T7">B </text:span><text:span text:style-name="T7">G</text:span><text:span text:style-name="T7">r</text:span><text:span text:style-name="T7">ap</text:span><text:span text:style-name="T7">h</text:span><text:span text:style-name="T7">le</text:span><text:span text:style-name="T7">ts</text:span><text:span text:style-name="T7">(S</text:span><text:span text:style-name="T9">b</text:span><text:span text:style-name="T8">ij</text:span><text:span text:style-name="T25">)</text:span></text:p>
          </draw:text-box>
        </draw:frame>
        <draw:line draw:style-name="gr16" draw:text-style-name="P6" draw:layer="layout" svg:x1="13.3cm" svg:y1="18.187cm" svg:x2="14.78cm" svg:y2="18.217cm">
          <text:p/>
        </draw:line>
        <draw:line draw:style-name="gr16" draw:text-style-name="P6" draw:layer="layout" svg:x1="13.294cm" svg:y1="13.997cm" svg:x2="14.774cm" svg:y2="14.027cm">
          <text:p/>
        </draw:line>
        <draw:line draw:style-name="gr16" draw:text-style-name="P6" draw:layer="layout" svg:x1="13.287cm" svg:y1="7.807cm" svg:x2="14.767cm" svg:y2="7.837cm">
          <text:p/>
        </draw:line>
        <draw:line draw:style-name="gr16" draw:text-style-name="P6" draw:layer="layout" svg:x1="13.28cm" svg:y1="4.317cm" svg:x2="14.76cm" svg:y2="4.347cm">
          <text:p/>
        </draw:line>
        <draw:custom-shape draw:style-name="gr92" draw:text-style-name="P6" draw:layer="layout" svg:width="0.127cm" svg:height="3.834cm" svg:x="26.184cm" svg:y="9.096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22.042cm" svg:y="9.149cm">
          <draw:text-box>
            <text:p><text:span text:style-name="T42">c</text:span><text:span text:style-name="T43">a,b</text:span><text:span text:style-name="T44">i,1,0</text:span></text:p>
          </draw:text-box>
        </draw:frame>
        <draw:frame draw:style-name="gr87" draw:text-style-name="P34" draw:layer="layout" svg:width="1.27cm" svg:height="1.168cm" svg:x="22.742cm" svg:y="9.149cm">
          <draw:text-box>
            <text:p><text:span text:style-name="T42">c</text:span><text:span text:style-name="T43">a,b</text:span><text:span text:style-name="T44">i,1,1</text:span></text:p>
          </draw:text-box>
        </draw:frame>
        <draw:frame draw:style-name="gr87" draw:text-style-name="P34" draw:layer="layout" svg:width="1.27cm" svg:height="1.168cm" svg:x="25.242cm" svg:y="9.149cm">
          <draw:text-box>
            <text:p><text:span text:style-name="T42">c</text:span><text:span text:style-name="T43">a,b</text:span><text:span text:style-name="T44">i,1,72</text:span></text:p>
          </draw:text-box>
        </draw:frame>
        <draw:frame draw:style-name="gr82" draw:text-style-name="P31" draw:layer="layout" svg:width="1.16cm" svg:height="0.849cm" svg:x="23.864cm" svg:y="8.938cm">
          <draw:text-box>
            <text:p><text:span text:style-name="T37">. . .</text:span></text:p>
          </draw:text-box>
        </draw:frame>
        <draw:frame draw:style-name="gr34" draw:text-style-name="P2" draw:layer="layout" svg:width="0.87cm" svg:height="0.746cm" svg:x="23.764cm" svg:y="8.041cm">
          <draw:text-box>
            <text:p>73</text:p>
          </draw:text-box>
        </draw:frame>
        <draw:frame draw:style-name="gr87" draw:text-style-name="P34" draw:layer="layout" svg:width="1.27cm" svg:height="1.168cm" svg:x="22.042cm" svg:y="10.05cm">
          <draw:text-box>
            <text:p><text:span text:style-name="T42">c</text:span><text:span text:style-name="T43">a,b</text:span><text:span text:style-name="T44">i,2,0</text:span></text:p>
          </draw:text-box>
        </draw:frame>
        <draw:frame draw:style-name="gr87" draw:text-style-name="P34" draw:layer="layout" svg:width="1.27cm" svg:height="1.168cm" svg:x="22.742cm" svg:y="10.05cm">
          <draw:text-box>
            <text:p><text:span text:style-name="T42">c</text:span><text:span text:style-name="T43">a,b</text:span><text:span text:style-name="T44">i,2,1</text:span></text:p>
          </draw:text-box>
        </draw:frame>
        <draw:frame draw:style-name="gr87" draw:text-style-name="P34" draw:layer="layout" svg:width="1.27cm" svg:height="1.168cm" svg:x="25.242cm" svg:y="10.05cm">
          <draw:text-box>
            <text:p><text:span text:style-name="T42">c</text:span><text:span text:style-name="T43">a,b</text:span><text:span text:style-name="T44">i,2,72</text:span></text:p>
          </draw:text-box>
        </draw:frame>
        <draw:frame draw:style-name="gr82" draw:text-style-name="P31" draw:layer="layout" svg:width="1.16cm" svg:height="0.849cm" svg:x="23.864cm" svg:y="9.839cm">
          <draw:text-box>
            <text:p><text:span text:style-name="T37">. . .</text:span></text:p>
          </draw:text-box>
        </draw:frame>
        <draw:frame draw:style-name="gr87" draw:text-style-name="P34" draw:layer="layout" svg:width="1.27cm" svg:height="1.168cm" svg:x="22.042cm" svg:y="11.151cm">
          <draw:text-box>
            <text:p><text:span text:style-name="T42">c</text:span><text:span text:style-name="T43">a,b</text:span><text:span text:style-name="T44">22,23,0</text:span></text:p>
          </draw:text-box>
        </draw:frame>
        <draw:frame draw:style-name="gr87" draw:text-style-name="P34" draw:layer="layout" svg:width="1.27cm" svg:height="1.168cm" svg:x="22.842cm" svg:y="11.151cm">
          <draw:text-box>
            <text:p><text:span text:style-name="T42">c</text:span><text:span text:style-name="T43">a,b</text:span><text:span text:style-name="T44">22,23,2</text:span></text:p>
          </draw:text-box>
        </draw:frame>
        <draw:frame draw:style-name="gr87" draw:text-style-name="P34" draw:layer="layout" svg:width="1.391cm" svg:height="1.168cm" svg:x="25.242cm" svg:y="11.151cm">
          <draw:text-box>
            <text:p><text:span text:style-name="T42">c</text:span><text:span text:style-name="T43">a,b</text:span><text:span text:style-name="T44">22,23,72</text:span></text:p>
          </draw:text-box>
        </draw:frame>
        <draw:frame draw:style-name="gr82" draw:text-style-name="P31" draw:layer="layout" svg:width="1.16cm" svg:height="0.849cm" svg:x="23.864cm" svg:y="10.94cm">
          <draw:text-box>
            <text:p><text:span text:style-name="T37">. . .</text:span></text:p>
          </draw:text-box>
        </draw:frame>
        <draw:custom-shape draw:style-name="gr93" draw:text-style-name="P6" draw:layer="layout" svg:width="0.127cm" svg:height="3.74cm" svg:x="22.188cm" svg:y="9.1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22.042cm" svg:y="12.152cm">
          <draw:text-box>
            <text:p><text:span text:style-name="T42">c</text:span><text:span text:style-name="T43">a,b</text:span><text:span text:style-name="T44">23,23</text:span><text:span text:style-name="T44">,0</text:span></text:p>
          </draw:text-box>
        </draw:frame>
        <draw:frame draw:style-name="gr87" draw:text-style-name="P34" draw:layer="layout" svg:width="1.27cm" svg:height="1.168cm" svg:x="22.842cm" svg:y="12.152cm">
          <draw:text-box>
            <text:p><text:span text:style-name="T42">c</text:span><text:span text:style-name="T43">a,b</text:span><text:span text:style-name="T44">23,23</text:span><text:span text:style-name="T44">,2</text:span></text:p>
          </draw:text-box>
        </draw:frame>
        <draw:frame draw:style-name="gr87" draw:text-style-name="P34" draw:layer="layout" svg:width="1.391cm" svg:height="1.168cm" svg:x="25.242cm" svg:y="12.152cm">
          <draw:text-box>
            <text:p><text:span text:style-name="T42">c</text:span><text:span text:style-name="T43">a,b</text:span><text:span text:style-name="T44">23,23</text:span><text:span text:style-name="T44">,72</text:span></text:p>
          </draw:text-box>
        </draw:frame>
        <draw:frame draw:style-name="gr82" draw:text-style-name="P31" draw:layer="layout" svg:width="1.16cm" svg:height="0.849cm" svg:x="23.864cm" svg:y="11.941cm">
          <draw:text-box>
            <text:p><text:span text:style-name="T37">. . .</text:span></text:p>
          </draw:text-box>
        </draw:frame>
        <draw:frame draw:style-name="gr94" draw:text-style-name="P2" draw:layer="layout" svg:width="1.154cm" svg:height="0.746cm" svg:x="21.164cm" svg:y="10.541cm">
          <draw:text-box>
            <text:p>276</text:p>
          </draw:text-box>
        </draw:frame>
        <draw:custom-shape draw:style-name="gr95" draw:text-style-name="P6" draw:layer="layout" svg:width="1.143cm" svg:height="16.764cm" svg:x="19.669cm" svg:y="2.65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0" draw:text-style-name="P33" draw:layer="layout" svg:width="3.175cm" svg:height="1.421cm" svg:x="23.476cm" svg:y="6.139cm">
          <draw:text-box>
            <text:p><text:span text:style-name="T39">M</text:span><text:span text:style-name="T40">a,b</text:span></text:p>
          </draw:text-box>
        </draw:frame>
        <draw:line draw:style-name="gr35" draw:text-style-name="P6" draw:layer="layout" svg:x1="26.654cm" svg:y1="9.001cm" svg:x2="26.654cm" svg:y2="13.065cm">
          <text:p/>
        </draw:line>
        <draw:line draw:style-name="gr35" draw:text-style-name="P6" draw:layer="layout" svg:x1="22.312cm" svg:y1="13.391cm" svg:x2="26.4cm" svg:y2="13.319cm">
          <text:p/>
        </draw:line>
      </draw:page>
      <draw:page draw:name="page7" draw:style-name="dp1" draw:master-page-name="Default">
        <draw:frame draw:style-name="gr30" draw:text-style-name="P33" draw:layer="layout" svg:width="3.175cm" svg:height="1.421cm" svg:x="20.475cm" svg:y="0.938cm">
          <draw:text-box>
            <text:p><text:span text:style-name="T39">d</text:span><text:span text:style-name="T40">a,b</text:span><text:span text:style-name="T41">ij</text:span></text:p>
          </draw:text-box>
        </draw:frame>
        <draw:frame draw:style-name="gr9" draw:text-style-name="P2" draw:layer="layout" svg:width="1.143cm" svg:height="1.349cm" svg:x="6.338cm" svg:y="4.0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8.012cm" svg:y="2.397cm">
          <draw:text-box>
            <text:p>73</text:p>
          </draw:text-box>
        </draw:frame>
        <draw:frame draw:style-name="gr12" draw:text-style-name="P5" draw:layer="layout" svg:width="2.21cm" svg:height="1.493cm" svg:x="5.852cm" svg:y="7.173cm">
          <draw:text-box>
            <text:p><text:span text:style-name="T4">N</text:span><text:span text:style-name="T5">2</text:span><text:span text:style-name="T4">+</text:span><text:span text:style-name="T4">N</text:span><text:span text:style-name="T5">1</text:span></text:p>
          </draw:text-box>
        </draw:frame>
        <draw:frame draw:style-name="gr13" draw:text-style-name="P2" draw:layer="layout" svg:width="1.011cm" svg:height="1.229cm" svg:x="8.213cm" svg:y="5.99cm">
          <draw:text-box>
            <text:p>73</text:p>
          </draw:text-box>
        </draw:frame>
        <draw:frame draw:style-name="gr14" draw:text-style-name="P2" draw:layer="layout" svg:width="1.442cm" svg:height="1.349cm" svg:x="6.147cm" svg:y="18.54cm">
          <draw:text-box>
            <text:p>N<text:span text:style-name="T1">2</text:span><text:span text:style-name="T1">3</text:span></text:p>
          </draw:text-box>
        </draw:frame>
        <draw:frame draw:style-name="gr15" draw:text-style-name="P2" draw:layer="layout" svg:width="1.011cm" svg:height="1.23cm" svg:x="8.013cm" svg:y="16.257cm">
          <draw:text-box>
            <text:p>73</text:p>
          </draw:text-box>
        </draw:frame>
        <draw:custom-shape draw:style-name="gr49" draw:text-style-name="P20" draw:layer="layout" svg:width="0.27cm" svg:height="0.326cm" svg:x="8.468cm" svg:y="9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8.468cm" svg:y="10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8.468cm" svg:y="11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8" draw:layer="layout" svg:width="5.461cm" svg:height="2.188cm" svg:x="6.207cm" svg:y="1.135cm">
          <draw:text-box>
            <text:p><text:span text:style-name="T7">C</text:span><text:span text:style-name="T7">el</text:span><text:span text:style-name="T7">l </text:span><text:span text:style-name="T7">A </text:span><text:span text:style-name="T7">G</text:span><text:span text:style-name="T7">r</text:span><text:span text:style-name="T7">ap</text:span><text:span text:style-name="T7">h</text:span><text:span text:style-name="T7">le</text:span><text:span text:style-name="T7">ts</text:span><text:span text:style-name="T7">(S</text:span><text:span text:style-name="T9">a</text:span><text:span text:style-name="T8">ij</text:span><text:span text:style-name="T25">)</text:span></text:p>
          </draw:text-box>
        </draw:frame>
        <draw:frame draw:style-name="gr14" draw:text-style-name="P5" draw:layer="layout" svg:width="1.961cm" svg:height="1.349cm" svg:x="5.685cm" svg:y="13.941cm">
          <draw:text-box>
            <text:p><text:span text:style-name="T4">N</text:span><text:span text:style-name="T5">22</text:span><text:span text:style-name="T4">+N</text:span><text:span text:style-name="T5">2</text:span><text:span text:style-name="T5">3</text:span></text:p>
          </draw:text-box>
        </draw:frame>
        <draw:frame draw:style-name="gr15" draw:text-style-name="P2" draw:layer="layout" svg:width="1.011cm" svg:height="1.23cm" svg:x="8.051cm" svg:y="12.258cm">
          <draw:text-box>
            <text:p>73</text:p>
          </draw:text-box>
        </draw:frame>
        <draw:frame draw:style-name="gr59" draw:text-style-name="P23" draw:layer="layout" svg:width="1.075cm" svg:height="0.847cm" svg:x="7.125cm" svg:y="3.159cm">
          <draw:text-box>
            <text:p><text:span text:style-name="T28">S</text:span><text:span text:style-name="T29">1,1,1,1</text:span></text:p>
          </draw:text-box>
        </draw:frame>
        <draw:frame draw:style-name="gr59" draw:text-style-name="P23" draw:layer="layout" svg:width="1.164cm" svg:height="0.847cm" svg:x="9.325cm" svg:y="3.159cm">
          <draw:text-box>
            <text:p><text:span text:style-name="T28">S</text:span><text:span text:style-name="T29">1,1,1,73</text:span></text:p>
          </draw:text-box>
        </draw:frame>
        <draw:frame draw:style-name="gr59" draw:text-style-name="P23" draw:layer="layout" svg:width="1.306cm" svg:height="0.847cm" svg:x="9.326cm" svg:y="5.26cm">
          <draw:text-box>
            <text:p><text:span text:style-name="T28">S</text:span><text:span text:style-name="T29">1,1,N1,73</text:span></text:p>
          </draw:text-box>
        </draw:frame>
        <draw:frame draw:style-name="gr59" draw:text-style-name="P23" draw:layer="layout" svg:width="1.202cm" svg:height="0.847cm" svg:x="7.125cm" svg:y="5.259cm">
          <draw:text-box>
            <text:p><text:span text:style-name="T28">S</text:span><text:span text:style-name="T29">1,1,N1,1</text:span></text:p>
          </draw:text-box>
        </draw:frame>
        <draw:frame draw:style-name="gr59" draw:text-style-name="P24" draw:layer="layout" svg:width="1.224cm" svg:height="0.847cm" svg:x="7.257cm" svg:y="6.755cm">
          <draw:text-box>
            <text:p><text:span text:style-name="T30">S</text:span><text:span text:style-name="T31">1,2,1,1</text:span></text:p>
          </draw:text-box>
        </draw:frame>
        <draw:frame draw:style-name="gr59" draw:text-style-name="P24" draw:layer="layout" svg:width="1.033cm" svg:height="0.847cm" svg:x="9.389cm" svg:y="6.755cm">
          <draw:text-box>
            <text:p><text:span text:style-name="T30">S</text:span><text:span text:style-name="T31">1,1,1,73</text:span></text:p>
          </draw:text-box>
        </draw:frame>
        <draw:frame draw:style-name="gr59" draw:text-style-name="P25" draw:layer="layout" svg:width="1.419cm" svg:height="0.847cm" svg:x="9.135cm" svg:y="8.756cm">
          <draw:text-box>
            <text:p><text:span text:style-name="T32">S</text:span><text:span text:style-name="T33">1,2,N1+</text:span><text:span text:style-name="T33">N2,73</text:span></text:p>
          </draw:text-box>
        </draw:frame>
        <draw:frame draw:style-name="gr59" draw:text-style-name="P24" draw:layer="layout" svg:width="1.351cm" svg:height="0.847cm" svg:x="7.257cm" svg:y="8.655cm">
          <draw:text-box>
            <text:p><text:span text:style-name="T30">S</text:span><text:span text:style-name="T31">1,2,N1+</text:span><text:span text:style-name="T31">N2,1</text:span></text:p>
          </draw:text-box>
        </draw:frame>
        <draw:frame draw:style-name="gr59" draw:text-style-name="P24" draw:layer="layout" svg:width="1.224cm" svg:height="0.847cm" svg:x="7.257cm" svg:y="7.655cm">
          <draw:text-box>
            <text:p><text:span text:style-name="T30">S</text:span><text:span text:style-name="T31">1,2,N1,1</text:span></text:p>
          </draw:text-box>
        </draw:frame>
        <draw:frame draw:style-name="gr59" draw:text-style-name="P24" draw:layer="layout" svg:width="1.187cm" svg:height="0.847cm" svg:x="9.262cm" svg:y="7.656cm">
          <draw:text-box>
            <text:p><text:span text:style-name="T30">S</text:span><text:span text:style-name="T31">1,2,N1,7</text:span><text:span text:style-name="T31">3</text:span></text:p>
          </draw:text-box>
        </draw:frame>
        <draw:frame draw:style-name="gr59" draw:text-style-name="P23" draw:layer="layout" svg:width="1.644cm" svg:height="0.847cm" svg:x="7.071cm" svg:y="13.147cm">
          <draw:text-box>
            <text:p><text:span text:style-name="T28">S</text:span><text:span text:style-name="T29">22,23,1,1</text:span></text:p>
          </draw:text-box>
        </draw:frame>
        <draw:frame draw:style-name="gr60" draw:text-style-name="P23" draw:layer="layout" svg:width="1.474cm" svg:height="1.145cm" svg:x="9.15cm" svg:y="13.147cm">
          <draw:text-box>
            <text:p><text:span text:style-name="T28">S</text:span><text:span text:style-name="T29">22,23,1,</text:span><text:span text:style-name="T29">73</text:span></text:p>
          </draw:text-box>
        </draw:frame>
        <draw:frame draw:style-name="gr60" draw:text-style-name="P26" draw:layer="layout" svg:width="1.879cm" svg:height="1.145cm" svg:x="8.78cm" svg:y="15.159cm">
          <draw:text-box>
            <text:p><text:span text:style-name="T34">S</text:span><text:span text:style-name="T35">22,23,N</text:span><text:span text:style-name="T35">22+N23,7</text:span><text:span text:style-name="T35">3</text:span></text:p>
          </draw:text-box>
        </draw:frame>
        <draw:frame draw:style-name="gr59" draw:text-style-name="P26" draw:layer="layout" svg:width="2.014cm" svg:height="0.847cm" svg:x="7.071cm" svg:y="15.159cm">
          <draw:text-box>
            <text:p><text:span text:style-name="T34">S</text:span><text:span text:style-name="T35">22,23,N</text:span><text:span text:style-name="T35">22+N23,1</text:span></text:p>
          </draw:text-box>
        </draw:frame>
        <draw:frame draw:style-name="gr59" draw:text-style-name="P26" draw:layer="layout" svg:width="1.779cm" svg:height="0.847cm" svg:x="7.071cm" svg:y="14.016cm">
          <draw:text-box>
            <text:p><text:span text:style-name="T34">S</text:span><text:span text:style-name="T35">22,23,N</text:span><text:span text:style-name="T35">22,1</text:span></text:p>
          </draw:text-box>
        </draw:frame>
        <draw:frame draw:style-name="gr60" draw:text-style-name="P26" draw:layer="layout" svg:width="1.716cm" svg:height="1.145cm" svg:x="9.08cm" svg:y="14.048cm">
          <draw:text-box>
            <text:p><text:span text:style-name="T34">S</text:span><text:span text:style-name="T35">22,23,N</text:span><text:span text:style-name="T35">22,73</text:span></text:p>
          </draw:text-box>
        </draw:frame>
        <draw:frame draw:style-name="gr61" draw:text-style-name="P27" draw:layer="layout" svg:width="1.571cm" svg:height="1.016cm" svg:x="7.136cm" svg:y="16.982cm">
          <draw:text-box>
            <text:p><text:span text:style-name="T26">S</text:span><text:span text:style-name="T27">23,23,1,</text:span><text:span text:style-name="T27">1</text:span></text:p>
          </draw:text-box>
        </draw:frame>
        <draw:frame draw:style-name="gr62" draw:text-style-name="P27" draw:layer="layout" svg:width="1.483cm" svg:height="1.126cm" svg:x="9.049cm" svg:y="16.982cm">
          <draw:text-box>
            <text:p><text:span text:style-name="T26">S</text:span><text:span text:style-name="T27">23,23,1,</text:span><text:span text:style-name="T27">73</text:span></text:p>
          </draw:text-box>
        </draw:frame>
        <draw:frame draw:style-name="gr63" draw:text-style-name="P28" draw:layer="layout" svg:width="1.611cm" svg:height="1.015cm" svg:x="9.021cm" svg:y="19.262cm">
          <draw:text-box>
            <text:p><text:span text:style-name="T34">S</text:span><text:span text:style-name="T35">23,23,N</text:span><text:span text:style-name="T35">23,73</text:span></text:p>
          </draw:text-box>
        </draw:frame>
        <draw:frame draw:style-name="gr64" draw:text-style-name="P28" draw:layer="layout" svg:width="1.538cm" svg:height="1.017cm" svg:x="7.136cm" svg:y="19.233cm">
          <draw:text-box>
            <text:p><text:span text:style-name="T34">S</text:span><text:span text:style-name="T35">23,23,N</text:span><text:span text:style-name="T35">23,1</text:span></text:p>
          </draw:text-box>
        </draw:frame>
        <draw:custom-shape draw:style-name="gr81" draw:text-style-name="P29" draw:layer="layout" svg:width="0.151cm" svg:height="2.74cm" svg:x="7.295cm" svg:y="17.07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0.104cm" svg:y="17.07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8.088cm" svg:y="19.132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8.121cm 17.8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8.584cm 17.588cm)">
          <draw:text-box>
            <text:p><text:span text:style-name="T37">. . . </text:span><text:span text:style-name="T37">.</text:span></text:p>
          </draw:text-box>
        </draw:frame>
        <draw:custom-shape draw:style-name="gr81" draw:text-style-name="P29" draw:layer="layout" svg:width="0.151cm" svg:height="2.74cm" svg:x="7.295cm" svg:y="13.17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0.104cm" svg:y="13.17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7.988cm" svg:y="16.833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9.822cm 17.8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8.122cm 14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8.123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224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225cm 14.3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7.295cm" svg:y="6.7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0.104cm" svg:y="6.87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3" draw:text-style-name="P30" draw:layer="layout" svg:width="1.264cm" svg:height="1.564cm" draw:transform="rotate (-1.57952297305487) translate (8.224cm 6.975cm)">
          <draw:text-box>
            <text:p><text:span text:style-name="T38">. . .</text:span></text:p>
          </draw:text-box>
        </draw:frame>
        <draw:frame draw:style-name="gr83" draw:text-style-name="P32" draw:layer="layout" svg:width="1.264cm" svg:height="1.564cm" draw:transform="rotate (-1.57952297305487) translate (8.224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325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326cm 6.9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7.295cm" svg:y="3.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0.104cm" svg:y="3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8.088cm" svg:y="13.034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8.188cm" svg:y="15.035cm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8.585cm 13.689cm)">
          <draw:text-box>
            <text:p><text:span text:style-name="T37">. . . </text:span><text:span text:style-name="T37">.</text:span></text:p>
          </draw:text-box>
        </draw:frame>
        <draw:frame draw:style-name="gr82" draw:text-style-name="P31" draw:layer="layout" svg:width="1.16cm" svg:height="0.849cm" svg:x="8.288cm" svg:y="6.635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8.288cm" svg:y="7.5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8.288cm" svg:y="8.537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8.088cm" svg:y="2.9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8.188cm" svg:y="5.037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327cm 3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8.028cm 3.9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8.586cm 3.59cm)">
          <draw:text-box>
            <text:p><text:span text:style-name="T37">. . . </text:span><text:span text:style-name="T37">.</text:span></text:p>
          </draw:text-box>
        </draw:frame>
        <draw:frame draw:style-name="gr9" draw:text-style-name="P2" draw:layer="layout" svg:width="1.143cm" svg:height="1.349cm" svg:x="11.939cm" svg:y="4.0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13.613cm" svg:y="2.397cm">
          <draw:text-box>
            <text:p>73</text:p>
          </draw:text-box>
        </draw:frame>
        <draw:frame draw:style-name="gr12" draw:text-style-name="P5" draw:layer="layout" svg:width="2.21cm" svg:height="1.493cm" svg:x="11.753cm" svg:y="7.173cm">
          <draw:text-box>
            <text:p><text:span text:style-name="T4">N</text:span><text:span text:style-name="T5">2</text:span><text:span text:style-name="T4">+</text:span><text:span text:style-name="T4">N</text:span><text:span text:style-name="T5">1</text:span></text:p>
          </draw:text-box>
        </draw:frame>
        <draw:frame draw:style-name="gr13" draw:text-style-name="P2" draw:layer="layout" svg:width="1.011cm" svg:height="1.229cm" svg:x="13.814cm" svg:y="5.99cm">
          <draw:text-box>
            <text:p>73</text:p>
          </draw:text-box>
        </draw:frame>
        <draw:frame draw:style-name="gr14" draw:text-style-name="P2" draw:layer="layout" svg:width="1.442cm" svg:height="1.349cm" svg:x="11.748cm" svg:y="18.54cm">
          <draw:text-box>
            <text:p>N<text:span text:style-name="T1">2</text:span><text:span text:style-name="T1">3</text:span></text:p>
          </draw:text-box>
        </draw:frame>
        <draw:frame draw:style-name="gr15" draw:text-style-name="P2" draw:layer="layout" svg:width="1.011cm" svg:height="1.23cm" svg:x="13.614cm" svg:y="16.257cm">
          <draw:text-box>
            <text:p>73</text:p>
          </draw:text-box>
        </draw:frame>
        <draw:custom-shape draw:style-name="gr49" draw:text-style-name="P20" draw:layer="layout" svg:width="0.27cm" svg:height="0.326cm" svg:x="14.069cm" svg:y="9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4.069cm" svg:y="10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4.069cm" svg:y="11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.961cm" svg:height="1.349cm" svg:x="11.586cm" svg:y="13.941cm">
          <draw:text-box>
            <text:p><text:span text:style-name="T4">N</text:span><text:span text:style-name="T5">22</text:span><text:span text:style-name="T4">+N</text:span><text:span text:style-name="T5">2</text:span><text:span text:style-name="T5">3</text:span></text:p>
          </draw:text-box>
        </draw:frame>
        <draw:frame draw:style-name="gr15" draw:text-style-name="P2" draw:layer="layout" svg:width="1.011cm" svg:height="1.23cm" svg:x="13.652cm" svg:y="12.258cm">
          <draw:text-box>
            <text:p>73</text:p>
          </draw:text-box>
        </draw:frame>
        <draw:frame draw:style-name="gr59" draw:text-style-name="P23" draw:layer="layout" svg:width="1.075cm" svg:height="0.847cm" svg:x="12.726cm" svg:y="3.159cm">
          <draw:text-box>
            <text:p><text:span text:style-name="T28">S</text:span><text:span text:style-name="T29">1,1,1,1</text:span></text:p>
          </draw:text-box>
        </draw:frame>
        <draw:frame draw:style-name="gr59" draw:text-style-name="P23" draw:layer="layout" svg:width="1.164cm" svg:height="0.847cm" svg:x="14.926cm" svg:y="3.159cm">
          <draw:text-box>
            <text:p><text:span text:style-name="T28">S</text:span><text:span text:style-name="T29">1,1,1,73</text:span></text:p>
          </draw:text-box>
        </draw:frame>
        <draw:frame draw:style-name="gr59" draw:text-style-name="P23" draw:layer="layout" svg:width="1.306cm" svg:height="0.847cm" svg:x="14.927cm" svg:y="5.26cm">
          <draw:text-box>
            <text:p><text:span text:style-name="T28">S</text:span><text:span text:style-name="T29">1,1,N1,73</text:span></text:p>
          </draw:text-box>
        </draw:frame>
        <draw:frame draw:style-name="gr59" draw:text-style-name="P23" draw:layer="layout" svg:width="1.202cm" svg:height="0.847cm" svg:x="12.726cm" svg:y="5.259cm">
          <draw:text-box>
            <text:p><text:span text:style-name="T28">S</text:span><text:span text:style-name="T29">1,1,N1,1</text:span></text:p>
          </draw:text-box>
        </draw:frame>
        <draw:frame draw:style-name="gr59" draw:text-style-name="P24" draw:layer="layout" svg:width="1.224cm" svg:height="0.847cm" svg:x="12.858cm" svg:y="6.755cm">
          <draw:text-box>
            <text:p><text:span text:style-name="T30">S</text:span><text:span text:style-name="T31">1,2,1,1</text:span></text:p>
          </draw:text-box>
        </draw:frame>
        <draw:frame draw:style-name="gr59" draw:text-style-name="P24" draw:layer="layout" svg:width="1.033cm" svg:height="0.847cm" svg:x="14.99cm" svg:y="6.755cm">
          <draw:text-box>
            <text:p><text:span text:style-name="T30">S</text:span><text:span text:style-name="T31">1,1,1,73</text:span></text:p>
          </draw:text-box>
        </draw:frame>
        <draw:frame draw:style-name="gr59" draw:text-style-name="P25" draw:layer="layout" svg:width="1.419cm" svg:height="0.847cm" svg:x="14.736cm" svg:y="8.756cm">
          <draw:text-box>
            <text:p><text:span text:style-name="T32">S</text:span><text:span text:style-name="T33">1,2,N1+</text:span><text:span text:style-name="T33">N2,73</text:span></text:p>
          </draw:text-box>
        </draw:frame>
        <draw:frame draw:style-name="gr59" draw:text-style-name="P24" draw:layer="layout" svg:width="1.351cm" svg:height="0.847cm" svg:x="12.858cm" svg:y="8.655cm">
          <draw:text-box>
            <text:p><text:span text:style-name="T30">S</text:span><text:span text:style-name="T31">1,2,N1+</text:span><text:span text:style-name="T31">N2,1</text:span></text:p>
          </draw:text-box>
        </draw:frame>
        <draw:frame draw:style-name="gr59" draw:text-style-name="P24" draw:layer="layout" svg:width="1.224cm" svg:height="0.847cm" svg:x="12.858cm" svg:y="7.655cm">
          <draw:text-box>
            <text:p><text:span text:style-name="T30">S</text:span><text:span text:style-name="T31">1,2,N1,1</text:span></text:p>
          </draw:text-box>
        </draw:frame>
        <draw:frame draw:style-name="gr59" draw:text-style-name="P24" draw:layer="layout" svg:width="1.187cm" svg:height="0.847cm" svg:x="14.863cm" svg:y="7.656cm">
          <draw:text-box>
            <text:p><text:span text:style-name="T30">S</text:span><text:span text:style-name="T31">1,2,N1,7</text:span><text:span text:style-name="T31">3</text:span></text:p>
          </draw:text-box>
        </draw:frame>
        <draw:frame draw:style-name="gr59" draw:text-style-name="P23" draw:layer="layout" svg:width="1.644cm" svg:height="0.847cm" svg:x="12.672cm" svg:y="13.147cm">
          <draw:text-box>
            <text:p><text:span text:style-name="T28">S</text:span><text:span text:style-name="T29">22,23,1,1</text:span></text:p>
          </draw:text-box>
        </draw:frame>
        <draw:frame draw:style-name="gr60" draw:text-style-name="P23" draw:layer="layout" svg:width="1.474cm" svg:height="1.145cm" svg:x="14.751cm" svg:y="13.147cm">
          <draw:text-box>
            <text:p><text:span text:style-name="T28">S</text:span><text:span text:style-name="T29">22,23,1,</text:span><text:span text:style-name="T29">73</text:span></text:p>
          </draw:text-box>
        </draw:frame>
        <draw:frame draw:style-name="gr60" draw:text-style-name="P26" draw:layer="layout" svg:width="1.879cm" svg:height="1.145cm" svg:x="14.381cm" svg:y="15.159cm">
          <draw:text-box>
            <text:p><text:span text:style-name="T34">S</text:span><text:span text:style-name="T35">22,23,N</text:span><text:span text:style-name="T35">22+N23,7</text:span><text:span text:style-name="T35">3</text:span></text:p>
          </draw:text-box>
        </draw:frame>
        <draw:frame draw:style-name="gr59" draw:text-style-name="P26" draw:layer="layout" svg:width="2.014cm" svg:height="0.847cm" svg:x="12.672cm" svg:y="15.159cm">
          <draw:text-box>
            <text:p><text:span text:style-name="T34">S</text:span><text:span text:style-name="T35">22,23,N</text:span><text:span text:style-name="T35">22+N23,1</text:span></text:p>
          </draw:text-box>
        </draw:frame>
        <draw:frame draw:style-name="gr59" draw:text-style-name="P26" draw:layer="layout" svg:width="1.779cm" svg:height="0.847cm" svg:x="12.672cm" svg:y="14.016cm">
          <draw:text-box>
            <text:p><text:span text:style-name="T34">S</text:span><text:span text:style-name="T35">22,23,N</text:span><text:span text:style-name="T35">22,1</text:span></text:p>
          </draw:text-box>
        </draw:frame>
        <draw:frame draw:style-name="gr60" draw:text-style-name="P26" draw:layer="layout" svg:width="1.716cm" svg:height="1.145cm" svg:x="14.681cm" svg:y="14.048cm">
          <draw:text-box>
            <text:p><text:span text:style-name="T34">S</text:span><text:span text:style-name="T35">22,23,N</text:span><text:span text:style-name="T35">22,73</text:span></text:p>
          </draw:text-box>
        </draw:frame>
        <draw:frame draw:style-name="gr61" draw:text-style-name="P27" draw:layer="layout" svg:width="1.571cm" svg:height="1.016cm" svg:x="12.737cm" svg:y="16.982cm">
          <draw:text-box>
            <text:p><text:span text:style-name="T26">S</text:span><text:span text:style-name="T27">23,23,1,</text:span><text:span text:style-name="T27">1</text:span></text:p>
          </draw:text-box>
        </draw:frame>
        <draw:frame draw:style-name="gr62" draw:text-style-name="P27" draw:layer="layout" svg:width="1.483cm" svg:height="1.126cm" svg:x="14.65cm" svg:y="16.982cm">
          <draw:text-box>
            <text:p><text:span text:style-name="T26">S</text:span><text:span text:style-name="T27">23,23,1,</text:span><text:span text:style-name="T27">73</text:span></text:p>
          </draw:text-box>
        </draw:frame>
        <draw:frame draw:style-name="gr63" draw:text-style-name="P28" draw:layer="layout" svg:width="1.611cm" svg:height="1.015cm" svg:x="14.622cm" svg:y="19.262cm">
          <draw:text-box>
            <text:p><text:span text:style-name="T34">S</text:span><text:span text:style-name="T35">23,23,N</text:span><text:span text:style-name="T35">23,73</text:span></text:p>
          </draw:text-box>
        </draw:frame>
        <draw:frame draw:style-name="gr64" draw:text-style-name="P28" draw:layer="layout" svg:width="1.538cm" svg:height="1.017cm" svg:x="12.737cm" svg:y="19.233cm">
          <draw:text-box>
            <text:p><text:span text:style-name="T34">S</text:span><text:span text:style-name="T35">23,23,N</text:span><text:span text:style-name="T35">23,1</text:span></text:p>
          </draw:text-box>
        </draw:frame>
        <draw:custom-shape draw:style-name="gr81" draw:text-style-name="P29" draw:layer="layout" svg:width="0.151cm" svg:height="2.74cm" svg:x="12.896cm" svg:y="17.07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5.705cm" svg:y="17.07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3.689cm" svg:y="19.132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3.722cm 17.8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4.185cm 17.588cm)">
          <draw:text-box>
            <text:p><text:span text:style-name="T37">. . . </text:span><text:span text:style-name="T37">.</text:span></text:p>
          </draw:text-box>
        </draw:frame>
        <draw:custom-shape draw:style-name="gr81" draw:text-style-name="P29" draw:layer="layout" svg:width="0.151cm" svg:height="2.74cm" svg:x="12.896cm" svg:y="13.17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5.705cm" svg:y="13.17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3.589cm" svg:y="16.833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5.423cm 17.8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3.723cm 14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3.724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5.825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5.826cm 14.3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12.896cm" svg:y="6.7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5.705cm" svg:y="6.87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3" draw:text-style-name="P30" draw:layer="layout" svg:width="1.264cm" svg:height="1.564cm" draw:transform="rotate (-1.57952297305487) translate (13.825cm 6.975cm)">
          <draw:text-box>
            <text:p><text:span text:style-name="T38">. . .</text:span></text:p>
          </draw:text-box>
        </draw:frame>
        <draw:frame draw:style-name="gr83" draw:text-style-name="P32" draw:layer="layout" svg:width="1.264cm" svg:height="1.564cm" draw:transform="rotate (-1.57952297305487) translate (13.825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5.926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5.927cm 6.9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12.896cm" svg:y="3.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5.705cm" svg:y="3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3.689cm" svg:y="13.034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3.789cm" svg:y="15.035cm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4.186cm 13.689cm)">
          <draw:text-box>
            <text:p><text:span text:style-name="T37">. . . </text:span><text:span text:style-name="T37">.</text:span></text:p>
          </draw:text-box>
        </draw:frame>
        <draw:frame draw:style-name="gr82" draw:text-style-name="P31" draw:layer="layout" svg:width="1.16cm" svg:height="0.849cm" svg:x="13.889cm" svg:y="6.635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3.889cm" svg:y="7.5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3.889cm" svg:y="8.537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3.689cm" svg:y="2.9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3.789cm" svg:y="5.037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5.928cm 3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3.629cm 3.9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4.187cm 3.59cm)">
          <draw:text-box>
            <text:p><text:span text:style-name="T37">. . . </text:span><text:span text:style-name="T37">.</text:span></text:p>
          </draw:text-box>
        </draw:frame>
        <draw:custom-shape draw:style-name="gr85" draw:text-style-name="P6" draw:layer="layout" svg:width="0.127cm" svg:height="0.762cm" svg:x="19.113cm" svg:y="3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24.109cm" svg:y="3.795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8.967cm" svg:y="3.848cm">
          <draw:text-box>
            <text:p><text:span text:style-name="T42">d</text:span><text:span text:style-name="T43">a,b</text:span><text:span text:style-name="T44">i,1,1</text:span></text:p>
          </draw:text-box>
        </draw:frame>
        <draw:frame draw:style-name="gr87" draw:text-style-name="P34" draw:layer="layout" svg:width="1.27cm" svg:height="1.168cm" svg:x="19.867cm" svg:y="3.848cm">
          <draw:text-box>
            <text:p><text:span text:style-name="T42">d</text:span><text:span text:style-name="T43">a,b</text:span><text:span text:style-name="T44">i,1,1</text:span></text:p>
          </draw:text-box>
        </draw:frame>
        <draw:frame draw:style-name="gr87" draw:text-style-name="P34" draw:layer="layout" svg:width="1.27cm" svg:height="1.168cm" svg:x="23.167cm" svg:y="3.848cm">
          <draw:text-box>
            <text:p><text:span text:style-name="T42">d</text:span><text:span text:style-name="T43">a,b</text:span><text:span text:style-name="T44">i,1,</text:span><text:span text:style-name="T44">N1</text:span></text:p>
          </draw:text-box>
        </draw:frame>
        <draw:frame draw:style-name="gr82" draw:text-style-name="P31" draw:layer="layout" svg:width="1.16cm" svg:height="0.849cm" svg:x="21.389cm" svg:y="3.637cm">
          <draw:text-box>
            <text:p><text:span text:style-name="T37">. . .</text:span></text:p>
          </draw:text-box>
        </draw:frame>
        <draw:frame draw:style-name="gr96" draw:text-style-name="P2" draw:layer="layout" svg:width="0.921cm" svg:height="0.852cm" svg:x="20.689cm" svg:y="2.54cm">
          <draw:text-box>
            <text:p>N<text:span text:style-name="T1">1</text:span></text:p>
          </draw:text-box>
        </draw:frame>
        <draw:custom-shape draw:style-name="gr85" draw:text-style-name="P6" draw:layer="layout" svg:width="0.127cm" svg:height="0.762cm" svg:x="19.113cm" svg:y="7.39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24.109cm" svg:y="7.396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8.967cm" svg:y="7.449cm">
          <draw:text-box>
            <text:p><text:span text:style-name="T42">d</text:span><text:span text:style-name="T43">a,b</text:span><text:span text:style-name="T44">i,2,1</text:span></text:p>
          </draw:text-box>
        </draw:frame>
        <draw:frame draw:style-name="gr87" draw:text-style-name="P34" draw:layer="layout" svg:width="1.27cm" svg:height="1.168cm" svg:x="19.767cm" svg:y="7.449cm">
          <draw:text-box>
            <text:p><text:span text:style-name="T42">d</text:span><text:span text:style-name="T43">a,b</text:span><text:span text:style-name="T44">i,2,1</text:span></text:p>
          </draw:text-box>
        </draw:frame>
        <draw:frame draw:style-name="gr87" draw:text-style-name="P34" draw:layer="layout" svg:width="1.482cm" svg:height="1.168cm" svg:x="22.955cm" svg:y="7.449cm">
          <draw:text-box>
            <text:p><text:span text:style-name="T42">d</text:span><text:span text:style-name="T43">a,b</text:span><text:span text:style-name="T44">i,2,</text:span><text:span text:style-name="T44">N1+N2</text:span></text:p>
          </draw:text-box>
        </draw:frame>
        <draw:frame draw:style-name="gr82" draw:text-style-name="P31" draw:layer="layout" svg:width="1.16cm" svg:height="0.849cm" svg:x="22.23cm" svg:y="7.263cm">
          <draw:text-box>
            <text:p><text:span text:style-name="T37">. . .</text:span></text:p>
          </draw:text-box>
        </draw:frame>
        <draw:custom-shape draw:style-name="gr85" draw:text-style-name="P6" draw:layer="layout" svg:width="0.127cm" svg:height="0.762cm" svg:x="19.113cm" svg:y="13.59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24.109cm" svg:y="13.597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8.967cm" svg:y="13.65cm">
          <draw:text-box>
            <text:p><text:span text:style-name="T42">d</text:span><text:span text:style-name="T43">a,b</text:span><text:span text:style-name="T47">22,</text:span><text:span text:style-name="T47">23,0</text:span></text:p>
          </draw:text-box>
        </draw:frame>
        <draw:frame draw:style-name="gr87" draw:text-style-name="P34" draw:layer="layout" svg:width="1.27cm" svg:height="1.168cm" svg:x="19.767cm" svg:y="13.65cm">
          <draw:text-box>
            <text:p><text:span text:style-name="T42">d</text:span><text:span text:style-name="T43">a,b</text:span><text:span text:style-name="T47">22,</text:span><text:span text:style-name="T47">23,2</text:span></text:p>
          </draw:text-box>
        </draw:frame>
        <draw:frame draw:style-name="gr87" draw:text-style-name="P34" draw:layer="layout" svg:width="1.784cm" svg:height="1.168cm" svg:x="22.874cm" svg:y="13.65cm">
          <draw:text-box>
            <text:p><text:span text:style-name="T42">d</text:span><text:span text:style-name="T43">a,b</text:span><text:span text:style-name="T47">22,</text:span><text:span text:style-name="T47">23,N22+</text:span><text:span text:style-name="T47">N23</text:span></text:p>
          </draw:text-box>
        </draw:frame>
        <draw:frame draw:style-name="gr82" draw:text-style-name="P31" draw:layer="layout" svg:width="1.16cm" svg:height="0.849cm" svg:x="20.589cm" svg:y="13.439cm">
          <draw:text-box>
            <text:p><text:span text:style-name="T37">. . .</text:span></text:p>
          </draw:text-box>
        </draw:frame>
        <draw:custom-shape draw:style-name="gr85" draw:text-style-name="P6" draw:layer="layout" svg:width="0.127cm" svg:height="0.762cm" svg:x="19.113cm" svg:y="17.6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24.109cm" svg:y="17.698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8.967cm" svg:y="17.751cm">
          <draw:text-box>
            <text:p><text:span text:style-name="T42">d</text:span><text:span text:style-name="T43">a,b</text:span><text:span text:style-name="T44">23,2</text:span><text:span text:style-name="T44">3,0</text:span></text:p>
          </draw:text-box>
        </draw:frame>
        <draw:frame draw:style-name="gr87" draw:text-style-name="P34" draw:layer="layout" svg:width="1.27cm" svg:height="1.168cm" svg:x="19.867cm" svg:y="17.751cm">
          <draw:text-box>
            <text:p><text:span text:style-name="T42">d</text:span><text:span text:style-name="T43">a,b</text:span><text:span text:style-name="T44">23,2</text:span><text:span text:style-name="T44">3,2</text:span></text:p>
          </draw:text-box>
        </draw:frame>
        <draw:frame draw:style-name="gr87" draw:text-style-name="P34" draw:layer="layout" svg:width="1.391cm" svg:height="1.168cm" svg:x="23.067cm" svg:y="17.751cm">
          <draw:text-box>
            <text:p><text:span text:style-name="T42">d</text:span><text:span text:style-name="T43">a,b</text:span><text:span text:style-name="T44">23,2</text:span><text:span text:style-name="T44">3,N23</text:span></text:p>
          </draw:text-box>
        </draw:frame>
        <draw:frame draw:style-name="gr82" draw:text-style-name="P31" draw:layer="layout" svg:width="1.16cm" svg:height="0.849cm" svg:x="21.489cm" svg:y="17.54cm">
          <draw:text-box>
            <text:p><text:span text:style-name="T37">. . .</text:span></text:p>
          </draw:text-box>
        </draw:frame>
        <draw:custom-shape draw:style-name="gr49" draw:text-style-name="P20" draw:layer="layout" svg:width="0.27cm" svg:height="0.326cm" svg:x="20.969cm" svg:y="9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20.969cm" svg:y="10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20.969cm" svg:y="11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2" draw:layer="layout" svg:width="1.866cm" svg:height="0.852cm" svg:x="20.689cm" svg:y="6.14cm">
          <draw:text-box>
            <text:p>N1 + N<text:span text:style-name="T1">2</text:span></text:p>
          </draw:text-box>
        </draw:frame>
        <draw:frame draw:style-name="gr98" draw:text-style-name="P2" draw:layer="layout" svg:width="1.853cm" svg:height="0.852cm" svg:x="20.689cm" svg:y="12.64cm">
          <draw:text-box>
            <text:p>N<text:span text:style-name="T1">2</text:span><text:span text:style-name="T1">2</text:span><text:span text:style-name="T48">+</text:span>N<text:span text:style-name="T1">2</text:span><text:span text:style-name="T1">3</text:span></text:p>
          </draw:text-box>
        </draw:frame>
        <draw:frame draw:style-name="gr99" draw:text-style-name="P2" draw:layer="layout" svg:width="1.048cm" svg:height="0.852cm" svg:x="20.689cm" svg:y="16.64cm">
          <draw:text-box>
            <text:p>N<text:span text:style-name="T1">2</text:span><text:span text:style-name="T1">3</text:span></text:p>
          </draw:text-box>
        </draw:frame>
        <draw:frame draw:style-name="gr100" draw:text-style-name="P35" draw:layer="layout" svg:width="3.821cm" svg:height="0.852cm" svg:x="4.184cm" svg:y="4.203cm">
          <draw:text-box>
            <text:p><text:span text:style-name="T45">C</text:span><text:span text:style-name="T46">1</text:span></text:p>
          </draw:text-box>
        </draw:frame>
        <draw:frame draw:style-name="gr101" draw:text-style-name="P35" draw:layer="layout" svg:width="4.024cm" svg:height="0.852cm" svg:x="4.184cm" svg:y="7.404cm">
          <draw:text-box>
            <text:p><text:span text:style-name="T45">C</text:span><text:span text:style-name="T46">12</text:span></text:p>
          </draw:text-box>
        </draw:frame>
        <draw:frame draw:style-name="gr102" draw:text-style-name="P35" draw:layer="layout" svg:width="4.858cm" svg:height="0.852cm" svg:x="4.184cm" svg:y="14.105cm">
          <draw:text-box>
            <text:p><text:span text:style-name="T45">C</text:span><text:span text:style-name="T46">2</text:span><text:span text:style-name="T46">2,23</text:span></text:p>
          </draw:text-box>
        </draw:frame>
        <draw:frame draw:style-name="gr103" draw:text-style-name="P35" draw:layer="layout" svg:width="4.46cm" svg:height="0.852cm" svg:x="4.184cm" svg:y="18.406cm">
          <draw:text-box>
            <text:p><text:span text:style-name="T45">C</text:span><text:span text:style-name="T46">2</text:span><text:span text:style-name="T46">3</text:span></text:p>
          </draw:text-box>
        </draw:frame>
        <draw:frame draw:style-name="gr87" draw:text-style-name="P34" draw:layer="layout" svg:width="1.482cm" svg:height="1.168cm" svg:x="21.255cm" svg:y="7.449cm">
          <draw:text-box>
            <text:p><text:span text:style-name="T42">d</text:span><text:span text:style-name="T43">a,b</text:span><text:span text:style-name="T44">i,2,</text:span><text:span text:style-name="T44">N1</text:span></text:p>
          </draw:text-box>
        </draw:frame>
        <draw:frame draw:style-name="gr82" draw:text-style-name="P31" draw:layer="layout" svg:width="1.16cm" svg:height="0.849cm" svg:x="20.43cm" svg:y="7.264cm">
          <draw:text-box>
            <text:p><text:span text:style-name="T37">. . .</text:span></text:p>
          </draw:text-box>
        </draw:frame>
        <draw:frame draw:style-name="gr87" draw:text-style-name="P34" draw:layer="layout" svg:width="1.784cm" svg:height="1.168cm" svg:x="21.274cm" svg:y="13.65cm">
          <draw:text-box>
            <text:p><text:span text:style-name="T42">d</text:span><text:span text:style-name="T43">a,b</text:span><text:span text:style-name="T47">22,</text:span><text:span text:style-name="T47">23,N22</text:span></text:p>
          </draw:text-box>
        </draw:frame>
        <draw:frame draw:style-name="gr82" draw:text-style-name="P31" draw:layer="layout" svg:width="1.16cm" svg:height="0.849cm" svg:x="22.189cm" svg:y="13.44cm">
          <draw:text-box>
            <text:p><text:span text:style-name="T37">. . .</text:span></text:p>
          </draw:text-box>
        </draw:frame>
        <draw:frame draw:style-name="gr50" draw:text-style-name="P8" draw:layer="layout" svg:width="5.461cm" svg:height="2.188cm" svg:x="11.608cm" svg:y="1.135cm">
          <draw:text-box>
            <text:p><text:span text:style-name="T7">C</text:span><text:span text:style-name="T7">el</text:span><text:span text:style-name="T7">l </text:span><text:span text:style-name="T7">B </text:span><text:span text:style-name="T7">G</text:span><text:span text:style-name="T7">r</text:span><text:span text:style-name="T7">ap</text:span><text:span text:style-name="T7">h</text:span><text:span text:style-name="T7">le</text:span><text:span text:style-name="T7">ts</text:span><text:span text:style-name="T7">(S</text:span><text:span text:style-name="T9">b</text:span><text:span text:style-name="T8">ij</text:span><text:span text:style-name="T25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08 SC3" svg:font-family="'EB Garamond 08 SC'" style:font-pitch="variable"/>
    <style:font-face style:name="EB Garamond 08 SC2" svg:font-family="'EB Garamond 08 SC'" style:font-adornments="08 SC Regular" style:font-pitch="variable"/>
    <style:font-face style:name="Latin Modern Math1" svg:font-family="'Latin Modern Math'" style:font-pitch="variable"/>
    <style:font-face style:name="Latin Modern Math" svg:font-family="'Latin Modern Math'" style:font-adornments="08 SC Regular" style:font-pitch="variable"/>
    <style:font-face style:name="EB Garamond 08 SC" svg:font-family="'EB Garamond 08 SC'" style:font-family-generic="roman" style:font-pitch="variable"/>
    <style:font-face style:name="EB Garamond 08 SC1" svg:font-family="'EB Garamond 08 SC'" style:font-adornments="08 SC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08 SC Regular" style:font-family-generic="swiss" style:font-pitch="variable"/>
    <style:font-face style:name="EB Garamond 08 SC4" svg:font-family="'EB Garamond 08 SC'" style:font-adornments="08 SC 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08 SC2" fo:font-family="'EB Garamond 08 SC'" style:font-style-name="08 SC Regular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07:40:08.612548629</meta:creation-date>
    <dc:date>2018-03-26T22:27:18.350383508</dc:date>
    <meta:editing-duration>P1DT1H24M22S</meta:editing-duration>
    <meta:editing-cycles>65</meta:editing-cycles>
    <meta:generator>LibreOffice/5.1.6.2$Linux_X86_64 LibreOffice_project/10m0$Build-2</meta:generator>
    <meta:document-statistic meta:object-count="912"/>
  </office:meta>
</office:document-meta>
</file>